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2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93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9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9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9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10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3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7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18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9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0" style:family="table-cell" style:parent-style-name="_21315__20998__20301__91_0_93__32_2_32_2" style:data-style-name="N51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1" style:family="table-cell" style:parent-style-name="_21315__20998__20301__91_0_93__32_2_32_2" style:data-style-name="N51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2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3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4" style:family="table-cell" style:parent-style-name="_21315__20998__20301__91_0_93__32_2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32_2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7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28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9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1" style:family="table-cell" style:parent-style-name="_21315__20998__20301__91_0_93__32_2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_32_2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4" style:family="table-cell" style:parent-style-name="Default" style:data-style-name="N0">
      <style:table-cell-properties style:vertical-align="middle" fo:background-color="transparent"/>
    </style:style>
    <style:style style:name="ce135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38" style:family="table-cell" style:parent-style-name="Default" style:data-style-name="N0">
      <style:table-cell-properties style:vertical-align="middle" fo:background-color="transparent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40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4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4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6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7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8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50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1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52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53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4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5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5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76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79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3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5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9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9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9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9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9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8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0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3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5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6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7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8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9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1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2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9.9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9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9" table:default-cell-style-name="ce21"/>
        <table:table-column table:style-name="co12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207">
            <text:p>年<text:s text:c="2"/>月 <text:s/>別</text:p>
          </table:table-cell>
          <table:table-cell office:value-type="string" table:number-columns-spanned="1" table:number-rows-spanned="2" table:style-name="ce208">
            <text:p>性別</text:p>
          </table:table-cell>
          <table:table-cell office:value-type="string" table:number-columns-spanned="1" table:number-rows-spanned="2" table:style-name="ce209">
            <text:p>遷<text:span text:style-name="T2"><text:s text:c="2"/></text:span>入</text:p>
          </table:table-cell>
          <table:table-cell office:value-type="string" table:number-columns-spanned="1" table:number-rows-spanned="2" table:style-name="ce210">
            <text:p>遷<text:span text:style-name="T2"><text:s text:c="2"/></text:span>出</text:p>
          </table:table-cell>
          <table:table-cell office:value-type="string" table:number-columns-spanned="1" table:number-rows-spanned="2" table:style-name="ce210">
            <text:p>出<text:span text:style-name="T2"><text:s text:c="2"/></text:span>生</text:p>
          </table:table-cell>
          <table:table-cell office:value-type="string" table:number-columns-spanned="1" table:number-rows-spanned="2" table:style-name="ce210">
            <text:p>死<text:span text:style-name="T2"><text:s text:c="2"/></text:span>亡</text:p>
          </table:table-cell>
          <table:table-cell office:value-type="string" table:number-columns-spanned="1" table:number-rows-spanned="2" table:style-name="ce210">
            <text:p>認<text:span text:style-name="T2"><text:s text:c="2"/></text:span>領</text:p>
          </table:table-cell>
          <table:table-cell office:value-type="string" table:number-columns-spanned="1" table:number-rows-spanned="2" table:style-name="ce210">
            <text:p>收<text:span text:style-name="T2"><text:s text:c="2"/></text:span>養</text:p>
          </table:table-cell>
          <table:table-cell office:value-type="string" table:number-columns-spanned="1" table:number-rows-spanned="2" table:style-name="ce205">
            <text:p>終止收養</text:p>
          </table:table-cell>
          <table:table-cell office:value-type="string" table:number-columns-spanned="1" table:number-rows-spanned="2" table:style-name="ce206">
            <text:p>監護</text:p>
          </table:table-cell>
          <table:table-cell office:value-type="string" table:number-columns-spanned="1" table:number-rows-spanned="2" table:style-name="ce206">
            <text:p>輔助</text:p>
          </table:table-cell>
          <table:table-cell office:value-type="string" table:number-columns-spanned="1" table:number-rows-spanned="2" table:style-name="ce205">
            <text:p>未成年子女</text:p>
            <text:p>權利義務行使負擔</text:p>
          </table:table-cell>
          <table:table-cell office:value-type="string" table:number-columns-spanned="3" table:number-rows-spanned="1" table:style-name="ce206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04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<text:s text:c="3"/>1,635,617</text:p>
          </table:table-cell>
          <table:table-cell office:value-type="float" office:value="1598111" table:style-name="ce33">
            <text:p><text:s text:c="3"/>1,598,111</text:p>
          </table:table-cell>
          <table:table-cell office:value-type="float" office:value="271450" table:style-name="ce33">
            <text:p><text:s text:c="3"/>271,450</text:p>
          </table:table-cell>
          <table:table-cell office:value-type="float" office:value="123180" table:style-name="ce33">
            <text:p><text:s text:c="3"/>123,180</text:p>
          </table:table-cell>
          <table:table-cell office:value-type="float" office:value="5340" table:style-name="ce33">
            <text:p><text:s text:c="3"/>5,340</text:p>
          </table:table-cell>
          <table:table-cell office:value-type="float" office:value="4083" table:style-name="ce33">
            <text:p><text:s text:c="3"/>4,083</text:p>
          </table:table-cell>
          <table:table-cell office:value-type="float" office:value="913" table:style-name="ce33">
            <text:p><text:s text:c="3"/>913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45976" table:style-name="ce35">
            <text:p><text:s text:c="3"/>145,976</text:p>
          </table:table-cell>
          <table:table-cell table:number-columns-repeated="2" table:style-name="ce33"/>
          <table:table-cell office:value-type="float" office:value="43603" table:style-name="ce33">
            <text:p><text:s text:c="3"/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<text:s text:c="3"/>745,645</text:p>
          </table:table-cell>
          <table:table-cell office:value-type="float" office:value="730863" table:style-name="ce39">
            <text:p><text:s text:c="3"/>730,863</text:p>
          </table:table-cell>
          <table:table-cell office:value-type="float" office:value="141462" table:style-name="ce39">
            <text:p><text:s text:c="3"/>141,462</text:p>
          </table:table-cell>
          <table:table-cell office:value-type="float" office:value="76600" table:style-name="ce39">
            <text:p><text:s text:c="3"/>76,600</text:p>
          </table:table-cell>
          <table:table-cell office:value-type="float" office:value="2750" table:style-name="ce39">
            <text:p><text:s text:c="3"/>2,750</text:p>
          </table:table-cell>
          <table:table-cell office:value-type="float" office:value="1864" table:style-name="ce39">
            <text:p><text:s text:c="3"/>1,864</text:p>
          </table:table-cell>
          <table:table-cell office:value-type="float" office:value="460" table:style-name="ce39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<text:s text:c="3"/>889,972</text:p>
          </table:table-cell>
          <table:table-cell office:value-type="float" office:value="867248" table:style-name="ce44">
            <text:p><text:s text:c="3"/>867,248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46580" table:style-name="ce45">
            <text:p><text:s text:c="3"/>46,580</text:p>
          </table:table-cell>
          <table:table-cell office:value-type="float" office:value="2590" table:style-name="ce45">
            <text:p><text:s text:c="3"/>2,590</text:p>
          </table:table-cell>
          <table:table-cell office:value-type="float" office:value="2219" table:style-name="ce45">
            <text:p><text:s text:c="3"/>2,219</text:p>
          </table:table-cell>
          <table:table-cell office:value-type="float" office:value="453" table:style-name="ce45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<text:s text:c="3"/>1,444,021</text:p>
          </table:table-cell>
          <table:table-cell office:value-type="float" office:value="1437773" table:style-name="ce33">
            <text:p><text:s text:c="3"/>1,437,773</text:p>
          </table:table-cell>
          <table:table-cell office:value-type="float" office:value="283661" table:style-name="ce33">
            <text:p><text:s text:c="3"/>283,661</text:p>
          </table:table-cell>
          <table:table-cell office:value-type="float" office:value="126113" table:style-name="ce33">
            <text:p><text:s text:c="3"/>126,113</text:p>
          </table:table-cell>
          <table:table-cell office:value-type="float" office:value="5555" table:style-name="ce33">
            <text:p><text:s text:c="3"/>5,555</text:p>
          </table:table-cell>
          <table:table-cell office:value-type="float" office:value="4042" table:style-name="ce33">
            <text:p><text:s text:c="3"/>4,042</text:p>
          </table:table-cell>
          <table:table-cell office:value-type="float" office:value="1014" table:style-name="ce33">
            <text:p><text:s text:c="3"/>1,014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73209" table:style-name="ce48">
            <text:p><text:s text:c="3"/>173,209</text:p>
          </table:table-cell>
          <table:table-cell table:number-columns-repeated="2" table:style-name="ce49"/>
          <table:table-cell office:value-type="float" office:value="49003" table:style-name="ce49">
            <text:p><text:s text:c="3"/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<text:s text:c="3"/>650,283</text:p>
          </table:table-cell>
          <table:table-cell office:value-type="float" office:value="650932" table:style-name="ce39">
            <text:p><text:s text:c="3"/>650,932</text:p>
          </table:table-cell>
          <table:table-cell office:value-type="float" office:value="148042" table:style-name="ce39">
            <text:p><text:s text:c="3"/>148,042</text:p>
          </table:table-cell>
          <table:table-cell office:value-type="float" office:value="78073" table:style-name="ce39">
            <text:p><text:s text:c="3"/>78,073</text:p>
          </table:table-cell>
          <table:table-cell office:value-type="float" office:value="2902" table:style-name="ce39">
            <text:p><text:s text:c="3"/>2,90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553" table:style-name="ce39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<text:s text:c="3"/>793,738</text:p>
          </table:table-cell>
          <table:table-cell office:value-type="float" office:value="786841" table:style-name="ce44">
            <text:p><text:s text:c="3"/>786,841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48040" table:style-name="ce44">
            <text:p><text:s text:c="3"/>48,040</text:p>
          </table:table-cell>
          <table:table-cell office:value-type="float" office:value="2653" table:style-name="ce44">
            <text:p><text:s text:c="3"/>2,653</text:p>
          </table:table-cell>
          <table:table-cell office:value-type="float" office:value="2188" table:style-name="ce44">
            <text:p><text:s text:c="3"/>2,188</text:p>
          </table:table-cell>
          <table:table-cell office:value-type="float" office:value="461" table:style-name="ce44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<text:s text:c="3"/>1,381,843</text:p>
          </table:table-cell>
          <table:table-cell office:value-type="float" office:value="1376912" table:style-name="ce33">
            <text:p><text:s text:c="3"/>1,376,912</text:p>
          </table:table-cell>
          <table:table-cell office:value-type="float" office:value="305312" table:style-name="ce33">
            <text:p><text:s text:c="3"/>305,312</text:p>
          </table:table-cell>
          <table:table-cell office:value-type="float" office:value="125958" table:style-name="ce33">
            <text:p><text:s text:c="3"/>125,958</text:p>
          </table:table-cell>
          <table:table-cell office:value-type="float" office:value="6044" table:style-name="ce33">
            <text:p><text:s text:c="3"/>6,044</text:p>
          </table:table-cell>
          <table:table-cell office:value-type="float" office:value="3988" table:style-name="ce33">
            <text:p><text:s text:c="3"/>3,988</text:p>
          </table:table-cell>
          <table:table-cell office:value-type="float" office:value="930" table:style-name="ce33">
            <text:p><text:s text:c="3"/>930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81642" table:style-name="ce48">
            <text:p><text:s text:c="3"/>181,642</text:p>
          </table:table-cell>
          <table:table-cell table:number-columns-repeated="2" table:style-name="ce49"/>
          <table:table-cell office:value-type="float" office:value="52670" table:style-name="ce49">
            <text:p><text:s text:c="3"/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<text:s text:c="3"/>622,797</text:p>
          </table:table-cell>
          <table:table-cell office:value-type="float" office:value="624978" table:style-name="ce39">
            <text:p><text:s text:c="3"/>624,978</text:p>
          </table:table-cell>
          <table:table-cell office:value-type="float" office:value="159726" table:style-name="ce39">
            <text:p><text:s text:c="3"/>159,726</text:p>
          </table:table-cell>
          <table:table-cell office:value-type="float" office:value="78223" table:style-name="ce39">
            <text:p><text:s text:c="3"/>78,223</text:p>
          </table:table-cell>
          <table:table-cell office:value-type="float" office:value="3081" table:style-name="ce39">
            <text:p><text:s text:c="3"/>3,081</text:p>
          </table:table-cell>
          <table:table-cell office:value-type="float" office:value="1843" table:style-name="ce39">
            <text:p><text:s text:c="3"/>1,843</text:p>
          </table:table-cell>
          <table:table-cell office:value-type="float" office:value="509" table:style-name="ce39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<text:s text:c="3"/>759,046</text:p>
          </table:table-cell>
          <table:table-cell office:value-type="float" office:value="751934" table:style-name="ce44">
            <text:p><text:s text:c="3"/>751,934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47735" table:style-name="ce44">
            <text:p><text:s text:c="3"/>47,735</text:p>
          </table:table-cell>
          <table:table-cell office:value-type="float" office:value="2963" table:style-name="ce44">
            <text:p><text:s text:c="3"/>2,963</text:p>
          </table:table-cell>
          <table:table-cell office:value-type="float" office:value="2145" table:style-name="ce44">
            <text:p><text:s text:c="3"/>2,145</text:p>
          </table:table-cell>
          <table:table-cell office:value-type="float" office:value="421" table:style-name="ce44">
            <text:p><text:s text:c="3"/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<text:s text:c="3"/>1,373,363</text:p>
          </table:table-cell>
          <table:table-cell office:value-type="float" office:value="1377174" table:style-name="ce33">
            <text:p><text:s text:c="3"/>1,377,174</text:p>
          </table:table-cell>
          <table:table-cell office:value-type="float" office:value="260354" table:style-name="ce33">
            <text:p><text:s text:c="3"/>260,354</text:p>
          </table:table-cell>
          <table:table-cell office:value-type="float" office:value="127647" table:style-name="ce33">
            <text:p><text:s text:c="3"/>127,647</text:p>
          </table:table-cell>
          <table:table-cell office:value-type="float" office:value="5804" table:style-name="ce33">
            <text:p><text:s text:c="3"/>5,804</text:p>
          </table:table-cell>
          <table:table-cell office:value-type="float" office:value="3510" table:style-name="ce33">
            <text:p><text:s text:c="3"/>3,510</text:p>
          </table:table-cell>
          <table:table-cell office:value-type="float" office:value="897" table:style-name="ce33">
            <text:p><text:s text:c="3"/>89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70515" table:style-name="ce48">
            <text:p><text:s text:c="3"/>170,515</text:p>
          </table:table-cell>
          <table:table-cell table:number-columns-repeated="2" table:style-name="ce49"/>
          <table:table-cell office:value-type="float" office:value="56538" table:style-name="ce49">
            <text:p><text:s text:c="3"/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<text:s text:c="3"/>623,899</text:p>
          </table:table-cell>
          <table:table-cell office:value-type="float" office:value="630575" table:style-name="ce39">
            <text:p><text:s text:c="3"/>630,575</text:p>
          </table:table-cell>
          <table:table-cell office:value-type="float" office:value="135596" table:style-name="ce39">
            <text:p><text:s text:c="3"/>135,596</text:p>
          </table:table-cell>
          <table:table-cell office:value-type="float" office:value="79319" table:style-name="ce39">
            <text:p><text:s text:c="3"/>79,319</text:p>
          </table:table-cell>
          <table:table-cell office:value-type="float" office:value="2976" table:style-name="ce39">
            <text:p><text:s text:c="3"/>2,976</text:p>
          </table:table-cell>
          <table:table-cell office:value-type="float" office:value="1703" table:style-name="ce39">
            <text:p><text:s text:c="3"/>1,703</text:p>
          </table:table-cell>
          <table:table-cell office:value-type="float" office:value="449" table:style-name="ce39">
            <text:p><text:s text:c="3"/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<text:s text:c="3"/>749,464</text:p>
          </table:table-cell>
          <table:table-cell office:value-type="float" office:value="746599" table:style-name="ce44">
            <text:p><text:s text:c="3"/>746,599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48328" table:style-name="ce44">
            <text:p><text:s text:c="3"/>48,328</text:p>
          </table:table-cell>
          <table:table-cell office:value-type="float" office:value="2828" table:style-name="ce44">
            <text:p><text:s text:c="3"/>2,828</text:p>
          </table:table-cell>
          <table:table-cell office:value-type="float" office:value="1807" table:style-name="ce44">
            <text:p><text:s text:c="3"/>1,80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<text:s text:c="3"/>1,452,575</text:p>
          </table:table-cell>
          <table:table-cell office:value-type="float" office:value="1456261" table:style-name="ce33">
            <text:p><text:s text:c="3"/>1,456,261</text:p>
          </table:table-cell>
          <table:table-cell office:value-type="float" office:value="247530" table:style-name="ce33">
            <text:p><text:s text:c="3"/>247,530</text:p>
          </table:table-cell>
          <table:table-cell office:value-type="float" office:value="128636" table:style-name="ce33">
            <text:p><text:s text:c="3"/>128,636</text:p>
          </table:table-cell>
          <table:table-cell office:value-type="float" office:value="5579" table:style-name="ce33">
            <text:p><text:s text:c="3"/>5,579</text:p>
          </table:table-cell>
          <table:table-cell office:value-type="float" office:value="3453" table:style-name="ce33">
            <text:p><text:s text:c="3"/>3,453</text:p>
          </table:table-cell>
          <table:table-cell office:value-type="float" office:value="927" table:style-name="ce33">
            <text:p><text:s text:c="3"/>92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72655" table:style-name="ce48">
            <text:p><text:s text:c="3"/>172,655</text:p>
          </table:table-cell>
          <table:table-cell table:number-columns-repeated="2" table:style-name="ce49"/>
          <table:table-cell office:value-type="float" office:value="61213" table:style-name="ce49">
            <text:p><text:s text:c="3"/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<text:s text:c="3"/>661,090</text:p>
          </table:table-cell>
          <table:table-cell office:value-type="float" office:value="667521" table:style-name="ce39">
            <text:p><text:s text:c="3"/>667,521</text:p>
          </table:table-cell>
          <table:table-cell office:value-type="float" office:value="129537" table:style-name="ce39">
            <text:p><text:s text:c="3"/>129,537</text:p>
          </table:table-cell>
          <table:table-cell office:value-type="float" office:value="79348" table:style-name="ce39">
            <text:p><text:s text:c="3"/>79,348</text:p>
          </table:table-cell>
          <table:table-cell office:value-type="float" office:value="2822" table:style-name="ce39">
            <text:p><text:s text:c="3"/>2,822</text:p>
          </table:table-cell>
          <table:table-cell office:value-type="float" office:value="1696" table:style-name="ce39">
            <text:p><text:s text:c="3"/>1,696</text:p>
          </table:table-cell>
          <table:table-cell office:value-type="float" office:value="479" table:style-name="ce39">
            <text:p><text:s text:c="3"/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<text:s text:c="3"/>791,485</text:p>
          </table:table-cell>
          <table:table-cell office:value-type="float" office:value="788740" table:style-name="ce44">
            <text:p><text:s text:c="3"/>788,740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49288" table:style-name="ce44">
            <text:p><text:s text:c="3"/>49,288</text:p>
          </table:table-cell>
          <table:table-cell office:value-type="float" office:value="2757" table:style-name="ce44">
            <text:p><text:s text:c="3"/>2,757</text:p>
          </table:table-cell>
          <table:table-cell office:value-type="float" office:value="1757" table:style-name="ce44">
            <text:p><text:s text:c="3"/>1,75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<text:s text:c="3"/>1,273,526</text:p>
          </table:table-cell>
          <table:table-cell office:value-type="float" office:value="1286021" table:style-name="ce33">
            <text:p><text:s text:c="3"/>1,286,021</text:p>
          </table:table-cell>
          <table:table-cell office:value-type="float" office:value="227070" table:style-name="ce33">
            <text:p><text:s text:c="3"/>227,070</text:p>
          </table:table-cell>
          <table:table-cell office:value-type="float" office:value="130801" table:style-name="ce33">
            <text:p><text:s text:c="3"/>130,801</text:p>
          </table:table-cell>
          <table:table-cell office:value-type="float" office:value="4842" table:style-name="ce33">
            <text:p><text:s text:c="3"/>4,842</text:p>
          </table:table-cell>
          <table:table-cell office:value-type="float" office:value="3072" table:style-name="ce33">
            <text:p><text:s text:c="3"/>3,072</text:p>
          </table:table-cell>
          <table:table-cell office:value-type="float" office:value="834" table:style-name="ce33">
            <text:p><text:s text:c="3"/>834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3"/>
          <table:table-cell office:value-type="float" office:value="171483" table:style-name="ce54">
            <text:p><text:s text:c="3"/>171,483</text:p>
          </table:table-cell>
          <table:table-cell table:number-columns-repeated="2" table:style-name="ce49"/>
          <table:table-cell office:value-type="float" office:value="64866" table:style-name="ce49">
            <text:p><text:s text:c="3"/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<text:s text:c="3"/>582,232</text:p>
          </table:table-cell>
          <table:table-cell office:value-type="float" office:value="591179" table:style-name="ce56">
            <text:p><text:s text:c="3"/>591,179</text:p>
          </table:table-cell>
          <table:table-cell office:value-type="float" office:value="118984" table:style-name="ce48">
            <text:p><text:s text:c="3"/>118,984</text:p>
          </table:table-cell>
          <table:table-cell office:value-type="float" office:value="80384" table:style-name="ce48">
            <text:p><text:s text:c="3"/>80,384</text:p>
          </table:table-cell>
          <table:table-cell office:value-type="float" office:value="2555" table:style-name="ce48">
            <text:p><text:s text:c="3"/>2,555</text:p>
          </table:table-cell>
          <table:table-cell office:value-type="float" office:value="1468" table:style-name="ce48">
            <text:p><text:s text:c="3"/>1,468</text:p>
          </table:table-cell>
          <table:table-cell office:value-type="float" office:value="457" table:style-name="ce48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<text:s text:c="3"/>691,294</text:p>
          </table:table-cell>
          <table:table-cell office:value-type="float" office:value="694842" table:style-name="ce51">
            <text:p><text:s text:c="3"/>694,842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50417" table:style-name="ce45">
            <text:p><text:s text:c="3"/>50,417</text:p>
          </table:table-cell>
          <table:table-cell office:value-type="float" office:value="2287" table:style-name="ce45">
            <text:p><text:s text:c="3"/>2,287</text:p>
          </table:table-cell>
          <table:table-cell office:value-type="float" office:value="1604" table:style-name="ce45">
            <text:p><text:s text:c="3"/>1,604</text:p>
          </table:table-cell>
          <table:table-cell office:value-type="float" office:value="377" table:style-name="ce45">
            <text:p><text:s text:c="3"/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<text:s text:c="3"/>1,264,937</text:p>
          </table:table-cell>
          <table:table-cell office:value-type="float" office:value="1261692" table:style-name="ce33">
            <text:p><text:s text:c="3"/>1,261,692</text:p>
          </table:table-cell>
          <table:table-cell office:value-type="float" office:value="216419" table:style-name="ce33">
            <text:p><text:s text:c="3"/>216,419</text:p>
          </table:table-cell>
          <table:table-cell office:value-type="float" office:value="135092" table:style-name="ce33">
            <text:p><text:s text:c="3"/>135,092</text:p>
          </table:table-cell>
          <table:table-cell office:value-type="float" office:value="4940" table:style-name="ce33">
            <text:p><text:s text:c="3"/>4,940</text:p>
          </table:table-cell>
          <table:table-cell office:value-type="float" office:value="2752" table:style-name="ce33">
            <text:p><text:s text:c="3"/>2,752</text:p>
          </table:table-cell>
          <table:table-cell office:value-type="float" office:value="945" table:style-name="ce33">
            <text:p><text:s text:c="3"/>945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31453" table:style-name="ce48">
            <text:p><text:s text:c="3"/>131,453</text:p>
          </table:table-cell>
          <table:table-cell table:number-columns-repeated="2" table:style-name="ce49"/>
          <table:table-cell office:value-type="float" office:value="62796" table:style-name="ce49">
            <text:p><text:s text:c="3"/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<text:s text:c="3"/>578,462</text:p>
          </table:table-cell>
          <table:table-cell office:value-type="float" office:value="581882" table:style-name="ce56">
            <text:p><text:s text:c="3"/>581,882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83696" table:style-name="ce56">
            <text:p><text:s text:c="3"/>83,696</text:p>
          </table:table-cell>
          <table:table-cell office:value-type="float" office:value="2623" table:style-name="ce56">
            <text:p><text:s text:c="3"/>2,623</text:p>
          </table:table-cell>
          <table:table-cell office:value-type="float" office:value="1339" table:style-name="ce56">
            <text:p><text:s text:c="3"/>1,339</text:p>
          </table:table-cell>
          <table:table-cell office:value-type="float" office:value="501" table:style-name="ce59">
            <text:p><text:s text:c="3"/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<text:s text:c="3"/>686,475</text:p>
          </table:table-cell>
          <table:table-cell office:value-type="float" office:value="679810" table:style-name="ce51">
            <text:p><text:s text:c="3"/>679,810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51396" table:style-name="ce51">
            <text:p><text:s text:c="3"/>51,396</text:p>
          </table:table-cell>
          <table:table-cell office:value-type="float" office:value="2317" table:style-name="ce51">
            <text:p><text:s text:c="3"/>2,317</text:p>
          </table:table-cell>
          <table:table-cell office:value-type="float" office:value="1413" table:style-name="ce51">
            <text:p><text:s text:c="3"/>1,413</text:p>
          </table:table-cell>
          <table:table-cell office:value-type="float" office:value="444" table:style-name="ce52">
            <text:p><text:s text:c="3"/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<text:s text:c="3"/>1,442,018</text:p>
          </table:table-cell>
          <table:table-cell office:value-type="float" office:value="1427213" table:style-name="ce33">
            <text:p><text:s text:c="3"/>1,427,213</text:p>
          </table:table-cell>
          <table:table-cell office:value-type="float" office:value="205854" table:style-name="ce33">
            <text:p><text:s text:c="3"/>205,854</text:p>
          </table:table-cell>
          <table:table-cell office:value-type="float" office:value="139398" table:style-name="ce33">
            <text:p><text:s text:c="3"/>139,398</text:p>
          </table:table-cell>
          <table:table-cell office:value-type="float" office:value="5028" table:style-name="ce33">
            <text:p><text:s text:c="3"/>5,028</text:p>
          </table:table-cell>
          <table:table-cell office:value-type="float" office:value="2658" table:style-name="ce33">
            <text:p><text:s text:c="3"/>2,658</text:p>
          </table:table-cell>
          <table:table-cell office:value-type="float" office:value="895" table:style-name="ce33">
            <text:p><text:s text:c="3"/>895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41140" table:style-name="ce35">
            <text:p><text:s text:c="3"/>141,140</text:p>
          </table:table-cell>
          <table:table-cell table:number-columns-repeated="2" table:style-name="ce33"/>
          <table:table-cell office:value-type="float" office:value="62571" table:style-name="ce33">
            <text:p><text:s text:c="3"/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<text:s text:c="3"/>659,375</text:p>
          </table:table-cell>
          <table:table-cell office:value-type="float" office:value="659120" table:style-name="ce59">
            <text:p><text:s text:c="3"/>659,120</text:p>
          </table:table-cell>
          <table:table-cell office:value-type="float" office:value="107378" table:style-name="ce59">
            <text:p><text:s text:c="3"/>107,378</text:p>
          </table:table-cell>
          <table:table-cell office:value-type="float" office:value="86778" table:style-name="ce59">
            <text:p><text:s text:c="3"/>86,778</text:p>
          </table:table-cell>
          <table:table-cell office:value-type="float" office:value="2576" table:style-name="ce59">
            <text:p><text:s text:c="3"/>2,576</text:p>
          </table:table-cell>
          <table:table-cell office:value-type="float" office:value="1342" table:style-name="ce59">
            <text:p><text:s text:c="3"/>1,342</text:p>
          </table:table-cell>
          <table:table-cell office:value-type="float" office:value="491" table:style-name="ce59">
            <text:p><text:s text:c="3"/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<text:s text:c="3"/>782,643</text:p>
          </table:table-cell>
          <table:table-cell office:value-type="float" office:value="768093" table:style-name="ce52">
            <text:p><text:s text:c="3"/>768,093</text:p>
          </table:table-cell>
          <table:table-cell office:value-type="float" office:value="98476" table:style-name="ce52">
            <text:p><text:s text:c="3"/>98,476</text:p>
          </table:table-cell>
          <table:table-cell office:value-type="float" office:value="52620" table:style-name="ce52">
            <text:p><text:s text:c="3"/>52,620</text:p>
          </table:table-cell>
          <table:table-cell office:value-type="float" office:value="2452" table:style-name="ce52">
            <text:p><text:s text:c="3"/>2,452</text:p>
          </table:table-cell>
          <table:table-cell office:value-type="float" office:value="1316" table:style-name="ce52">
            <text:p><text:s text:c="3"/>1,316</text:p>
          </table:table-cell>
          <table:table-cell office:value-type="float" office:value="404" table:style-name="ce52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<text:s text:c="3"/>1,414,340</text:p>
          </table:table-cell>
          <table:table-cell office:value-type="float" office:value="1376816" table:style-name="ce33">
            <text:p><text:s text:c="3"/>1,376,816</text:p>
          </table:table-cell>
          <table:table-cell office:value-type="float" office:value="204459" table:style-name="ce33">
            <text:p><text:s text:c="3"/>204,459</text:p>
          </table:table-cell>
          <table:table-cell office:value-type="float" office:value="135839" table:style-name="ce33">
            <text:p><text:s text:c="3"/>135,839</text:p>
          </table:table-cell>
          <table:table-cell office:value-type="float" office:value="5037" table:style-name="ce33">
            <text:p><text:s text:c="3"/>5,037</text:p>
          </table:table-cell>
          <table:table-cell office:value-type="float" office:value="2626" table:style-name="ce33">
            <text:p><text:s text:c="3"/>2,626</text:p>
          </table:table-cell>
          <table:table-cell office:value-type="float" office:value="1028" table:style-name="ce33">
            <text:p><text:s text:c="3"/>1,028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42669" table:style-name="ce48">
            <text:p><text:s text:c="3"/>142,669</text:p>
          </table:table-cell>
          <table:table-cell table:style-name="ce62"/>
          <table:table-cell table:style-name="ce49"/>
          <table:table-cell office:value-type="float" office:value="64540" table:style-name="ce62">
            <text:p><text:s text:c="3"/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<text:s text:c="3"/>634,734</text:p>
          </table:table-cell>
          <table:table-cell office:value-type="float" office:value="627603" table:style-name="ce56">
            <text:p><text:s text:c="3"/>627,603</text:p>
          </table:table-cell>
          <table:table-cell office:value-type="float" office:value="106936" table:style-name="ce56">
            <text:p><text:s text:c="3"/>106,936</text:p>
          </table:table-cell>
          <table:table-cell office:value-type="float" office:value="84800" table:style-name="ce56">
            <text:p><text:s text:c="3"/>84,800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243" table:style-name="ce56">
            <text:p><text:s text:c="3"/>1,243</text:p>
          </table:table-cell>
          <table:table-cell office:value-type="float" office:value="516" table:style-name="ce56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<text:s text:c="3"/>779,606</text:p>
          </table:table-cell>
          <table:table-cell office:value-type="float" office:value="749213" table:style-name="ce56">
            <text:p><text:s text:c="3"/>749,213</text:p>
          </table:table-cell>
          <table:table-cell office:value-type="float" office:value="97523" table:style-name="ce56">
            <text:p><text:s text:c="3"/>97,523</text:p>
          </table:table-cell>
          <table:table-cell office:value-type="float" office:value="51039" table:style-name="ce56">
            <text:p><text:s text:c="3"/>51,039</text:p>
          </table:table-cell>
          <table:table-cell office:value-type="float" office:value="2438" table:style-name="ce56">
            <text:p><text:s text:c="3"/>2,438</text:p>
          </table:table-cell>
          <table:table-cell office:value-type="float" office:value="1383" table:style-name="ce56">
            <text:p><text:s text:c="3"/>1,383</text:p>
          </table:table-cell>
          <table:table-cell office:value-type="float" office:value="512" table:style-name="ce56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<text:s text:c="3"/>1,173,040</text:p>
          </table:table-cell>
          <table:table-cell office:value-type="float" office:value="1154510" table:style-name="ce64">
            <text:p><text:s text:c="3"/>1,154,510</text:p>
          </table:table-cell>
          <table:table-cell office:value-type="float" office:value="204414" table:style-name="ce64">
            <text:p><text:s text:c="3"/>204,414</text:p>
          </table:table-cell>
          <table:table-cell office:value-type="float" office:value="141111" table:style-name="ce64">
            <text:p><text:s text:c="3"/>141,111</text:p>
          </table:table-cell>
          <table:table-cell office:value-type="float" office:value="5353" table:style-name="ce64">
            <text:p><text:s text:c="3"/>5,353</text:p>
          </table:table-cell>
          <table:table-cell office:value-type="float" office:value="2540" table:style-name="ce64">
            <text:p><text:s text:c="3"/>2,540</text:p>
          </table:table-cell>
          <table:table-cell office:value-type="float" office:value="847" table:style-name="ce64">
            <text:p><text:s text:c="3"/>84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64"/>
          <table:table-cell office:value-type="float" office:value="135041" table:style-name="ce64">
            <text:p><text:s text:c="3"/>135,041</text:p>
          </table:table-cell>
          <table:table-cell table:number-columns-repeated="2" table:style-name="ce65"/>
          <table:table-cell office:value-type="float" office:value="58518" table:style-name="ce65">
            <text:p><text:s text:c="3"/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<text:s text:c="3"/>526,719</text:p>
          </table:table-cell>
          <table:table-cell office:value-type="float" office:value="529528" table:style-name="ce56">
            <text:p><text:s text:c="3"/>529,528</text:p>
          </table:table-cell>
          <table:table-cell office:value-type="float" office:value="106898" table:style-name="ce56">
            <text:p><text:s text:c="3"/>106,898</text:p>
          </table:table-cell>
          <table:table-cell office:value-type="float" office:value="87029" table:style-name="ce56">
            <text:p><text:s text:c="3"/>87,029</text:p>
          </table:table-cell>
          <table:table-cell office:value-type="float" office:value="2754" table:style-name="ce56">
            <text:p><text:s text:c="3"/>2,754</text:p>
          </table:table-cell>
          <table:table-cell office:value-type="float" office:value="1230" table:style-name="ce56">
            <text:p><text:s text:c="3"/>1,230</text:p>
          </table:table-cell>
          <table:table-cell office:value-type="float" office:value="456" table:style-name="ce56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<text:s text:c="3"/>646,321</text:p>
          </table:table-cell>
          <table:table-cell office:value-type="float" office:value="624982" table:style-name="ce56">
            <text:p><text:s text:c="3"/>624,982</text:p>
          </table:table-cell>
          <table:table-cell office:value-type="float" office:value="97516" table:style-name="ce56">
            <text:p><text:s text:c="3"/>97,516</text:p>
          </table:table-cell>
          <table:table-cell office:value-type="float" office:value="54082" table:style-name="ce56">
            <text:p><text:s text:c="3"/>54,082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310" table:style-name="ce56">
            <text:p><text:s text:c="3"/>1,310</text:p>
          </table:table-cell>
          <table:table-cell office:value-type="float" office:value="391" table:style-name="ce56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<text:s text:c="3"/>1,196,407</text:p>
          </table:table-cell>
          <table:table-cell office:value-type="float" office:value="1172845" table:style-name="ce65">
            <text:p><text:s text:c="3"/>1,172,845</text:p>
          </table:table-cell>
          <table:table-cell office:value-type="float" office:value="198733" table:style-name="ce65">
            <text:p><text:s text:c="3"/>198,733</text:p>
          </table:table-cell>
          <table:table-cell office:value-type="float" office:value="143624" table:style-name="ce65">
            <text:p><text:s text:c="3"/>143,624</text:p>
          </table:table-cell>
          <table:table-cell office:value-type="float" office:value="4989" table:style-name="ce65">
            <text:p><text:s text:c="3"/>4,989</text:p>
          </table:table-cell>
          <table:table-cell office:value-type="float" office:value="2889" table:style-name="ce65">
            <text:p><text:s text:c="3"/>2,889</text:p>
          </table:table-cell>
          <table:table-cell office:value-type="float" office:value="1167" table:style-name="ce65">
            <text:p><text:s text:c="3"/>1,16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54866" table:style-name="ce35">
            <text:p><text:s text:c="3"/>154,866</text:p>
          </table:table-cell>
          <table:table-cell table:number-columns-repeated="2" table:style-name="ce33"/>
          <table:table-cell office:value-type="float" office:value="55995" table:style-name="ce33">
            <text:p><text:s text:c="3"/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<text:s text:c="3"/>532,441</text:p>
          </table:table-cell>
          <table:table-cell office:value-type="float" office:value="530253" table:style-name="ce59">
            <text:p><text:s text:c="3"/>530,253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88541" table:style-name="ce59">
            <text:p><text:s text:c="3"/>88,541</text:p>
          </table:table-cell>
          <table:table-cell office:value-type="float" office:value="2573" table:style-name="ce59">
            <text:p><text:s text:c="3"/>2,573</text:p>
          </table:table-cell>
          <table:table-cell office:value-type="float" office:value="1425" table:style-name="ce59">
            <text:p><text:s text:c="3"/>1,425</text:p>
          </table:table-cell>
          <table:table-cell office:value-type="float" office:value="610" table:style-name="ce59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<text:s text:c="3"/>663,966</text:p>
          </table:table-cell>
          <table:table-cell office:value-type="float" office:value="642592" table:style-name="ce52">
            <text:p><text:s text:c="3"/>642,592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55083" table:style-name="ce52">
            <text:p><text:s text:c="3"/>55,083</text:p>
          </table:table-cell>
          <table:table-cell office:value-type="float" office:value="2416" table:style-name="ce52">
            <text:p><text:s text:c="3"/>2,416</text:p>
          </table:table-cell>
          <table:table-cell office:value-type="float" office:value="1464" table:style-name="ce52">
            <text:p><text:s text:c="3"/>1,464</text:p>
          </table:table-cell>
          <table:table-cell office:value-type="float" office:value="557" table:style-name="ce5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<text:s text:c="3"/>1,198,561</text:p>
          </table:table-cell>
          <table:table-cell office:value-type="float" office:value="1163548" table:style-name="ce56">
            <text:p><text:s text:c="3"/>1,163,548</text:p>
          </table:table-cell>
          <table:table-cell office:value-type="float" office:value="191310" table:style-name="ce56">
            <text:p><text:s text:c="3"/>191,310</text:p>
          </table:table-cell>
          <table:table-cell office:value-type="float" office:value="143582" table:style-name="ce56">
            <text:p><text:s text:c="3"/>143,582</text:p>
          </table:table-cell>
          <table:table-cell office:value-type="float" office:value="4640" table:style-name="ce56">
            <text:p><text:s text:c="3"/>4,640</text:p>
          </table:table-cell>
          <table:table-cell office:value-type="float" office:value="3003" table:style-name="ce56">
            <text:p><text:s text:c="3"/>3,003</text:p>
          </table:table-cell>
          <table:table-cell office:value-type="float" office:value="1248" table:style-name="ce56">
            <text:p><text:s text:c="3"/>1,248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17099" table:style-name="ce35">
            <text:p><text:s text:c="3"/>117,099</text:p>
          </table:table-cell>
          <table:table-cell table:number-columns-repeated="2" table:style-name="ce33"/>
          <table:table-cell office:value-type="float" office:value="57223" table:style-name="ce33">
            <text:p><text:s text:c="3"/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<text:s text:c="3"/>532,654</text:p>
          </table:table-cell>
          <table:table-cell office:value-type="float" office:value="533675" table:style-name="ce56">
            <text:p><text:s text:c="3"/>533,675</text:p>
          </table:table-cell>
          <table:table-cell office:value-type="float" office:value="99492" table:style-name="ce56">
            <text:p><text:s text:c="3"/>99,492</text:p>
          </table:table-cell>
          <table:table-cell office:value-type="float" office:value="88088" table:style-name="ce56">
            <text:p><text:s text:c="3"/>88,088</text:p>
          </table:table-cell>
          <table:table-cell office:value-type="float" office:value="2383" table:style-name="ce56">
            <text:p><text:s text:c="3"/>2,383</text:p>
          </table:table-cell>
          <table:table-cell office:value-type="float" office:value="1465" table:style-name="ce56">
            <text:p><text:s text:c="3"/>1,465</text:p>
          </table:table-cell>
          <table:table-cell office:value-type="float" office:value="639" table:style-name="ce56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<text:s text:c="3"/>665,907</text:p>
          </table:table-cell>
          <table:table-cell office:value-type="float" office:value="629873" table:style-name="ce56">
            <text:p><text:s text:c="3"/>629,873</text:p>
          </table:table-cell>
          <table:table-cell office:value-type="float" office:value="91818" table:style-name="ce56">
            <text:p><text:s text:c="3"/>91,818</text:p>
          </table:table-cell>
          <table:table-cell office:value-type="float" office:value="55494" table:style-name="ce56">
            <text:p><text:s text:c="3"/>55,494</text:p>
          </table:table-cell>
          <table:table-cell office:value-type="float" office:value="2257" table:style-name="ce56">
            <text:p><text:s text:c="3"/>2,257</text:p>
          </table:table-cell>
          <table:table-cell office:value-type="float" office:value="1538" table:style-name="ce56">
            <text:p><text:s text:c="3"/>1,538</text:p>
          </table:table-cell>
          <table:table-cell office:value-type="float" office:value="609" table:style-name="ce56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<text:s text:c="3"/>1,213,899</text:p>
          </table:table-cell>
          <table:table-cell office:value-type="float" office:value="1192662" table:style-name="ce65">
            <text:p><text:s text:c="3"/>1,192,662</text:p>
          </table:table-cell>
          <table:table-cell office:value-type="float" office:value="166886" table:style-name="ce65">
            <text:p><text:s text:c="3"/>166,886</text:p>
          </table:table-cell>
          <table:table-cell office:value-type="float" office:value="145772" table:style-name="ce65">
            <text:p><text:s text:c="3"/>145,772</text:p>
          </table:table-cell>
          <table:table-cell office:value-type="float" office:value="4600" table:style-name="ce65">
            <text:p><text:s text:c="3"/>4,60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1335" table:style-name="ce65">
            <text:p><text:s text:c="3"/>1,335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38819" table:style-name="ce35">
            <text:p><text:s text:c="3"/>138,819</text:p>
          </table:table-cell>
          <table:table-cell table:number-columns-repeated="2" table:style-name="ce33"/>
          <table:table-cell office:value-type="float" office:value="58115" table:style-name="ce33">
            <text:p><text:s text:c="3"/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<text:s text:c="3"/>542,584</text:p>
          </table:table-cell>
          <table:table-cell office:value-type="float" office:value="542154" table:style-name="ce59">
            <text:p><text:s text:c="3"/>542,154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9152" table:style-name="ce59">
            <text:p><text:s text:c="3"/>89,152</text:p>
          </table:table-cell>
          <table:table-cell office:value-type="float" office:value="2412" table:style-name="ce59">
            <text:p><text:s text:c="3"/>2,412</text:p>
          </table:table-cell>
          <table:table-cell office:value-type="float" office:value="1413" table:style-name="ce59">
            <text:p><text:s text:c="3"/>1,413</text:p>
          </table:table-cell>
          <table:table-cell office:value-type="float" office:value="678" table:style-name="ce59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<text:s text:c="3"/>671,315</text:p>
          </table:table-cell>
          <table:table-cell office:value-type="float" office:value="650508" table:style-name="ce52">
            <text:p><text:s text:c="3"/>650,508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56620" table:style-name="ce52">
            <text:p><text:s text:c="3"/>56,620</text:p>
          </table:table-cell>
          <table:table-cell office:value-type="float" office:value="2188" table:style-name="ce52">
            <text:p><text:s text:c="3"/>2,188</text:p>
          </table:table-cell>
          <table:table-cell office:value-type="float" office:value="1482" table:style-name="ce52">
            <text:p><text:s text:c="3"/>1,482</text:p>
          </table:table-cell>
          <table:table-cell office:value-type="float" office:value="657" table:style-name="ce5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<text:s text:c="3"/>1,128,449</text:p>
          </table:table-cell>
          <table:table-cell office:value-type="float" office:value="1109372" table:style-name="ce33">
            <text:p><text:s text:c="3"/>1,109,372</text:p>
          </table:table-cell>
          <table:table-cell office:value-type="float" office:value="196627" table:style-name="ce33">
            <text:p><text:s text:c="3"/>196,627</text:p>
          </table:table-cell>
          <table:table-cell office:value-type="float" office:value="152915" table:style-name="ce33">
            <text:p><text:s text:c="3"/>152,915</text:p>
          </table:table-cell>
          <table:table-cell office:value-type="float" office:value="4424" table:style-name="ce33">
            <text:p><text:s text:c="3"/>4,424</text:p>
          </table:table-cell>
          <table:table-cell office:value-type="float" office:value="2680" table:style-name="ce33">
            <text:p><text:s text:c="3"/>2,680</text:p>
          </table:table-cell>
          <table:table-cell office:value-type="float" office:value="1268" table:style-name="ce33">
            <text:p><text:s text:c="3"/>1,268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65327" table:style-name="ce35">
            <text:p><text:s text:c="3"/>165,327</text:p>
          </table:table-cell>
          <table:table-cell table:number-columns-repeated="2" table:style-name="ce33"/>
          <table:table-cell office:value-type="float" office:value="57008" table:style-name="ce33">
            <text:p><text:s text:c="3"/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<text:s text:c="3"/>503,564</text:p>
          </table:table-cell>
          <table:table-cell office:value-type="float" office:value="501248" table:style-name="ce49">
            <text:p><text:s text:c="3"/>501,248</text:p>
          </table:table-cell>
          <table:table-cell office:value-type="float" office:value="101943" table:style-name="ce49">
            <text:p><text:s text:c="3"/>101,943</text:p>
          </table:table-cell>
          <table:table-cell office:value-type="float" office:value="93810" table:style-name="ce49">
            <text:p><text:s text:c="3"/>93,810</text:p>
          </table:table-cell>
          <table:table-cell office:value-type="float" office:value="2260" table:style-name="ce49">
            <text:p><text:s text:c="3"/>2,260</text:p>
          </table:table-cell>
          <table:table-cell office:value-type="float" office:value="1325" table:style-name="ce49">
            <text:p><text:s text:c="3"/>1,325</text:p>
          </table:table-cell>
          <table:table-cell office:value-type="float" office:value="652" table:style-name="ce49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<text:s text:c="3"/>624,885</text:p>
          </table:table-cell>
          <table:table-cell office:value-type="float" office:value="608124" table:style-name="ce45">
            <text:p><text:s text:c="3"/>608,124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59105" table:style-name="ce45">
            <text:p><text:s text:c="3"/>59,105</text:p>
          </table:table-cell>
          <table:table-cell office:value-type="float" office:value="2164" table:style-name="ce45">
            <text:p><text:s text:c="3"/>2,164</text:p>
          </table:table-cell>
          <table:table-cell office:value-type="float" office:value="1355" table:style-name="ce45">
            <text:p><text:s text:c="3"/>1,355</text:p>
          </table:table-cell>
          <table:table-cell office:value-type="float" office:value="616" table:style-name="ce4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<text:s text:c="3"/>1,118,006</text:p>
          </table:table-cell>
          <table:table-cell office:value-type="float" office:value="1102326" table:style-name="ce65">
            <text:p><text:s text:c="3"/>1,102,326</text:p>
          </table:table-cell>
          <table:table-cell office:value-type="float" office:value="229481" table:style-name="ce65">
            <text:p><text:s text:c="3"/>229,481</text:p>
          </table:table-cell>
          <table:table-cell office:value-type="float" office:value="154251" table:style-name="ce65">
            <text:p><text:s text:c="3"/>154,251</text:p>
          </table:table-cell>
          <table:table-cell office:value-type="float" office:value="4759" table:style-name="ce65">
            <text:p><text:s text:c="3"/>4,759</text:p>
          </table:table-cell>
          <table:table-cell office:value-type="float" office:value="2479" table:style-name="ce65">
            <text:p><text:s text:c="3"/>2,479</text:p>
          </table:table-cell>
          <table:table-cell office:value-type="float" office:value="1242" table:style-name="ce65">
            <text:p><text:s text:c="3"/>1,242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64"/>
          <table:table-cell office:value-type="float" office:value="143384" table:style-name="ce64">
            <text:p><text:s text:c="3"/>143,384</text:p>
          </table:table-cell>
          <table:table-cell table:number-columns-repeated="2" table:style-name="ce65"/>
          <table:table-cell office:value-type="float" office:value="55980" table:style-name="ce65">
            <text:p><text:s text:c="3"/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<text:s text:c="3"/>504,612</text:p>
          </table:table-cell>
          <table:table-cell office:value-type="float" office:value="502197" table:style-name="ce59">
            <text:p><text:s text:c="3"/>502,197</text:p>
          </table:table-cell>
          <table:table-cell office:value-type="float" office:value="118848" table:style-name="ce59">
            <text:p><text:s text:c="3"/>118,848</text:p>
          </table:table-cell>
          <table:table-cell office:value-type="float" office:value="93618" table:style-name="ce59">
            <text:p><text:s text:c="3"/>93,618</text:p>
          </table:table-cell>
          <table:table-cell office:value-type="float" office:value="2477" table:style-name="ce59">
            <text:p><text:s text:c="3"/>2,477</text:p>
          </table:table-cell>
          <table:table-cell office:value-type="float" office:value="1158" table:style-name="ce59">
            <text:p><text:s text:c="3"/>1,158</text:p>
          </table:table-cell>
          <table:table-cell office:value-type="float" office:value="616" table:style-name="ce5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<text:s text:c="3"/>613,394</text:p>
          </table:table-cell>
          <table:table-cell office:value-type="float" office:value="600129" table:style-name="ce52">
            <text:p><text:s text:c="3"/>600,129</text:p>
          </table:table-cell>
          <table:table-cell office:value-type="float" office:value="110633" table:style-name="ce52">
            <text:p><text:s text:c="3"/>110,633</text:p>
          </table:table-cell>
          <table:table-cell office:value-type="float" office:value="60633" table:style-name="ce52">
            <text:p><text:s text:c="3"/>60,633</text:p>
          </table:table-cell>
          <table:table-cell office:value-type="float" office:value="2282" table:style-name="ce52">
            <text:p><text:s text:c="3"/>2,282</text:p>
          </table:table-cell>
          <table:table-cell office:value-type="float" office:value="1321" table:style-name="ce52">
            <text:p><text:s text:c="3"/>1,321</text:p>
          </table:table-cell>
          <table:table-cell office:value-type="float" office:value="626" table:style-name="ce52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<text:s text:c="3"/>1,079,702</text:p>
          </table:table-cell>
          <table:table-cell office:value-type="float" office:value="1065212" table:style-name="ce65">
            <text:p><text:s text:c="3"/>1,065,212</text:p>
          </table:table-cell>
          <table:table-cell office:value-type="float" office:value="199113" table:style-name="ce65">
            <text:p><text:s text:c="3"/>199,113</text:p>
          </table:table-cell>
          <table:table-cell office:value-type="float" office:value="155908" table:style-name="ce65">
            <text:p><text:s text:c="3"/>155,908</text:p>
          </table:table-cell>
          <table:table-cell office:value-type="float" office:value="4838" table:style-name="ce65">
            <text:p><text:s text:c="3"/>4,838</text:p>
          </table:table-cell>
          <table:table-cell office:value-type="float" office:value="2076" table:style-name="ce65">
            <text:p><text:s text:c="3"/>2,076</text:p>
          </table:table-cell>
          <table:table-cell office:value-type="float" office:value="1171" table:style-name="ce65">
            <text:p><text:s text:c="3"/>1,171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64"/>
          <table:table-cell office:value-type="float" office:value="147636" table:style-name="ce64">
            <text:p><text:s text:c="3"/>147,636</text:p>
          </table:table-cell>
          <table:table-cell table:number-columns-repeated="2" table:style-name="ce65"/>
          <table:table-cell office:value-type="float" office:value="53604" table:style-name="ce65">
            <text:p><text:s text:c="3"/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<text:s text:c="3"/>487,877</text:p>
          </table:table-cell>
          <table:table-cell office:value-type="float" office:value="485137" table:style-name="ce59">
            <text:p><text:s text:c="3"/>485,137</text:p>
          </table:table-cell>
          <table:table-cell office:value-type="float" office:value="103120" table:style-name="ce59">
            <text:p><text:s text:c="3"/>103,120</text:p>
          </table:table-cell>
          <table:table-cell office:value-type="float" office:value="94505" table:style-name="ce59">
            <text:p><text:s text:c="3"/>94,505</text:p>
          </table:table-cell>
          <table:table-cell office:value-type="float" office:value="2495" table:style-name="ce59">
            <text:p><text:s text:c="3"/>2,495</text:p>
          </table:table-cell>
          <table:table-cell office:value-type="float" office:value="1032" table:style-name="ce59">
            <text:p><text:s text:c="3"/>1,032</text:p>
          </table:table-cell>
          <table:table-cell office:value-type="float" office:value="574" table:style-name="ce59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<text:s text:c="3"/>591,825</text:p>
          </table:table-cell>
          <table:table-cell office:value-type="float" office:value="580075" table:style-name="ce52">
            <text:p><text:s text:c="3"/>580,075</text:p>
          </table:table-cell>
          <table:table-cell office:value-type="float" office:value="95993" table:style-name="ce52">
            <text:p><text:s text:c="3"/>95,993</text:p>
          </table:table-cell>
          <table:table-cell office:value-type="float" office:value="61403" table:style-name="ce52">
            <text:p><text:s text:c="3"/>61,403</text:p>
          </table:table-cell>
          <table:table-cell office:value-type="float" office:value="2343" table:style-name="ce52">
            <text:p><text:s text:c="3"/>2,343</text:p>
          </table:table-cell>
          <table:table-cell office:value-type="float" office:value="1044" table:style-name="ce52">
            <text:p><text:s text:c="3"/>1,044</text:p>
          </table:table-cell>
          <table:table-cell office:value-type="float" office:value="597" table:style-name="ce52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<text:s text:c="3"/>1,073,783</text:p>
          </table:table-cell>
          <table:table-cell office:value-type="float" office:value="1060001" table:style-name="ce72">
            <text:p><text:s text:c="3"/>1,060,001</text:p>
          </table:table-cell>
          <table:table-cell office:value-type="float" office:value="210383" table:style-name="ce72">
            <text:p><text:s text:c="3"/>210,383</text:p>
          </table:table-cell>
          <table:table-cell office:value-type="float" office:value="163929" table:style-name="ce72">
            <text:p><text:s text:c="3"/>163,929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2087" table:style-name="ce72">
            <text:p><text:s text:c="3"/>2,087</text:p>
          </table:table-cell>
          <table:table-cell office:value-type="float" office:value="1217" table:style-name="ce72">
            <text:p><text:s text:c="3"/>1,217</text:p>
          </table:table-cell>
          <table:table-cell office:value-type="float" office:value="5924" table:style-name="ce72">
            <text:p><text:s text:c="3"/>5,924</text:p>
          </table:table-cell>
          <table:table-cell office:value-type="float" office:value="644" table:style-name="ce72">
            <text:p><text:s text:c="3"/>644</text:p>
          </table:table-cell>
          <table:table-cell office:value-type="float" office:value="63097" table:style-name="ce72">
            <text:p><text:s text:c="3"/>63,097</text:p>
          </table:table-cell>
          <table:table-cell table:style-name="ce73"/>
          <table:table-cell office:value-type="float" office:value="149287" table:style-name="ce73">
            <text:p><text:s text:c="3"/>149,287</text:p>
          </table:table-cell>
          <table:table-cell table:number-columns-repeated="2" table:style-name="ce72"/>
          <table:table-cell office:value-type="float" office:value="53190" table:style-name="ce72">
            <text:p><text:s text:c="3"/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<text:s text:c="3"/>487,087</text:p>
          </table:table-cell>
          <table:table-cell office:value-type="float" office:value="483874" table:style-name="ce75">
            <text:p><text:s text:c="3"/>483,874</text:p>
          </table:table-cell>
          <table:table-cell office:value-type="float" office:value="108817" table:style-name="ce75">
            <text:p><text:s text:c="3"/>108,817</text:p>
          </table:table-cell>
          <table:table-cell office:value-type="float" office:value="98733" table:style-name="ce75">
            <text:p><text:s text:c="3"/>98,733</text:p>
          </table:table-cell>
          <table:table-cell office:value-type="float" office:value="2395" table:style-name="ce75">
            <text:p><text:s text:c="3"/>2,395</text:p>
          </table:table-cell>
          <table:table-cell office:value-type="float" office:value="1031" table:style-name="ce75">
            <text:p><text:s text:c="3"/>1,031</text:p>
          </table:table-cell>
          <table:table-cell office:value-type="float" office:value="602" table:style-name="ce75">
            <text:p><text:s text:c="3"/>602</text:p>
          </table:table-cell>
          <table:table-cell office:value-type="float" office:value="3122" table:style-name="ce75">
            <text:p><text:s text:c="3"/>3,122</text:p>
          </table:table-cell>
          <table:table-cell office:value-type="float" office:value="387" table:style-name="ce75">
            <text:p><text:s text:c="3"/>387</text:p>
          </table:table-cell>
          <table:table-cell office:value-type="float" office:value="32679" table:style-name="ce75">
            <text:p><text:s text:c="3"/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<text:s text:c="3"/>586,696</text:p>
          </table:table-cell>
          <table:table-cell office:value-type="float" office:value="576127" table:style-name="ce78">
            <text:p><text:s text:c="3"/>576,127</text:p>
          </table:table-cell>
          <table:table-cell office:value-type="float" office:value="101566" table:style-name="ce78">
            <text:p><text:s text:c="3"/>101,566</text:p>
          </table:table-cell>
          <table:table-cell office:value-type="float" office:value="65196" table:style-name="ce78">
            <text:p><text:s text:c="3"/>65,196</text:p>
          </table:table-cell>
          <table:table-cell office:value-type="float" office:value="2186" table:style-name="ce78">
            <text:p><text:s text:c="3"/>2,186</text:p>
          </table:table-cell>
          <table:table-cell office:value-type="float" office:value="1056" table:style-name="ce78">
            <text:p><text:s text:c="3"/>1,056</text:p>
          </table:table-cell>
          <table:table-cell office:value-type="float" office:value="615" table:style-name="ce78">
            <text:p><text:s text:c="3"/>615</text:p>
          </table:table-cell>
          <table:table-cell office:value-type="float" office:value="2802" table:style-name="ce78">
            <text:p><text:s text:c="3"/>2,802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30418" table:style-name="ce78">
            <text:p><text:s text:c="3"/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<text:s text:c="3"/>1,004,108</text:p>
          </table:table-cell>
          <table:table-cell office:value-type="float" office:value="995527" table:style-name="ce33">
            <text:p><text:s text:c="3"/>995,527</text:p>
          </table:table-cell>
          <table:table-cell office:value-type="float" office:value="213598" table:style-name="ce33">
            <text:p><text:s text:c="3"/>213,598</text:p>
          </table:table-cell>
          <table:table-cell office:value-type="float" office:value="163858" table:style-name="ce33">
            <text:p><text:s text:c="3"/>163,858</text:p>
          </table:table-cell>
          <table:table-cell office:value-type="float" office:value="4564" table:style-name="ce33">
            <text:p><text:s text:c="3"/>4,564</text:p>
          </table:table-cell>
          <table:table-cell office:value-type="float" office:value="2121" table:style-name="ce33">
            <text:p><text:s text:c="3"/>2,121</text:p>
          </table:table-cell>
          <table:table-cell office:value-type="float" office:value="1095" table:style-name="ce33">
            <text:p><text:s text:c="3"/>1,095</text:p>
          </table:table-cell>
          <table:table-cell office:value-type="float" office:value="6546" table:style-name="ce33">
            <text:p><text:s text:c="3"/>6,546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67357" table:style-name="ce33">
            <text:p><text:s text:c="3"/>67,357</text:p>
          </table:table-cell>
          <table:table-cell table:style-name="ce35"/>
          <table:table-cell office:value-type="float" office:value="154346" table:style-name="ce35">
            <text:p><text:s text:c="3"/>154,346</text:p>
          </table:table-cell>
          <table:table-cell table:number-columns-repeated="2" table:style-name="ce33"/>
          <table:table-cell office:value-type="float" office:value="53459" table:style-name="ce33">
            <text:p><text:s text:c="3"/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<text:s text:c="3"/>453,242</text:p>
          </table:table-cell>
          <table:table-cell office:value-type="float" office:value="451627" table:style-name="ce49">
            <text:p><text:s text:c="3"/>451,627</text:p>
          </table:table-cell>
          <table:table-cell office:value-type="float" office:value="111041" table:style-name="ce49">
            <text:p><text:s text:c="3"/>111,041</text:p>
          </table:table-cell>
          <table:table-cell office:value-type="float" office:value="98580" table:style-name="ce49">
            <text:p><text:s text:c="3"/>98,580</text:p>
          </table:table-cell>
          <table:table-cell office:value-type="float" office:value="2415" table:style-name="ce49">
            <text:p><text:s text:c="3"/>2,415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545" table:style-name="ce49">
            <text:p><text:s text:c="3"/>545</text:p>
          </table:table-cell>
          <table:table-cell office:value-type="float" office:value="3562" table:style-name="ce49">
            <text:p><text:s text:c="3"/>3,562</text:p>
          </table:table-cell>
          <table:table-cell office:value-type="float" office:value="436" table:style-name="ce49">
            <text:p><text:s text:c="3"/>436</text:p>
          </table:table-cell>
          <table:table-cell office:value-type="float" office:value="34873" table:style-name="ce49">
            <text:p><text:s text:c="3"/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<text:s text:c="3"/>550,866</text:p>
          </table:table-cell>
          <table:table-cell office:value-type="float" office:value="543900" table:style-name="ce45">
            <text:p><text:s text:c="3"/>543,900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65278" table:style-name="ce45">
            <text:p><text:s text:c="3"/>65,278</text:p>
          </table:table-cell>
          <table:table-cell office:value-type="float" office:value="2149" table:style-name="ce45">
            <text:p><text:s text:c="3"/>2,149</text:p>
          </table:table-cell>
          <table:table-cell office:value-type="float" office:value="1060" table:style-name="ce45">
            <text:p><text:s text:c="3"/>1,060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2984" table:style-name="ce45">
            <text:p><text:s text:c="3"/>2,984</text:p>
          </table:table-cell>
          <table:table-cell office:value-type="float" office:value="302" table:style-name="ce45">
            <text:p><text:s text:c="3"/>302</text:p>
          </table:table-cell>
          <table:table-cell office:value-type="float" office:value="32484" table:style-name="ce45">
            <text:p><text:s text:c="3"/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<text:s text:c="3"/>964,536</text:p>
          </table:table-cell>
          <table:table-cell office:value-type="float" office:value="952829" table:style-name="ce33">
            <text:p><text:s text:c="3"/>952,829</text:p>
          </table:table-cell>
          <table:table-cell office:value-type="float" office:value="208440" table:style-name="ce33">
            <text:p><text:s text:c="3"/>208,440</text:p>
          </table:table-cell>
          <table:table-cell office:value-type="float" office:value="172405" table:style-name="ce33">
            <text:p><text:s text:c="3"/>172,405</text:p>
          </table:table-cell>
          <table:table-cell office:value-type="float" office:value="4373" table:style-name="ce33">
            <text:p><text:s text:c="3"/>4,373</text:p>
          </table:table-cell>
          <table:table-cell office:value-type="float" office:value="1944" table:style-name="ce33">
            <text:p><text:s text:c="3"/>1,944</text:p>
          </table:table-cell>
          <table:table-cell office:value-type="float" office:value="1053" table:style-name="ce33">
            <text:p><text:s text:c="3"/>1,053</text:p>
          </table:table-cell>
          <table:table-cell office:value-type="float" office:value="6901" table:style-name="ce33">
            <text:p><text:s text:c="3"/>6,901</text:p>
          </table:table-cell>
          <table:table-cell office:value-type="float" office:value="679" table:style-name="ce33">
            <text:p><text:s text:c="3"/>679</text:p>
          </table:table-cell>
          <table:table-cell office:value-type="float" office:value="69225" table:style-name="ce33">
            <text:p><text:s text:c="3"/>69,225</text:p>
          </table:table-cell>
          <table:table-cell table:style-name="ce35"/>
          <table:table-cell office:value-type="float" office:value="147861" table:style-name="ce35">
            <text:p><text:s text:c="3"/>147,861</text:p>
          </table:table-cell>
          <table:table-cell table:number-columns-repeated="2" table:style-name="ce33"/>
          <table:table-cell office:value-type="float" office:value="53837" table:style-name="ce33">
            <text:p><text:s text:c="3"/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<text:s text:c="3"/>436,644</text:p>
          </table:table-cell>
          <table:table-cell office:value-type="float" office:value="434410" table:style-name="ce49">
            <text:p><text:s text:c="3"/>434,410</text:p>
          </table:table-cell>
          <table:table-cell office:value-type="float" office:value="108133" table:style-name="ce49">
            <text:p><text:s text:c="3"/>108,133</text:p>
          </table:table-cell>
          <table:table-cell office:value-type="float" office:value="103144" table:style-name="ce49">
            <text:p><text:s text:c="3"/>103,144</text:p>
          </table:table-cell>
          <table:table-cell office:value-type="float" office:value="2235" table:style-name="ce49">
            <text:p><text:s text:c="3"/>2,235</text:p>
          </table:table-cell>
          <table:table-cell office:value-type="float" office:value="912" table:style-name="ce49">
            <text:p><text:s text:c="3"/>912</text:p>
          </table:table-cell>
          <table:table-cell office:value-type="float" office:value="540" table:style-name="ce49">
            <text:p><text:s text:c="3"/>540</text:p>
          </table:table-cell>
          <table:table-cell office:value-type="float" office:value="3671" table:style-name="ce49">
            <text:p><text:s text:c="3"/>3,671</text:p>
          </table:table-cell>
          <table:table-cell office:value-type="float" office:value="422" table:style-name="ce49">
            <text:p><text:s text:c="3"/>422</text:p>
          </table:table-cell>
          <table:table-cell office:value-type="float" office:value="35827" table:style-name="ce49">
            <text:p><text:s text:c="3"/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<text:s text:c="3"/>527,892</text:p>
          </table:table-cell>
          <table:table-cell office:value-type="float" office:value="518419" table:style-name="ce45">
            <text:p><text:s text:c="3"/>518,419</text:p>
          </table:table-cell>
          <table:table-cell office:value-type="float" office:value="100307" table:style-name="ce45">
            <text:p><text:s text:c="3"/>100,307</text:p>
          </table:table-cell>
          <table:table-cell office:value-type="float" office:value="69261" table:style-name="ce45">
            <text:p><text:s text:c="3"/>69,261</text:p>
          </table:table-cell>
          <table:table-cell office:value-type="float" office:value="2138" table:style-name="ce45">
            <text:p><text:s text:c="3"/>2,138</text:p>
          </table:table-cell>
          <table:table-cell office:value-type="float" office:value="1032" table:style-name="ce45">
            <text:p><text:s text:c="3"/>1,032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3230" table:style-name="ce45">
            <text:p><text:s text:c="3"/>3,230</text:p>
          </table:table-cell>
          <table:table-cell office:value-type="float" office:value="257" table:style-name="ce45">
            <text:p><text:s text:c="3"/>257</text:p>
          </table:table-cell>
          <table:table-cell office:value-type="float" office:value="33398" table:style-name="ce45">
            <text:p><text:s text:c="3"/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<text:s text:c="3"/>948,049</text:p>
          </table:table-cell>
          <table:table-cell office:value-type="float" office:value="939240" table:style-name="ce72">
            <text:p><text:s text:c="3"/>939,240</text:p>
          </table:table-cell>
          <table:table-cell office:value-type="float" office:value="193844" table:style-name="ce72">
            <text:p><text:s text:c="3"/>193,844</text:p>
          </table:table-cell>
          <table:table-cell office:value-type="float" office:value="171242" table:style-name="ce72">
            <text:p><text:s text:c="3"/>171,242</text:p>
          </table:table-cell>
          <table:table-cell office:value-type="float" office:value="4007" table:style-name="ce72">
            <text:p><text:s text:c="3"/>4,007</text:p>
          </table:table-cell>
          <table:table-cell office:value-type="float" office:value="1922" table:style-name="ce72">
            <text:p><text:s text:c="3"/>1,922</text:p>
          </table:table-cell>
          <table:table-cell office:value-type="float" office:value="1071" table:style-name="ce72">
            <text:p><text:s text:c="3"/>1,071</text:p>
          </table:table-cell>
          <table:table-cell office:value-type="float" office:value="7322" table:style-name="ce72">
            <text:p><text:s text:c="3"/>7,322</text:p>
          </table:table-cell>
          <table:table-cell office:value-type="float" office:value="790" table:style-name="ce72">
            <text:p><text:s text:c="3"/>790</text:p>
          </table:table-cell>
          <table:table-cell office:value-type="float" office:value="68692" table:style-name="ce72">
            <text:p><text:s text:c="3"/>68,692</text:p>
          </table:table-cell>
          <table:table-cell table:style-name="ce73"/>
          <table:table-cell office:value-type="float" office:value="138034" table:style-name="ce73">
            <text:p><text:s text:c="3"/>138,034</text:p>
          </table:table-cell>
          <table:table-cell table:number-columns-repeated="2" table:style-name="ce72"/>
          <table:table-cell office:value-type="float" office:value="54412" table:style-name="ce72">
            <text:p><text:s text:c="3"/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<text:s text:c="3"/>431,110</text:p>
          </table:table-cell>
          <table:table-cell office:value-type="float" office:value="429722" table:style-name="ce75">
            <text:p><text:s text:c="3"/>429,722</text:p>
          </table:table-cell>
          <table:table-cell office:value-type="float" office:value="100477" table:style-name="ce75">
            <text:p><text:s text:c="3"/>100,477</text:p>
          </table:table-cell>
          <table:table-cell office:value-type="float" office:value="101555" table:style-name="ce75">
            <text:p><text:s text:c="3"/>101,555</text:p>
          </table:table-cell>
          <table:table-cell office:value-type="float" office:value="2074" table:style-name="ce75">
            <text:p><text:s text:c="3"/>2,074</text:p>
          </table:table-cell>
          <table:table-cell office:value-type="float" office:value="948" table:style-name="ce75">
            <text:p><text:s text:c="3"/>948</text:p>
          </table:table-cell>
          <table:table-cell office:value-type="float" office:value="539" table:style-name="ce75">
            <text:p><text:s text:c="3"/>539</text:p>
          </table:table-cell>
          <table:table-cell office:value-type="float" office:value="3857" table:style-name="ce75">
            <text:p><text:s text:c="3"/>3,857</text:p>
          </table:table-cell>
          <table:table-cell office:value-type="float" office:value="470" table:style-name="ce75">
            <text:p><text:s text:c="3"/>470</text:p>
          </table:table-cell>
          <table:table-cell office:value-type="float" office:value="35323" table:style-name="ce75">
            <text:p><text:s text:c="3"/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<text:s text:c="3"/>516,939</text:p>
          </table:table-cell>
          <table:table-cell office:value-type="float" office:value="509518" table:style-name="ce78">
            <text:p><text:s text:c="3"/>509,518</text:p>
          </table:table-cell>
          <table:table-cell office:value-type="float" office:value="93367" table:style-name="ce78">
            <text:p><text:s text:c="3"/>93,367</text:p>
          </table:table-cell>
          <table:table-cell office:value-type="float" office:value="69687" table:style-name="ce78">
            <text:p><text:s text:c="3"/>69,687</text:p>
          </table:table-cell>
          <table:table-cell office:value-type="float" office:value="1933" table:style-name="ce78">
            <text:p><text:s text:c="3"/>1,933</text:p>
          </table:table-cell>
          <table:table-cell office:value-type="float" office:value="974" table:style-name="ce78">
            <text:p><text:s text:c="3"/>974</text:p>
          </table:table-cell>
          <table:table-cell office:value-type="float" office:value="532" table:style-name="ce78">
            <text:p><text:s text:c="3"/>532</text:p>
          </table:table-cell>
          <table:table-cell office:value-type="float" office:value="3465" table:style-name="ce78">
            <text:p><text:s text:c="3"/>3,465</text:p>
          </table:table-cell>
          <table:table-cell office:value-type="float" office:value="320" table:style-name="ce78">
            <text:p><text:s text:c="3"/>320</text:p>
          </table:table-cell>
          <table:table-cell office:value-type="float" office:value="33369" table:style-name="ce78">
            <text:p><text:s text:c="3"/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<text:s text:c="3"/>984,815</text:p>
          </table:table-cell>
          <table:table-cell office:value-type="float" office:value="975927" table:style-name="ce84">
            <text:p><text:s text:c="3"/>975,927</text:p>
          </table:table-cell>
          <table:table-cell office:value-type="float" office:value="181601" table:style-name="ce84">
            <text:p><text:s text:c="3"/>181,601</text:p>
          </table:table-cell>
          <table:table-cell office:value-type="float" office:value="172784" table:style-name="ce84">
            <text:p><text:s text:c="3"/>172,784</text:p>
          </table:table-cell>
          <table:table-cell office:value-type="float" office:value="4022" table:style-name="ce84">
            <text:p><text:s text:c="3"/>4,022</text:p>
          </table:table-cell>
          <table:table-cell office:value-type="float" office:value="1821" table:style-name="ce84">
            <text:p><text:s text:c="3"/>1,821</text:p>
          </table:table-cell>
          <table:table-cell office:value-type="float" office:value="997" table:style-name="ce84">
            <text:p><text:s text:c="3"/>997</text:p>
          </table:table-cell>
          <table:table-cell office:value-type="float" office:value="7993" table:style-name="ce84">
            <text:p><text:s text:c="3"/>7,993</text:p>
          </table:table-cell>
          <table:table-cell office:value-type="float" office:value="1004" table:style-name="ce84">
            <text:p><text:s text:c="3"/>1,004</text:p>
          </table:table-cell>
          <table:table-cell office:value-type="float" office:value="68765" table:style-name="ce84">
            <text:p><text:s text:c="3"/>68,765</text:p>
          </table:table-cell>
          <table:table-cell table:style-name="ce73"/>
          <table:table-cell office:value-type="float" office:value="135403" table:style-name="ce73">
            <text:p><text:s text:c="3"/>135,403</text:p>
          </table:table-cell>
          <table:table-cell table:number-columns-repeated="2" table:style-name="ce72"/>
          <table:table-cell office:value-type="float" office:value="54443" table:style-name="ce72">
            <text:p><text:s text:c="3"/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<text:s text:c="3"/>448,628</text:p>
          </table:table-cell>
          <table:table-cell office:value-type="float" office:value="447240" table:style-name="ce86">
            <text:p><text:s text:c="3"/>447,240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101931" table:style-name="ce86">
            <text:p><text:s text:c="3"/>101,931</text:p>
          </table:table-cell>
          <table:table-cell office:value-type="float" office:value="2076" table:style-name="ce86">
            <text:p><text:s text:c="3"/>2,076</text:p>
          </table:table-cell>
          <table:table-cell office:value-type="float" office:value="873" table:style-name="ce86">
            <text:p><text:s text:c="3"/>873</text:p>
          </table:table-cell>
          <table:table-cell office:value-type="float" office:value="513" table:style-name="ce86">
            <text:p><text:s text:c="3"/>513</text:p>
          </table:table-cell>
          <table:table-cell office:value-type="float" office:value="4211" table:style-name="ce86">
            <text:p><text:s text:c="3"/>4,211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35498" table:style-name="ce86">
            <text:p><text:s text:c="3"/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<text:s text:c="3"/>536,187</text:p>
          </table:table-cell>
          <table:table-cell office:value-type="float" office:value="528687" table:style-name="ce89">
            <text:p><text:s text:c="3"/>528,687</text:p>
          </table:table-cell>
          <table:table-cell office:value-type="float" office:value="87725" table:style-name="ce89">
            <text:p><text:s text:c="3"/>87,725</text:p>
          </table:table-cell>
          <table:table-cell office:value-type="float" office:value="70853" table:style-name="ce89">
            <text:p><text:s text:c="3"/>70,853</text:p>
          </table:table-cell>
          <table:table-cell office:value-type="float" office:value="1946" table:style-name="ce89">
            <text:p><text:s text:c="3"/>1,946</text:p>
          </table:table-cell>
          <table:table-cell office:value-type="float" office:value="948" table:style-name="ce89">
            <text:p><text:s text:c="3"/>948</text:p>
          </table:table-cell>
          <table:table-cell office:value-type="float" office:value="484" table:style-name="ce89">
            <text:p><text:s text:c="3"/>484</text:p>
          </table:table-cell>
          <table:table-cell office:value-type="float" office:value="3782" table:style-name="ce89">
            <text:p><text:s text:c="3"/>3,782</text:p>
          </table:table-cell>
          <table:table-cell office:value-type="float" office:value="423" table:style-name="ce89">
            <text:p><text:s text:c="3"/>423</text:p>
          </table:table-cell>
          <table:table-cell office:value-type="float" office:value="33267" table:style-name="ce89">
            <text:p><text:s text:c="3"/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8年</text:p>
          </table:table-cell>
          <table:table-cell office:value-type="string" table:style-name="ce80">
            <text:p>計</text:p>
          </table:table-cell>
          <table:table-cell office:value-type="float" office:value="972043" table:style-name="ce35">
            <text:p><text:s text:c="3"/>972,043</text:p>
          </table:table-cell>
          <table:table-cell office:value-type="float" office:value="959325" table:style-name="ce35">
            <text:p><text:s text:c="3"/>959,325</text:p>
          </table:table-cell>
          <table:table-cell office:value-type="float" office:value="177767" table:style-name="ce35">
            <text:p><text:s text:c="3"/>177,767</text:p>
          </table:table-cell>
          <table:table-cell office:value-type="float" office:value="176296" table:style-name="ce35">
            <text:p><text:s text:c="3"/>176,296</text:p>
          </table:table-cell>
          <table:table-cell office:value-type="float" office:value="3925" table:style-name="ce35">
            <text:p><text:s text:c="3"/>3,925</text:p>
          </table:table-cell>
          <table:table-cell office:value-type="float" office:value="1795" table:style-name="ce35">
            <text:p><text:s text:c="3"/>1,795</text:p>
          </table:table-cell>
          <table:table-cell office:value-type="float" office:value="937" table:style-name="ce35">
            <text:p><text:s text:c="3"/>937</text:p>
          </table:table-cell>
          <table:table-cell office:value-type="float" office:value="8288" table:style-name="ce35">
            <text:p><text:s text:c="3"/>8,288</text:p>
          </table:table-cell>
          <table:table-cell office:value-type="float" office:value="963" table:style-name="ce35">
            <text:p><text:s text:c="3"/>963</text:p>
          </table:table-cell>
          <table:table-cell office:value-type="float" office:value="67862" table:style-name="ce35">
            <text:p><text:s text:c="3"/>67,862</text:p>
          </table:table-cell>
          <table:table-cell office:value-type="float" office:value="134524" table:style-name="ce35">
            <text:p><text:s text:c="3"/>134,524</text:p>
          </table:table-cell>
          <table:table-cell office:value-type="float" office:value="131585" table:style-name="ce35">
            <text:p><text:s text:c="3"/>131,585</text:p>
          </table:table-cell>
          <table:table-cell office:value-type="float" office:value="2939" table:style-name="ce35">
            <text:p><text:s text:c="3"/>2,939</text:p>
          </table:table-cell>
          <table:table-cell office:value-type="float" office:value="54473" table:style-name="ce35">
            <text:p><text:s text:c="3"/>54,473</text:p>
          </table:table-cell>
          <table:table-cell office:value-type="float" office:value="54363" table:style-name="ce35">
            <text:p><text:s text:c="3"/>54,363</text:p>
          </table:table-cell>
          <table:table-cell office:value-type="float" office:value="110" table:style-name="ce35">
            <text:p><text:s text:c="3"/>11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43200" table:style-name="ce48">
            <text:p><text:s text:c="3"/>443,200</text:p>
          </table:table-cell>
          <table:table-cell office:value-type="float" office:value="439444" table:style-name="ce48">
            <text:p><text:s text:c="3"/>439,444</text:p>
          </table:table-cell>
          <table:table-cell office:value-type="float" office:value="92237" table:style-name="ce48">
            <text:p><text:s text:c="3"/>92,237</text:p>
          </table:table-cell>
          <table:table-cell office:value-type="float" office:value="103720" table:style-name="ce48">
            <text:p><text:s text:c="3"/>103,720</text:p>
          </table:table-cell>
          <table:table-cell office:value-type="float" office:value="2052" table:style-name="ce48">
            <text:p><text:s text:c="3"/>2,052</text:p>
          </table:table-cell>
          <table:table-cell office:value-type="float" office:value="879" table:style-name="ce48">
            <text:p><text:s text:c="3"/>879</text:p>
          </table:table-cell>
          <table:table-cell office:value-type="float" office:value="477" table:style-name="ce48">
            <text:p><text:s text:c="3"/>477</text:p>
          </table:table-cell>
          <table:table-cell office:value-type="float" office:value="4381" table:style-name="ce48">
            <text:p><text:s text:c="3"/>4,381</text:p>
          </table:table-cell>
          <table:table-cell office:value-type="float" office:value="592" table:style-name="ce48">
            <text:p><text:s text:c="3"/>592</text:p>
          </table:table-cell>
          <table:table-cell office:value-type="float" office:value="35168" table:style-name="ce48">
            <text:p><text:s text:c="3"/>35,168</text:p>
          </table:table-cell>
          <table:table-cell table:number-columns-repeated="2" table:style-name="ce87"/>
          <table:table-cell office:value-type="float" office:value="928" table:style-name="ce48">
            <text:p><text:s text:c="3"/>928</text:p>
          </table:table-cell>
          <table:table-cell table:number-columns-repeated="2" table:style-name="ce86"/>
          <table:table-cell office:value-type="float" office:value="50" table:style-name="ce48">
            <text:p><text:s text:c="3"/>50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528843" table:style-name="ce48">
            <text:p><text:s text:c="3"/>528,843</text:p>
          </table:table-cell>
          <table:table-cell office:value-type="float" office:value="519881" table:style-name="ce48">
            <text:p><text:s text:c="3"/>519,881</text:p>
          </table:table-cell>
          <table:table-cell office:value-type="float" office:value="85530" table:style-name="ce48">
            <text:p><text:s text:c="3"/>85,530</text:p>
          </table:table-cell>
          <table:table-cell office:value-type="float" office:value="72576" table:style-name="ce48">
            <text:p><text:s text:c="3"/>72,576</text:p>
          </table:table-cell>
          <table:table-cell office:value-type="float" office:value="1873" table:style-name="ce48">
            <text:p><text:s text:c="3"/>1,873</text:p>
          </table:table-cell>
          <table:table-cell office:value-type="float" office:value="916" table:style-name="ce48">
            <text:p><text:s text:c="3"/>916</text:p>
          </table:table-cell>
          <table:table-cell office:value-type="float" office:value="460" table:style-name="ce48">
            <text:p><text:s text:c="3"/>460</text:p>
          </table:table-cell>
          <table:table-cell office:value-type="float" office:value="3907" table:style-name="ce48">
            <text:p><text:s text:c="3"/>3,907</text:p>
          </table:table-cell>
          <table:table-cell office:value-type="float" office:value="371" table:style-name="ce48">
            <text:p><text:s text:c="3"/>371</text:p>
          </table:table-cell>
          <table:table-cell office:value-type="float" office:value="32694" table:style-name="ce48">
            <text:p><text:s text:c="3"/>32,694</text:p>
          </table:table-cell>
          <table:table-cell table:number-columns-repeated="2" table:style-name="ce87"/>
          <table:table-cell office:value-type="float" office:value="2011" table:style-name="ce48">
            <text:p><text:s text:c="3"/>2,011</text:p>
          </table:table-cell>
          <table:table-cell table:style-name="ce86"/>
          <table:table-cell table:style-name="ce89"/>
          <table:table-cell office:value-type="float" office:value="60" table:style-name="ce48">
            <text:p><text:s text:c="3"/>60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92486" table:style-name="ce93">
            <text:p><text:s text:c="3"/>92,486</text:p>
          </table:table-cell>
          <table:table-cell office:value-type="float" office:value="91637" table:style-name="ce93">
            <text:p><text:s text:c="3"/>91,637</text:p>
          </table:table-cell>
          <table:table-cell office:value-type="float" office:value="14330" table:style-name="ce93">
            <text:p><text:s text:c="3"/>14,330</text:p>
          </table:table-cell>
          <table:table-cell office:value-type="float" office:value="13983" table:style-name="ce93">
            <text:p><text:s text:c="3"/>13,983</text:p>
          </table:table-cell>
          <table:table-cell office:value-type="float" office:value="360" table:style-name="ce93">
            <text:p><text:s text:c="3"/>360</text:p>
          </table:table-cell>
          <table:table-cell office:value-type="float" office:value="143" table:style-name="ce93">
            <text:p><text:s text:c="3"/>143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755" table:style-name="ce93">
            <text:p><text:s text:c="3"/>755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6374" table:style-name="ce93">
            <text:p><text:s text:c="3"/>6,374</text:p>
          </table:table-cell>
          <table:table-cell office:value-type="float" office:value="5121" table:style-name="ce36">
            <text:p><text:s text:c="3"/>5,121</text:p>
          </table:table-cell>
          <table:table-cell office:value-type="float" office:value="4918" table:style-name="ce36">
            <text:p><text:s text:c="3"/>4,918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4665" table:style-name="ce94">
            <text:p><text:s text:c="3"/>4,665</text:p>
          </table:table-cell>
          <table:table-cell office:value-type="float" office:value="4646" table:style-name="ce94">
            <text:p><text:s text:c="3"/>4,646</text:p>
          </table:table-cell>
          <table:table-cell office:value-type="float" office:value="19" table:style-name="ce36">
            <text:p><text:s text:c="3"/>1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5">
            <text:p>8 月</text:p>
          </table:table-cell>
          <table:table-cell office:value-type="string" table:style-name="ce96">
            <text:p>男</text:p>
          </table:table-cell>
          <table:table-cell office:value-type="float" office:value="42717" table:style-name="ce97">
            <text:p><text:s text:c="3"/>42,717</text:p>
          </table:table-cell>
          <table:table-cell office:value-type="float" office:value="42531" table:style-name="ce98">
            <text:p><text:s text:c="3"/>42,531</text:p>
          </table:table-cell>
          <table:table-cell office:value-type="float" office:value="7427" table:style-name="ce63">
            <text:p><text:s text:c="3"/>7,427</text:p>
          </table:table-cell>
          <table:table-cell office:value-type="float" office:value="8190" table:style-name="ce63">
            <text:p><text:s text:c="3"/>8,190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91" table:style-name="ce63">
            <text:p><text:s text:c="3"/>39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3280" table:style-name="ce63">
            <text:p><text:s text:c="3"/>3,280</text:p>
          </table:table-cell>
          <table:table-cell table:number-columns-repeated="2" table:style-name="ce63"/>
          <table:table-cell office:value-type="float" office:value="64" table:style-name="ce62">
            <text:p><text:s text:c="3"/>6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9"/>
          <table:table-cell office:value-type="string" table:style-name="ce100">
            <text:p>女</text:p>
          </table:table-cell>
          <table:table-cell office:value-type="float" office:value="49769" table:style-name="ce101">
            <text:p><text:s text:c="3"/>49,769</text:p>
          </table:table-cell>
          <table:table-cell office:value-type="float" office:value="49106" table:style-name="ce102">
            <text:p><text:s text:c="3"/>49,106</text:p>
          </table:table-cell>
          <table:table-cell office:value-type="float" office:value="6903" table:style-name="ce103">
            <text:p><text:s text:c="3"/>6,903</text:p>
          </table:table-cell>
          <table:table-cell office:value-type="float" office:value="5793" table:style-name="ce103">
            <text:p><text:s text:c="3"/>5,793</text:p>
          </table:table-cell>
          <table:table-cell office:value-type="float" office:value="201" table:style-name="ce103">
            <text:p><text:s text:c="3"/>201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364" table:style-name="ce103">
            <text:p><text:s text:c="3"/>364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3094" table:style-name="ce103">
            <text:p><text:s text:c="3"/>3,094</text:p>
          </table:table-cell>
          <table:table-cell table:number-columns-repeated="2" table:style-name="ce103"/>
          <table:table-cell office:value-type="float" office:value="139" table:style-name="ce104">
            <text:p><text:s text:c="3"/>139</text:p>
          </table:table-cell>
          <table:table-cell table:number-columns-repeated="2" table:style-name="ce104"/>
          <table:table-cell office:value-type="float" office:value="12" table:style-name="ce103">
            <text:p><text:s text:c="3"/>1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計</text:p>
          </table:table-cell>
          <table:table-cell office:value-type="float" office:value="90276" table:style-name="ce97">
            <text:p><text:s text:c="3"/>90,276</text:p>
          </table:table-cell>
          <table:table-cell office:value-type="float" office:value="90954" table:style-name="ce98">
            <text:p><text:s text:c="3"/>90,954</text:p>
          </table:table-cell>
          <table:table-cell office:value-type="float" office:value="14533" table:style-name="ce63">
            <text:p><text:s text:c="3"/>14,533</text:p>
          </table:table-cell>
          <table:table-cell office:value-type="float" office:value="13866" table:style-name="ce63">
            <text:p><text:s text:c="3"/>13,866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81" table:style-name="ce63">
            <text:p><text:s text:c="3"/>81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70" table:style-name="ce63">
            <text:p><text:s text:c="3"/>70</text:p>
          </table:table-cell>
          <table:table-cell office:value-type="float" office:value="5576" table:style-name="ce63">
            <text:p><text:s text:c="3"/>5,576</text:p>
          </table:table-cell>
          <table:table-cell office:value-type="float" office:value="11656" table:style-name="ce63">
            <text:p><text:s text:c="3"/>11,656</text:p>
          </table:table-cell>
          <table:table-cell office:value-type="float" office:value="11328" table:style-name="ce63">
            <text:p><text:s text:c="3"/>11,328</text:p>
          </table:table-cell>
          <table:table-cell office:value-type="float" office:value="328" table:style-name="ce62">
            <text:p><text:s text:c="3"/>328</text:p>
          </table:table-cell>
          <table:table-cell office:value-type="float" office:value="4402" table:style-name="ce62">
            <text:p><text:s text:c="3"/>4,402</text:p>
          </table:table-cell>
          <table:table-cell office:value-type="float" office:value="4386" table:style-name="ce62">
            <text:p><text:s text:c="3"/>4,386</text:p>
          </table:table-cell>
          <table:table-cell office:value-type="float" office:value="16" table:style-name="ce63">
            <text:p><text:s text:c="3"/>1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5">
            <text:p>9 月</text:p>
          </table:table-cell>
          <table:table-cell office:value-type="string" table:style-name="ce106">
            <text:p>男</text:p>
          </table:table-cell>
          <table:table-cell office:value-type="float" office:value="41225" table:style-name="ce97">
            <text:p><text:s text:c="3"/>41,225</text:p>
          </table:table-cell>
          <table:table-cell office:value-type="float" office:value="41599" table:style-name="ce98">
            <text:p><text:s text:c="3"/>41,599</text:p>
          </table:table-cell>
          <table:table-cell office:value-type="float" office:value="7515" table:style-name="ce63">
            <text:p><text:s text:c="3"/>7,515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64" table:style-name="ce63">
            <text:p><text:s text:c="3"/>164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362" table:style-name="ce63">
            <text:p><text:s text:c="3"/>362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865" table:style-name="ce63">
            <text:p><text:s text:c="3"/>2,865</text:p>
          </table:table-cell>
          <table:table-cell table:number-columns-repeated="2" table:style-name="ce63"/>
          <table:table-cell office:value-type="float" office:value="89" table:style-name="ce62">
            <text:p><text:s text:c="3"/>89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女</text:p>
          </table:table-cell>
          <table:table-cell office:value-type="float" office:value="49051" table:style-name="ce97">
            <text:p><text:s text:c="3"/>49,051</text:p>
          </table:table-cell>
          <table:table-cell office:value-type="float" office:value="49355" table:style-name="ce98">
            <text:p><text:s text:c="3"/>49,355</text:p>
          </table:table-cell>
          <table:table-cell office:value-type="float" office:value="7018" table:style-name="ce63">
            <text:p><text:s text:c="3"/>7,018</text:p>
          </table:table-cell>
          <table:table-cell office:value-type="float" office:value="5718" table:style-name="ce63">
            <text:p><text:s text:c="3"/>5,718</text:p>
          </table:table-cell>
          <table:table-cell office:value-type="float" office:value="142" table:style-name="ce63">
            <text:p><text:s text:c="3"/>14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711" table:style-name="ce63">
            <text:p><text:s text:c="3"/>2,711</text:p>
          </table:table-cell>
          <table:table-cell table:number-columns-repeated="2" table:style-name="ce63"/>
          <table:table-cell office:value-type="float" office:value="239" table:style-name="ce62">
            <text:p><text:s text:c="3"/>239</text:p>
          </table:table-cell>
          <table:table-cell table:number-columns-repeated="2" table:style-name="ce62"/>
          <table:table-cell office:value-type="float" office:value="6" table:style-name="ce63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計</text:p>
          </table:table-cell>
          <table:table-cell office:value-type="float" office:value="69619" table:style-name="ce109">
            <text:p><text:s text:c="3"/>69,619</text:p>
          </table:table-cell>
          <table:table-cell office:value-type="float" office:value="68022" table:style-name="ce110">
            <text:p><text:s text:c="3"/>68,022</text:p>
          </table:table-cell>
          <table:table-cell office:value-type="float" office:value="16236" table:style-name="ce36">
            <text:p><text:s text:c="3"/>16,236</text:p>
          </table:table-cell>
          <table:table-cell office:value-type="float" office:value="15350" table:style-name="ce36">
            <text:p><text:s text:c="3"/>15,350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5718" table:style-name="ce36">
            <text:p><text:s text:c="3"/>5,718</text:p>
          </table:table-cell>
          <table:table-cell office:value-type="float" office:value="12000" table:style-name="ce36">
            <text:p><text:s text:c="3"/>12,000</text:p>
          </table:table-cell>
          <table:table-cell office:value-type="float" office:value="11765" table:style-name="ce36">
            <text:p><text:s text:c="3"/>11,765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4779" table:style-name="ce94">
            <text:p><text:s text:c="3"/>4,779</text:p>
          </table:table-cell>
          <table:table-cell office:value-type="float" office:value="4758" table:style-name="ce94">
            <text:p><text:s text:c="3"/>4,758</text:p>
          </table:table-cell>
          <table:table-cell office:value-type="float" office:value="21" table:style-name="ce36">
            <text:p><text:s text:c="3"/>2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5">
            <text:p>10 月</text:p>
          </table:table-cell>
          <table:table-cell office:value-type="string" table:style-name="ce106">
            <text:p>男</text:p>
          </table:table-cell>
          <table:table-cell office:value-type="float" office:value="31402" table:style-name="ce97">
            <text:p><text:s text:c="3"/>31,402</text:p>
          </table:table-cell>
          <table:table-cell office:value-type="float" office:value="30876" table:style-name="ce98">
            <text:p><text:s text:c="3"/>30,876</text:p>
          </table:table-cell>
          <table:table-cell office:value-type="float" office:value="8413" table:style-name="ce63">
            <text:p><text:s text:c="3"/>8,413</text:p>
          </table:table-cell>
          <table:table-cell office:value-type="float" office:value="9024" table:style-name="ce63">
            <text:p><text:s text:c="3"/>9,024</text:p>
          </table:table-cell>
          <table:table-cell office:value-type="float" office:value="186" table:style-name="ce63">
            <text:p><text:s text:c="3"/>18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74" table:style-name="ce63">
            <text:p><text:s text:c="3"/>374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17" table:style-name="ce63">
            <text:p><text:s text:c="3"/>3,017</text:p>
          </table:table-cell>
          <table:table-cell table:number-columns-repeated="2" table:style-name="ce63"/>
          <table:table-cell office:value-type="float" office:value="77" table:style-name="ce62">
            <text:p><text:s text:c="3"/>77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9"/>
          <table:table-cell office:value-type="string" table:style-name="ce100">
            <text:p>女</text:p>
          </table:table-cell>
          <table:table-cell office:value-type="float" office:value="38217" table:style-name="ce101">
            <text:p><text:s text:c="3"/>38,217</text:p>
          </table:table-cell>
          <table:table-cell office:value-type="float" office:value="37146" table:style-name="ce102">
            <text:p><text:s text:c="3"/>37,146</text:p>
          </table:table-cell>
          <table:table-cell office:value-type="float" office:value="7823" table:style-name="ce103">
            <text:p><text:s text:c="3"/>7,823</text:p>
          </table:table-cell>
          <table:table-cell office:value-type="float" office:value="6326" table:style-name="ce103">
            <text:p><text:s text:c="3"/>6,326</text:p>
          </table:table-cell>
          <table:table-cell office:value-type="float" office:value="151" table:style-name="ce103">
            <text:p><text:s text:c="3"/>151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380" table:style-name="ce103">
            <text:p><text:s text:c="3"/>380</text:p>
          </table:table-cell>
          <table:table-cell office:value-type="float" office:value="31" table:style-name="ce103">
            <text:p><text:s text:c="3"/>31</text:p>
          </table:table-cell>
          <table:table-cell office:value-type="float" office:value="2701" table:style-name="ce103">
            <text:p><text:s text:c="3"/>2,701</text:p>
          </table:table-cell>
          <table:table-cell table:number-columns-repeated="2" table:style-name="ce103"/>
          <table:table-cell office:value-type="float" office:value="158" table:style-name="ce104">
            <text:p><text:s text:c="3"/>158</text:p>
          </table:table-cell>
          <table:table-cell table:number-columns-repeated="2" table:style-name="ce104"/>
          <table:table-cell office:value-type="float" office:value="10" table:style-name="ce10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9">
            <text:p><text:s text:c="3"/>62,816</text:p>
          </table:table-cell>
          <table:table-cell office:value-type="float" office:value="61254" table:style-name="ce110">
            <text:p><text:s text:c="3"/>61,254</text:p>
          </table:table-cell>
          <table:table-cell office:value-type="float" office:value="14687" table:style-name="ce36">
            <text:p><text:s text:c="3"/>14,687</text:p>
          </table:table-cell>
          <table:table-cell office:value-type="float" office:value="13739" table:style-name="ce36">
            <text:p><text:s text:c="3"/>13,739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5424" table:style-name="ce36">
            <text:p><text:s text:c="3"/>5,424</text:p>
          </table:table-cell>
          <table:table-cell office:value-type="float" office:value="12497" table:style-name="ce36">
            <text:p><text:s text:c="3"/>12,497</text:p>
          </table:table-cell>
          <table:table-cell office:value-type="float" office:value="12264" table:style-name="ce36">
            <text:p><text:s text:c="3"/>12,264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4476" table:style-name="ce94">
            <text:p><text:s text:c="3"/>4,476</text:p>
          </table:table-cell>
          <table:table-cell office:value-type="float" office:value="4452" table:style-name="ce94">
            <text:p><text:s text:c="3"/>4,452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5">
            <text:p>11 月</text:p>
          </table:table-cell>
          <table:table-cell office:value-type="string" table:style-name="ce106">
            <text:p>男</text:p>
          </table:table-cell>
          <table:table-cell office:value-type="float" office:value="28407" table:style-name="ce97">
            <text:p><text:s text:c="3"/>28,407</text:p>
          </table:table-cell>
          <table:table-cell office:value-type="float" office:value="27946" table:style-name="ce98">
            <text:p><text:s text:c="3"/>27,946</text:p>
          </table:table-cell>
          <table:table-cell office:value-type="float" office:value="7770" table:style-name="ce63">
            <text:p><text:s text:c="3"/>7,770</text:p>
          </table:table-cell>
          <table:table-cell office:value-type="float" office:value="8113" table:style-name="ce63">
            <text:p><text:s text:c="3"/>8,113</text:p>
          </table:table-cell>
          <table:table-cell office:value-type="float" office:value="170" table:style-name="ce63">
            <text:p><text:s text:c="3"/>170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66" table:style-name="ce63">
            <text:p><text:s text:c="3"/>366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818" table:style-name="ce63">
            <text:p><text:s text:c="3"/>2,818</text:p>
          </table:table-cell>
          <table:table-cell table:number-columns-repeated="2" table:style-name="ce63"/>
          <table:table-cell office:value-type="float" office:value="66" table:style-name="ce62">
            <text:p><text:s text:c="3"/>66</text:p>
          </table:table-cell>
          <table:table-cell table:number-columns-repeated="2" table:style-name="ce62"/>
          <table:table-cell office:value-type="float" office:value="9" table:style-name="ce63">
            <text:p><text:s text:c="3"/>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9"/>
          <table:table-cell office:value-type="string" table:style-name="ce100">
            <text:p>女</text:p>
          </table:table-cell>
          <table:table-cell office:value-type="float" office:value="34409" table:style-name="ce101">
            <text:p><text:s text:c="3"/>34,409</text:p>
          </table:table-cell>
          <table:table-cell office:value-type="float" office:value="33308" table:style-name="ce102">
            <text:p><text:s text:c="3"/>33,308</text:p>
          </table:table-cell>
          <table:table-cell office:value-type="float" office:value="6917" table:style-name="ce103">
            <text:p><text:s text:c="3"/>6,917</text:p>
          </table:table-cell>
          <table:table-cell office:value-type="float" office:value="5626" table:style-name="ce103">
            <text:p><text:s text:c="3"/>5,626</text:p>
          </table:table-cell>
          <table:table-cell office:value-type="float" office:value="141" table:style-name="ce103">
            <text:p><text:s text:c="3"/>141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324" table:style-name="ce103">
            <text:p><text:s text:c="3"/>324</text:p>
          </table:table-cell>
          <table:table-cell office:value-type="float" office:value="43" table:style-name="ce103">
            <text:p><text:s text:c="3"/>43</text:p>
          </table:table-cell>
          <table:table-cell office:value-type="float" office:value="2606" table:style-name="ce103">
            <text:p><text:s text:c="3"/>2,606</text:p>
          </table:table-cell>
          <table:table-cell table:number-columns-repeated="2" table:style-name="ce103"/>
          <table:table-cell office:value-type="float" office:value="167" table:style-name="ce104">
            <text:p><text:s text:c="3"/>167</text:p>
          </table:table-cell>
          <table:table-cell table:number-columns-repeated="2" table:style-name="ce104"/>
          <table:table-cell office:value-type="float" office:value="15" table:style-name="ce103">
            <text:p><text:s text:c="3"/>1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11"/>
          <table:table-cell office:value-type="string" table:style-name="ce112">
            <text:p>計</text:p>
          </table:table-cell>
          <table:table-cell office:value-type="float" office:value="63057" table:style-name="ce113">
            <text:p><text:s text:c="3"/>63,057</text:p>
          </table:table-cell>
          <table:table-cell office:value-type="float" office:value="60222" table:style-name="ce113">
            <text:p><text:s text:c="3"/>60,222</text:p>
          </table:table-cell>
          <table:table-cell office:value-type="float" office:value="16916" table:style-name="ce113">
            <text:p><text:s text:c="3"/>16,916</text:p>
          </table:table-cell>
          <table:table-cell office:value-type="float" office:value="15406" table:style-name="ce113">
            <text:p><text:s text:c="3"/>15,406</text:p>
          </table:table-cell>
          <table:table-cell office:value-type="float" office:value="348" table:style-name="ce113">
            <text:p><text:s text:c="3"/>348</text:p>
          </table:table-cell>
          <table:table-cell office:value-type="float" office:value="175" table:style-name="ce113">
            <text:p><text:s text:c="3"/>175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654" table:style-name="ce113">
            <text:p><text:s text:c="3"/>654</text:p>
          </table:table-cell>
          <table:table-cell office:value-type="float" office:value="95" table:style-name="ce113">
            <text:p><text:s text:c="3"/>95</text:p>
          </table:table-cell>
          <table:table-cell office:value-type="float" office:value="5386" table:style-name="ce113">
            <text:p><text:s text:c="3"/>5,386</text:p>
          </table:table-cell>
          <table:table-cell office:value-type="float" office:value="13931" table:style-name="ce63">
            <text:p><text:s text:c="3"/>13,931</text:p>
          </table:table-cell>
          <table:table-cell office:value-type="float" office:value="13615" table:style-name="ce62">
            <text:p><text:s text:c="3"/>13,615</text:p>
          </table:table-cell>
          <table:table-cell office:value-type="float" office:value="316" table:style-name="ce62">
            <text:p><text:s text:c="3"/>316</text:p>
          </table:table-cell>
          <table:table-cell office:value-type="float" office:value="4437" table:style-name="ce62">
            <text:p><text:s text:c="3"/>4,437</text:p>
          </table:table-cell>
          <table:table-cell office:value-type="float" office:value="4422" table:style-name="ce62">
            <text:p><text:s text:c="3"/>4,422</text:p>
          </table:table-cell>
          <table:table-cell office:value-type="float" office:value="15" table:style-name="ce63">
            <text:p><text:s text:c="3"/>15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5">
            <text:p>12 月</text:p>
          </table:table-cell>
          <table:table-cell office:value-type="string" table:style-name="ce96">
            <text:p>男</text:p>
          </table:table-cell>
          <table:table-cell office:value-type="float" office:value="28404" table:style-name="ce97">
            <text:p><text:s text:c="3"/>28,404</text:p>
          </table:table-cell>
          <table:table-cell office:value-type="float" office:value="27217" table:style-name="ce98">
            <text:p><text:s text:c="3"/>27,217</text:p>
          </table:table-cell>
          <table:table-cell office:value-type="float" office:value="8764" table:style-name="ce63">
            <text:p><text:s text:c="3"/>8,764</text:p>
          </table:table-cell>
          <table:table-cell office:value-type="float" office:value="9025" table:style-name="ce63">
            <text:p><text:s text:c="3"/>9,025</text:p>
          </table:table-cell>
          <table:table-cell office:value-type="float" office:value="185" table:style-name="ce63">
            <text:p><text:s text:c="3"/>185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57" table:style-name="ce63">
            <text:p><text:s text:c="3"/>57</text:p>
          </table:table-cell>
          <table:table-cell office:value-type="float" office:value="2825" table:style-name="ce63">
            <text:p><text:s text:c="3"/>2,825</text:p>
          </table:table-cell>
          <table:table-cell table:style-name="ce63"/>
          <table:table-cell table:style-name="ce62"/>
          <table:table-cell office:value-type="float" office:value="91" table:style-name="ce62">
            <text:p><text:s text:c="3"/>91</text:p>
          </table:table-cell>
          <table:table-cell table:number-columns-repeated="2" table:style-name="ce62"/>
          <table:table-cell office:value-type="float" office:value="2" table:style-name="ce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9"/>
          <table:table-cell office:value-type="string" table:style-name="ce100">
            <text:p>女</text:p>
          </table:table-cell>
          <table:table-cell office:value-type="float" office:value="34653" table:style-name="ce101">
            <text:p><text:s text:c="3"/>34,653</text:p>
          </table:table-cell>
          <table:table-cell office:value-type="float" office:value="33005" table:style-name="ce102">
            <text:p><text:s text:c="3"/>33,005</text:p>
          </table:table-cell>
          <table:table-cell office:value-type="float" office:value="8152" table:style-name="ce103">
            <text:p><text:s text:c="3"/>8,152</text:p>
          </table:table-cell>
          <table:table-cell office:value-type="float" office:value="6381" table:style-name="ce103">
            <text:p><text:s text:c="3"/>6,381</text:p>
          </table:table-cell>
          <table:table-cell office:value-type="float" office:value="163" table:style-name="ce103">
            <text:p><text:s text:c="3"/>163</text:p>
          </table:table-cell>
          <table:table-cell office:value-type="float" office:value="89" table:style-name="ce103">
            <text:p><text:s text:c="3"/>89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289" table:style-name="ce103">
            <text:p><text:s text:c="3"/>289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2561" table:style-name="ce103">
            <text:p><text:s text:c="3"/>2,561</text:p>
          </table:table-cell>
          <table:table-cell table:style-name="ce103"/>
          <table:table-cell table:style-name="ce104"/>
          <table:table-cell office:value-type="float" office:value="225" table:style-name="ce104">
            <text:p><text:s text:c="3"/>225</text:p>
          </table:table-cell>
          <table:table-cell table:number-columns-repeated="2" table:style-name="ce104"/>
          <table:table-cell office:value-type="float" office:value="13" table:style-name="ce103">
            <text:p><text:s text:c="3"/>13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9年</text:p>
            <text:p>截至8月止</text:p>
          </table:table-cell>
          <table:table-cell office:value-type="string" table:style-name="ce114">
            <text:p>計</text:p>
          </table:table-cell>
          <table:table-cell office:value-type="float" office:value="643881" table:style-name="ce115">
            <text:p><text:s text:c="3"/>643,881</text:p>
          </table:table-cell>
          <table:table-cell office:value-type="float" office:value="661440" table:style-name="ce115">
            <text:p><text:s text:c="3"/>661,440</text:p>
          </table:table-cell>
          <table:table-cell office:value-type="float" office:value="105161" table:style-name="ce115">
            <text:p><text:s text:c="3"/>105,161</text:p>
          </table:table-cell>
          <table:table-cell office:value-type="float" office:value="116389" table:style-name="ce115">
            <text:p><text:s text:c="3"/>116,389</text:p>
          </table:table-cell>
          <table:table-cell office:value-type="float" office:value="2272" table:style-name="ce115">
            <text:p><text:s text:c="3"/>2,272</text:p>
          </table:table-cell>
          <table:table-cell office:value-type="float" office:value="1159" table:style-name="ce115">
            <text:p><text:s text:c="3"/>1,159</text:p>
          </table:table-cell>
          <table:table-cell office:value-type="float" office:value="692" table:style-name="ce115">
            <text:p><text:s text:c="3"/>692</text:p>
          </table:table-cell>
          <table:table-cell office:value-type="float" office:value="5376" table:style-name="ce115">
            <text:p><text:s text:c="3"/>5,376</text:p>
          </table:table-cell>
          <table:table-cell office:value-type="float" office:value="695" table:style-name="ce115">
            <text:p><text:s text:c="3"/>695</text:p>
          </table:table-cell>
          <table:table-cell office:value-type="float" office:value="43231" table:style-name="ce115">
            <text:p><text:s text:c="3"/>43,231</text:p>
          </table:table-cell>
          <table:table-cell office:value-type="float" office:value="77252" table:style-name="ce48">
            <text:p><text:s text:c="3"/>77,252</text:p>
          </table:table-cell>
          <table:table-cell office:value-type="float" office:value="75645" table:style-name="ce49">
            <text:p><text:s text:c="3"/>75,645</text:p>
          </table:table-cell>
          <table:table-cell office:value-type="float" office:value="1607" table:style-name="ce49">
            <text:p><text:s text:c="3"/>1,607</text:p>
          </table:table-cell>
          <table:table-cell office:value-type="float" office:value="34574" table:style-name="ce49">
            <text:p><text:s text:c="3"/>34,574</text:p>
          </table:table-cell>
          <table:table-cell office:value-type="float" office:value="34342" table:style-name="ce49">
            <text:p><text:s text:c="3"/>34,342</text:p>
          </table:table-cell>
          <table:table-cell office:value-type="float" office:value="232" table:style-name="ce48">
            <text:p><text:s text:c="3"/>232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295611" table:style-name="ce59">
            <text:p><text:s text:c="3"/>295,611</text:p>
          </table:table-cell>
          <table:table-cell office:value-type="float" office:value="303941" table:style-name="ce56">
            <text:p><text:s text:c="3"/>303,941</text:p>
          </table:table-cell>
          <table:table-cell office:value-type="float" office:value="54483" table:style-name="ce48">
            <text:p><text:s text:c="3"/>54,483</text:p>
          </table:table-cell>
          <table:table-cell office:value-type="float" office:value="68179" table:style-name="ce48">
            <text:p><text:s text:c="3"/>68,179</text:p>
          </table:table-cell>
          <table:table-cell office:value-type="float" office:value="1174" table:style-name="ce48">
            <text:p><text:s text:c="3"/>1,174</text:p>
          </table:table-cell>
          <table:table-cell office:value-type="float" office:value="601" table:style-name="ce48">
            <text:p><text:s text:c="3"/>601</text:p>
          </table:table-cell>
          <table:table-cell office:value-type="float" office:value="331" table:style-name="ce48">
            <text:p><text:s text:c="3"/>331</text:p>
          </table:table-cell>
          <table:table-cell office:value-type="float" office:value="2845" table:style-name="ce48">
            <text:p><text:s text:c="3"/>2,845</text:p>
          </table:table-cell>
          <table:table-cell office:value-type="float" office:value="408" table:style-name="ce48">
            <text:p><text:s text:c="3"/>408</text:p>
          </table:table-cell>
          <table:table-cell office:value-type="float" office:value="22287" table:style-name="ce48">
            <text:p><text:s text:c="3"/>22,287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488" table:style-name="ce49">
            <text:p><text:s text:c="3"/>488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62" table:style-name="ce48">
            <text:p><text:s text:c="3"/>62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covered-table-cell/>
          <table:table-cell office:value-type="string" table:style-name="ce88">
            <text:p>女</text:p>
          </table:table-cell>
          <table:table-cell office:value-type="float" office:value="348270" table:style-name="ce52">
            <text:p><text:s text:c="3"/>348,270</text:p>
          </table:table-cell>
          <table:table-cell office:value-type="float" office:value="357499" table:style-name="ce51">
            <text:p><text:s text:c="3"/>357,499</text:p>
          </table:table-cell>
          <table:table-cell office:value-type="float" office:value="50678" table:style-name="ce47">
            <text:p><text:s text:c="3"/>50,678</text:p>
          </table:table-cell>
          <table:table-cell office:value-type="float" office:value="48210" table:style-name="ce47">
            <text:p><text:s text:c="3"/>48,210</text:p>
          </table:table-cell>
          <table:table-cell office:value-type="float" office:value="1098" table:style-name="ce47">
            <text:p><text:s text:c="3"/>1,098</text:p>
          </table:table-cell>
          <table:table-cell office:value-type="float" office:value="558" table:style-name="ce47">
            <text:p><text:s text:c="3"/>558</text:p>
          </table:table-cell>
          <table:table-cell office:value-type="float" office:value="361" table:style-name="ce47">
            <text:p><text:s text:c="3"/>361</text:p>
          </table:table-cell>
          <table:table-cell office:value-type="float" office:value="2531" table:style-name="ce47">
            <text:p><text:s text:c="3"/>2,531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20944" table:style-name="ce47">
            <text:p><text:s text:c="3"/>20,94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1119" table:style-name="ce45">
            <text:p><text:s text:c="3"/>1,119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170" table:style-name="ce47">
            <text:p><text:s text:c="3"/>170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73313" table:style-name="ce93">
            <text:p><text:s text:c="3"/>73,313</text:p>
          </table:table-cell>
          <table:table-cell office:value-type="float" office:value="70006" table:style-name="ce93">
            <text:p><text:s text:c="3"/>70,006</text:p>
          </table:table-cell>
          <table:table-cell office:value-type="float" office:value="12510" table:style-name="ce93">
            <text:p><text:s text:c="3"/>12,510</text:p>
          </table:table-cell>
          <table:table-cell office:value-type="float" office:value="14673" table:style-name="ce93">
            <text:p><text:s text:c="3"/>14,673</text:p>
          </table:table-cell>
          <table:table-cell office:value-type="float" office:value="264" table:style-name="ce93">
            <text:p><text:s text:c="3"/>264</text:p>
          </table:table-cell>
          <table:table-cell office:value-type="float" office:value="133" table:style-name="ce93">
            <text:p><text:s text:c="3"/>133</text:p>
          </table:table-cell>
          <table:table-cell office:value-type="float" office:value="80" table:style-name="ce93">
            <text:p><text:s text:c="3"/>80</text:p>
          </table:table-cell>
          <table:table-cell office:value-type="float" office:value="546" table:style-name="ce93">
            <text:p><text:s text:c="3"/>546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4379" table:style-name="ce93">
            <text:p><text:s text:c="3"/>4,379</text:p>
          </table:table-cell>
          <table:table-cell office:value-type="float" office:value="12677" table:style-name="ce36">
            <text:p><text:s text:c="3"/>12,677</text:p>
          </table:table-cell>
          <table:table-cell office:value-type="float" office:value="12473" table:style-name="ce94">
            <text:p><text:s text:c="3"/>12,473</text:p>
          </table:table-cell>
          <table:table-cell office:value-type="float" office:value="204" table:style-name="ce94">
            <text:p><text:s text:c="3"/>204</text:p>
          </table:table-cell>
          <table:table-cell office:value-type="float" office:value="3672" table:style-name="ce94">
            <text:p><text:s text:c="3"/>3,672</text:p>
          </table:table-cell>
          <table:table-cell office:value-type="float" office:value="3648" table:style-name="ce94">
            <text:p><text:s text:c="3"/>3,648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5">
            <text:p>1 月</text:p>
          </table:table-cell>
          <table:table-cell office:value-type="string" table:style-name="ce96">
            <text:p>男</text:p>
          </table:table-cell>
          <table:table-cell office:value-type="float" office:value="33277" table:style-name="ce97">
            <text:p><text:s text:c="3"/>33,277</text:p>
          </table:table-cell>
          <table:table-cell office:value-type="float" office:value="31951" table:style-name="ce98">
            <text:p><text:s text:c="3"/>31,951</text:p>
          </table:table-cell>
          <table:table-cell office:value-type="float" office:value="6445" table:style-name="ce63">
            <text:p><text:s text:c="3"/>6,445</text:p>
          </table:table-cell>
          <table:table-cell office:value-type="float" office:value="8649" table:style-name="ce63">
            <text:p><text:s text:c="3"/>8,649</text:p>
          </table:table-cell>
          <table:table-cell office:value-type="float" office:value="137" table:style-name="ce63">
            <text:p><text:s text:c="3"/>137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305" table:style-name="ce63">
            <text:p><text:s text:c="3"/>305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2211" table:style-name="ce63">
            <text:p><text:s text:c="3"/>2,211</text:p>
          </table:table-cell>
          <table:table-cell table:style-name="ce63"/>
          <table:table-cell table:style-name="ce62"/>
          <table:table-cell office:value-type="float" office:value="69" table:style-name="ce62">
            <text:p><text:s text:c="3"/>69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105"/>
          <table:table-cell office:value-type="string" table:style-name="ce100">
            <text:p>女</text:p>
          </table:table-cell>
          <table:table-cell office:value-type="float" office:value="40036" table:style-name="ce101">
            <text:p><text:s text:c="3"/>40,036</text:p>
          </table:table-cell>
          <table:table-cell office:value-type="float" office:value="38055" table:style-name="ce102">
            <text:p><text:s text:c="3"/>38,055</text:p>
          </table:table-cell>
          <table:table-cell office:value-type="float" office:value="6065" table:style-name="ce103">
            <text:p><text:s text:c="3"/>6,065</text:p>
          </table:table-cell>
          <table:table-cell office:value-type="float" office:value="6024" table:style-name="ce103">
            <text:p><text:s text:c="3"/>6,024</text:p>
          </table:table-cell>
          <table:table-cell office:value-type="float" office:value="127" table:style-name="ce103">
            <text:p><text:s text:c="3"/>127</text:p>
          </table:table-cell>
          <table:table-cell office:value-type="float" office:value="59" table:style-name="ce103">
            <text:p><text:s text:c="3"/>59</text:p>
          </table:table-cell>
          <table:table-cell office:value-type="float" office:value="45" table:style-name="ce103">
            <text:p><text:s text:c="3"/>45</text:p>
          </table:table-cell>
          <table:table-cell office:value-type="float" office:value="241" table:style-name="ce103">
            <text:p><text:s text:c="3"/>241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2168" table:style-name="ce103">
            <text:p><text:s text:c="3"/>2,168</text:p>
          </table:table-cell>
          <table:table-cell table:style-name="ce103"/>
          <table:table-cell table:style-name="ce104"/>
          <table:table-cell office:value-type="float" office:value="135" table:style-name="ce104">
            <text:p><text:s text:c="3"/>135</text:p>
          </table:table-cell>
          <table:table-cell table:number-columns-repeated="2" table:style-name="ce104"/>
          <table:table-cell office:value-type="float" office:value="17" table:style-name="ce103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107"/>
          <table:table-cell office:value-type="string" table:style-name="ce106">
            <text:p>計</text:p>
          </table:table-cell>
          <table:table-cell office:value-type="float" office:value="82908" table:style-name="ce97">
            <text:p><text:s text:c="3"/>82,908</text:p>
          </table:table-cell>
          <table:table-cell office:value-type="float" office:value="83595" table:style-name="ce98">
            <text:p><text:s text:c="3"/>83,595</text:p>
          </table:table-cell>
          <table:table-cell office:value-type="float" office:value="13536" table:style-name="ce63">
            <text:p><text:s text:c="3"/>13,536</text:p>
          </table:table-cell>
          <table:table-cell office:value-type="float" office:value="16211" table:style-name="ce63">
            <text:p><text:s text:c="3"/>16,211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46" table:style-name="ce63">
            <text:p><text:s text:c="3"/>146</text:p>
          </table:table-cell>
          <table:table-cell office:value-type="float" office:value="95" table:style-name="ce63">
            <text:p><text:s text:c="3"/>95</text:p>
          </table:table-cell>
          <table:table-cell office:value-type="float" office:value="705" table:style-name="ce63">
            <text:p><text:s text:c="3"/>705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5320" table:style-name="ce63">
            <text:p><text:s text:c="3"/>5,320</text:p>
          </table:table-cell>
          <table:table-cell office:value-type="float" office:value="11092" table:style-name="ce63">
            <text:p><text:s text:c="3"/>11,092</text:p>
          </table:table-cell>
          <table:table-cell office:value-type="float" office:value="10833" table:style-name="ce62">
            <text:p><text:s text:c="3"/>10,833</text:p>
          </table:table-cell>
          <table:table-cell office:value-type="float" office:value="259" table:style-name="ce62">
            <text:p><text:s text:c="3"/>259</text:p>
          </table:table-cell>
          <table:table-cell office:value-type="float" office:value="4234" table:style-name="ce62">
            <text:p><text:s text:c="3"/>4,234</text:p>
          </table:table-cell>
          <table:table-cell office:value-type="float" office:value="4210" table:style-name="ce62">
            <text:p><text:s text:c="3"/>4,210</text:p>
          </table:table-cell>
          <table:table-cell office:value-type="float" office:value="24" table:style-name="ce63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office:value-type="string" table:style-name="ce105">
            <text:p>2 月</text:p>
          </table:table-cell>
          <table:table-cell office:value-type="string" table:style-name="ce106">
            <text:p>男</text:p>
          </table:table-cell>
          <table:table-cell office:value-type="float" office:value="37984" table:style-name="ce97">
            <text:p><text:s text:c="3"/>37,984</text:p>
          </table:table-cell>
          <table:table-cell office:value-type="float" office:value="38371" table:style-name="ce98">
            <text:p><text:s text:c="3"/>38,371</text:p>
          </table:table-cell>
          <table:table-cell office:value-type="float" office:value="6926" table:style-name="ce63">
            <text:p><text:s text:c="3"/>6,926</text:p>
          </table:table-cell>
          <table:table-cell office:value-type="float" office:value="9525" table:style-name="ce63">
            <text:p><text:s text:c="3"/>9,525</text:p>
          </table:table-cell>
          <table:table-cell office:value-type="float" office:value="145" table:style-name="ce63">
            <text:p><text:s text:c="3"/>145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61" table:style-name="ce63">
            <text:p><text:s text:c="3"/>361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2711" table:style-name="ce63">
            <text:p><text:s text:c="3"/>2,711</text:p>
          </table:table-cell>
          <table:table-cell table:style-name="ce63"/>
          <table:table-cell table:style-name="ce62"/>
          <table:table-cell office:value-type="float" office:value="75" table:style-name="ce62">
            <text:p><text:s text:c="3"/>75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女</text:p>
          </table:table-cell>
          <table:table-cell office:value-type="float" office:value="44924" table:style-name="ce97">
            <text:p><text:s text:c="3"/>44,924</text:p>
          </table:table-cell>
          <table:table-cell office:value-type="float" office:value="45224" table:style-name="ce98">
            <text:p><text:s text:c="3"/>45,224</text:p>
          </table:table-cell>
          <table:table-cell office:value-type="float" office:value="6610" table:style-name="ce63">
            <text:p><text:s text:c="3"/>6,610</text:p>
          </table:table-cell>
          <table:table-cell office:value-type="float" office:value="6686" table:style-name="ce63">
            <text:p><text:s text:c="3"/>6,686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44" table:style-name="ce63">
            <text:p><text:s text:c="3"/>344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609" table:style-name="ce63">
            <text:p><text:s text:c="3"/>2,609</text:p>
          </table:table-cell>
          <table:table-cell table:style-name="ce63"/>
          <table:table-cell table:style-name="ce62"/>
          <table:table-cell office:value-type="float" office:value="184" table:style-name="ce62">
            <text:p><text:s text:c="3"/>184</text:p>
          </table:table-cell>
          <table:table-cell table:number-columns-repeated="2" table:style-name="ce62"/>
          <table:table-cell office:value-type="float" office:value="17" table:style-name="ce63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計</text:p>
          </table:table-cell>
          <table:table-cell office:value-type="float" office:value="87117" table:style-name="ce109">
            <text:p><text:s text:c="3"/>87,117</text:p>
          </table:table-cell>
          <table:table-cell office:value-type="float" office:value="89812" table:style-name="ce110">
            <text:p><text:s text:c="3"/>89,812</text:p>
          </table:table-cell>
          <table:table-cell office:value-type="float" office:value="14368" table:style-name="ce36">
            <text:p><text:s text:c="3"/>14,368</text:p>
          </table:table-cell>
          <table:table-cell office:value-type="float" office:value="16083" table:style-name="ce36">
            <text:p><text:s text:c="3"/>16,083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677" table:style-name="ce36">
            <text:p><text:s text:c="3"/>677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5899" table:style-name="ce36">
            <text:p><text:s text:c="3"/>5,899</text:p>
          </table:table-cell>
          <table:table-cell office:value-type="float" office:value="9378" table:style-name="ce36">
            <text:p><text:s text:c="3"/>9,378</text:p>
          </table:table-cell>
          <table:table-cell office:value-type="float" office:value="9227" table:style-name="ce94">
            <text:p><text:s text:c="3"/>9,227</text:p>
          </table:table-cell>
          <table:table-cell office:value-type="float" office:value="151" table:style-name="ce94">
            <text:p><text:s text:c="3"/>151</text:p>
          </table:table-cell>
          <table:table-cell office:value-type="float" office:value="4654" table:style-name="ce94">
            <text:p><text:s text:c="3"/>4,654</text:p>
          </table:table-cell>
          <table:table-cell office:value-type="float" office:value="4624" table:style-name="ce94">
            <text:p><text:s text:c="3"/>4,624</text:p>
          </table:table-cell>
          <table:table-cell office:value-type="float" office:value="30" table:style-name="ce36">
            <text:p><text:s text:c="3"/>3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5">
            <text:p>3 月</text:p>
          </table:table-cell>
          <table:table-cell office:value-type="string" table:style-name="ce106">
            <text:p>男</text:p>
          </table:table-cell>
          <table:table-cell office:value-type="float" office:value="40053" table:style-name="ce97">
            <text:p><text:s text:c="3"/>40,053</text:p>
          </table:table-cell>
          <table:table-cell office:value-type="float" office:value="41388" table:style-name="ce98">
            <text:p><text:s text:c="3"/>41,388</text:p>
          </table:table-cell>
          <table:table-cell office:value-type="float" office:value="7439" table:style-name="ce63">
            <text:p><text:s text:c="3"/>7,439</text:p>
          </table:table-cell>
          <table:table-cell office:value-type="float" office:value="9449" table:style-name="ce63">
            <text:p><text:s text:c="3"/>9,449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92" table:style-name="ce63">
            <text:p><text:s text:c="3"/>92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58" table:style-name="ce63">
            <text:p><text:s text:c="3"/>358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35" table:style-name="ce63">
            <text:p><text:s text:c="3"/>3,035</text:p>
          </table:table-cell>
          <table:table-cell table:style-name="ce63"/>
          <table:table-cell table:style-name="ce62"/>
          <table:table-cell office:value-type="float" office:value="50" table:style-name="ce62">
            <text:p><text:s text:c="3"/>50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9"/>
          <table:table-cell office:value-type="string" table:style-name="ce100">
            <text:p>女</text:p>
          </table:table-cell>
          <table:table-cell office:value-type="float" office:value="47064" table:style-name="ce101">
            <text:p><text:s text:c="3"/>47,064</text:p>
          </table:table-cell>
          <table:table-cell office:value-type="float" office:value="48424" table:style-name="ce102">
            <text:p><text:s text:c="3"/>48,424</text:p>
          </table:table-cell>
          <table:table-cell office:value-type="float" office:value="6929" table:style-name="ce103">
            <text:p><text:s text:c="3"/>6,929</text:p>
          </table:table-cell>
          <table:table-cell office:value-type="float" office:value="6634" table:style-name="ce103">
            <text:p><text:s text:c="3"/>6,634</text:p>
          </table:table-cell>
          <table:table-cell office:value-type="float" office:value="157" table:style-name="ce103">
            <text:p><text:s text:c="3"/>157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319" table:style-name="ce103">
            <text:p><text:s text:c="3"/>319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2864" table:style-name="ce103">
            <text:p><text:s text:c="3"/>2,864</text:p>
          </table:table-cell>
          <table:table-cell table:style-name="ce103"/>
          <table:table-cell table:style-name="ce104"/>
          <table:table-cell office:value-type="float" office:value="101" table:style-name="ce104">
            <text:p><text:s text:c="3"/>101</text:p>
          </table:table-cell>
          <table:table-cell table:number-columns-repeated="2" table:style-name="ce104"/>
          <table:table-cell office:value-type="float" office:value="20" table:style-name="ce103">
            <text:p><text:s text:c="3"/>2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計</text:p>
          </table:table-cell>
          <table:table-cell office:value-type="float" office:value="74075" table:style-name="ce97">
            <text:p><text:s text:c="3"/>74,075</text:p>
          </table:table-cell>
          <table:table-cell office:value-type="float" office:value="77089" table:style-name="ce98">
            <text:p><text:s text:c="3"/>77,089</text:p>
          </table:table-cell>
          <table:table-cell office:value-type="float" office:value="12864" table:style-name="ce63">
            <text:p><text:s text:c="3"/>12,864</text:p>
          </table:table-cell>
          <table:table-cell office:value-type="float" office:value="14423" table:style-name="ce63">
            <text:p><text:s text:c="3"/>14,423</text:p>
          </table:table-cell>
          <table:table-cell office:value-type="float" office:value="274" table:style-name="ce63">
            <text:p><text:s text:c="3"/>274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675" table:style-name="ce63">
            <text:p><text:s text:c="3"/>675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5041" table:style-name="ce63">
            <text:p><text:s text:c="3"/>5,041</text:p>
          </table:table-cell>
          <table:table-cell office:value-type="float" office:value="6939" table:style-name="ce63">
            <text:p><text:s text:c="3"/>6,939</text:p>
          </table:table-cell>
          <table:table-cell office:value-type="float" office:value="6807" table:style-name="ce62">
            <text:p><text:s text:c="3"/>6,807</text:p>
          </table:table-cell>
          <table:table-cell office:value-type="float" office:value="132" table:style-name="ce62">
            <text:p><text:s text:c="3"/>132</text:p>
          </table:table-cell>
          <table:table-cell office:value-type="float" office:value="4024" table:style-name="ce62">
            <text:p><text:s text:c="3"/>4,024</text:p>
          </table:table-cell>
          <table:table-cell office:value-type="float" office:value="3989" table:style-name="ce62">
            <text:p><text:s text:c="3"/>3,989</text:p>
          </table:table-cell>
          <table:table-cell office:value-type="float" office:value="35" table:style-name="ce63">
            <text:p><text:s text:c="3"/>3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5">
            <text:p>4 月</text:p>
          </table:table-cell>
          <table:table-cell office:value-type="string" table:style-name="ce106">
            <text:p>男</text:p>
          </table:table-cell>
          <table:table-cell office:value-type="float" office:value="34063" table:style-name="ce97">
            <text:p><text:s text:c="3"/>34,063</text:p>
          </table:table-cell>
          <table:table-cell office:value-type="float" office:value="35514" table:style-name="ce98">
            <text:p><text:s text:c="3"/>35,514</text:p>
          </table:table-cell>
          <table:table-cell office:value-type="float" office:value="6642" table:style-name="ce63">
            <text:p><text:s text:c="3"/>6,642</text:p>
          </table:table-cell>
          <table:table-cell office:value-type="float" office:value="8417" table:style-name="ce63">
            <text:p><text:s text:c="3"/>8,417</text:p>
          </table:table-cell>
          <table:table-cell office:value-type="float" office:value="158" table:style-name="ce63">
            <text:p><text:s text:c="3"/>158</text:p>
          </table:table-cell>
          <table:table-cell office:value-type="float" office:value="83" table:style-name="ce63">
            <text:p><text:s text:c="3"/>83</text:p>
          </table:table-cell>
          <table:table-cell office:value-type="float" office:value="37" table:style-name="ce63">
            <text:p><text:s text:c="3"/>37</text:p>
          </table:table-cell>
          <table:table-cell office:value-type="float" office:value="360" table:style-name="ce63">
            <text:p><text:s text:c="3"/>360</text:p>
          </table:table-cell>
          <table:table-cell office:value-type="float" office:value="56" table:style-name="ce63">
            <text:p><text:s text:c="3"/>56</text:p>
          </table:table-cell>
          <table:table-cell office:value-type="float" office:value="2630" table:style-name="ce63">
            <text:p><text:s text:c="3"/>2,630</text:p>
          </table:table-cell>
          <table:table-cell table:style-name="ce63"/>
          <table:table-cell table:style-name="ce62"/>
          <table:table-cell office:value-type="float" office:value="39" table:style-name="ce62">
            <text:p><text:s text:c="3"/>39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女</text:p>
          </table:table-cell>
          <table:table-cell office:value-type="float" office:value="40012" table:style-name="ce97">
            <text:p><text:s text:c="3"/>40,012</text:p>
          </table:table-cell>
          <table:table-cell office:value-type="float" office:value="41575" table:style-name="ce98">
            <text:p><text:s text:c="3"/>41,575</text:p>
          </table:table-cell>
          <table:table-cell office:value-type="float" office:value="6222" table:style-name="ce63">
            <text:p><text:s text:c="3"/>6,222</text:p>
          </table:table-cell>
          <table:table-cell office:value-type="float" office:value="6006" table:style-name="ce63">
            <text:p><text:s text:c="3"/>6,006</text:p>
          </table:table-cell>
          <table:table-cell office:value-type="float" office:value="116" table:style-name="ce63">
            <text:p><text:s text:c="3"/>116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38" table:style-name="ce63">
            <text:p><text:s text:c="3"/>38</text:p>
          </table:table-cell>
          <table:table-cell office:value-type="float" office:value="315" table:style-name="ce63">
            <text:p><text:s text:c="3"/>315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411" table:style-name="ce63">
            <text:p><text:s text:c="3"/>2,411</text:p>
          </table:table-cell>
          <table:table-cell table:style-name="ce63"/>
          <table:table-cell table:style-name="ce62"/>
          <table:table-cell office:value-type="float" office:value="93" table:style-name="ce62">
            <text:p><text:s text:c="3"/>93</text:p>
          </table:table-cell>
          <table:table-cell table:number-columns-repeated="2" table:style-name="ce62"/>
          <table:table-cell office:value-type="float" office:value="24" table:style-name="ce63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計</text:p>
          </table:table-cell>
          <table:table-cell office:value-type="float" office:value="76367" table:style-name="ce109">
            <text:p><text:s text:c="3"/>76,367</text:p>
          </table:table-cell>
          <table:table-cell office:value-type="float" office:value="80688" table:style-name="ce110">
            <text:p><text:s text:c="3"/>80,688</text:p>
          </table:table-cell>
          <table:table-cell office:value-type="float" office:value="12235" table:style-name="ce36">
            <text:p><text:s text:c="3"/>12,235</text:p>
          </table:table-cell>
          <table:table-cell office:value-type="float" office:value="13272" table:style-name="ce36">
            <text:p><text:s text:c="3"/>13,272</text:p>
          </table:table-cell>
          <table:table-cell office:value-type="float" office:value="250" table:style-name="ce36">
            <text:p><text:s text:c="3"/>250</text:p>
          </table:table-cell>
          <table:table-cell office:value-type="float" office:value="151" table:style-name="ce36">
            <text:p><text:s text:c="3"/>151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692" table:style-name="ce36">
            <text:p><text:s text:c="3"/>692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5602" table:style-name="ce36">
            <text:p><text:s text:c="3"/>5,602</text:p>
          </table:table-cell>
          <table:table-cell office:value-type="float" office:value="15370" table:style-name="ce36">
            <text:p><text:s text:c="3"/>15,370</text:p>
          </table:table-cell>
          <table:table-cell office:value-type="float" office:value="14968" table:style-name="ce94">
            <text:p><text:s text:c="3"/>14,968</text:p>
          </table:table-cell>
          <table:table-cell office:value-type="float" office:value="402" table:style-name="ce94">
            <text:p><text:s text:c="3"/>402</text:p>
          </table:table-cell>
          <table:table-cell office:value-type="float" office:value="4447" table:style-name="ce94">
            <text:p><text:s text:c="3"/>4,447</text:p>
          </table:table-cell>
          <table:table-cell office:value-type="float" office:value="4419" table:style-name="ce94">
            <text:p><text:s text:c="3"/>4,419</text:p>
          </table:table-cell>
          <table:table-cell office:value-type="float" office:value="28" table:style-name="ce36">
            <text:p><text:s text:c="3"/>2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5">
            <text:p>5 月</text:p>
          </table:table-cell>
          <table:table-cell office:value-type="string" table:style-name="ce106">
            <text:p>男</text:p>
          </table:table-cell>
          <table:table-cell office:value-type="float" office:value="34657" table:style-name="ce97">
            <text:p><text:s text:c="3"/>34,657</text:p>
          </table:table-cell>
          <table:table-cell office:value-type="float" office:value="36606" table:style-name="ce98">
            <text:p><text:s text:c="3"/>36,606</text:p>
          </table:table-cell>
          <table:table-cell office:value-type="float" office:value="6403" table:style-name="ce63">
            <text:p><text:s text:c="3"/>6,403</text:p>
          </table:table-cell>
          <table:table-cell office:value-type="float" office:value="7871" table:style-name="ce63">
            <text:p><text:s text:c="3"/>7,871</text:p>
          </table:table-cell>
          <table:table-cell office:value-type="float" office:value="136" table:style-name="ce63">
            <text:p><text:s text:c="3"/>136</text:p>
          </table:table-cell>
          <table:table-cell office:value-type="float" office:value="84" table:style-name="ce63">
            <text:p><text:s text:c="3"/>84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2876" table:style-name="ce63">
            <text:p><text:s text:c="3"/>2,876</text:p>
          </table:table-cell>
          <table:table-cell table:style-name="ce63"/>
          <table:table-cell table:style-name="ce62"/>
          <table:table-cell office:value-type="float" office:value="96" table:style-name="ce62">
            <text:p><text:s text:c="3"/>96</text:p>
          </table:table-cell>
          <table:table-cell table:number-columns-repeated="2" table:style-name="ce62"/>
          <table:table-cell office:value-type="float" office:value="5" table:style-name="ce63">
            <text:p><text:s text:c="3"/>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女</text:p>
          </table:table-cell>
          <table:table-cell office:value-type="float" office:value="41710" table:style-name="ce97">
            <text:p><text:s text:c="3"/>41,710</text:p>
          </table:table-cell>
          <table:table-cell office:value-type="float" office:value="44082" table:style-name="ce98">
            <text:p><text:s text:c="3"/>44,082</text:p>
          </table:table-cell>
          <table:table-cell office:value-type="float" office:value="5832" table:style-name="ce63">
            <text:p><text:s text:c="3"/>5,832</text:p>
          </table:table-cell>
          <table:table-cell office:value-type="float" office:value="5401" table:style-name="ce63">
            <text:p><text:s text:c="3"/>5,401</text:p>
          </table:table-cell>
          <table:table-cell office:value-type="float" office:value="114" table:style-name="ce63">
            <text:p><text:s text:c="3"/>114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327" table:style-name="ce63">
            <text:p><text:s text:c="3"/>327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2726" table:style-name="ce63">
            <text:p><text:s text:c="3"/>2,726</text:p>
          </table:table-cell>
          <table:table-cell table:style-name="ce63"/>
          <table:table-cell table:style-name="ce62"/>
          <table:table-cell office:value-type="float" office:value="306" table:style-name="ce62">
            <text:p><text:s text:c="3"/>306</text:p>
          </table:table-cell>
          <table:table-cell table:number-columns-repeated="2" table:style-name="ce62"/>
          <table:table-cell office:value-type="float" office:value="23" table:style-name="ce63">
            <text:p><text:s text:c="3"/>23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計</text:p>
          </table:table-cell>
          <table:table-cell office:value-type="float" office:value="72568" table:style-name="ce109">
            <text:p><text:s text:c="3"/>72,568</text:p>
          </table:table-cell>
          <table:table-cell office:value-type="float" office:value="75661" table:style-name="ce110">
            <text:p><text:s text:c="3"/>75,661</text:p>
          </table:table-cell>
          <table:table-cell office:value-type="float" office:value="14247" table:style-name="ce36">
            <text:p><text:s text:c="3"/>14,247</text:p>
          </table:table-cell>
          <table:table-cell office:value-type="float" office:value="13893" table:style-name="ce36">
            <text:p><text:s text:c="3"/>13,893</text:p>
          </table:table-cell>
          <table:table-cell office:value-type="float" office:value="302" table:style-name="ce36">
            <text:p><text:s text:c="3"/>302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698" table:style-name="ce36">
            <text:p><text:s text:c="3"/>698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5324" table:style-name="ce36">
            <text:p><text:s text:c="3"/>5,324</text:p>
          </table:table-cell>
          <table:table-cell office:value-type="float" office:value="6889" table:style-name="ce36">
            <text:p><text:s text:c="3"/>6,889</text:p>
          </table:table-cell>
          <table:table-cell office:value-type="float" office:value="6745" table:style-name="ce94">
            <text:p><text:s text:c="3"/>6,745</text:p>
          </table:table-cell>
          <table:table-cell office:value-type="float" office:value="144" table:style-name="ce94">
            <text:p><text:s text:c="3"/>144</text:p>
          </table:table-cell>
          <table:table-cell office:value-type="float" office:value="4259" table:style-name="ce94">
            <text:p><text:s text:c="3"/>4,259</text:p>
          </table:table-cell>
          <table:table-cell office:value-type="float" office:value="4235" table:style-name="ce94">
            <text:p><text:s text:c="3"/>4,235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5">
            <text:p>6 月</text:p>
          </table:table-cell>
          <table:table-cell office:value-type="string" table:style-name="ce106">
            <text:p>男</text:p>
          </table:table-cell>
          <table:table-cell office:value-type="float" office:value="33653" table:style-name="ce97">
            <text:p><text:s text:c="3"/>33,653</text:p>
          </table:table-cell>
          <table:table-cell office:value-type="float" office:value="35054" table:style-name="ce98">
            <text:p><text:s text:c="3"/>35,054</text:p>
          </table:table-cell>
          <table:table-cell office:value-type="float" office:value="7408" table:style-name="ce63">
            <text:p><text:s text:c="3"/>7,408</text:p>
          </table:table-cell>
          <table:table-cell office:value-type="float" office:value="8120" table:style-name="ce63">
            <text:p><text:s text:c="3"/>8,120</text:p>
          </table:table-cell>
          <table:table-cell office:value-type="float" office:value="139" table:style-name="ce63">
            <text:p><text:s text:c="3"/>139</text:p>
          </table:table-cell>
          <table:table-cell office:value-type="float" office:value="53" table:style-name="ce63">
            <text:p><text:s text:c="3"/>53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82" table:style-name="ce63">
            <text:p><text:s text:c="3"/>382</text:p>
          </table:table-cell>
          <table:table-cell office:value-type="float" office:value="53" table:style-name="ce63">
            <text:p><text:s text:c="3"/>53</text:p>
          </table:table-cell>
          <table:table-cell office:value-type="float" office:value="2722" table:style-name="ce63">
            <text:p><text:s text:c="3"/>2,722</text:p>
          </table:table-cell>
          <table:table-cell table:style-name="ce63"/>
          <table:table-cell table:style-name="ce62"/>
          <table:table-cell office:value-type="float" office:value="51" table:style-name="ce62">
            <text:p><text:s text:c="3"/>51</text:p>
          </table:table-cell>
          <table:table-cell table:number-columns-repeated="2" table:style-name="ce62"/>
          <table:table-cell office:value-type="float" office:value="6" table:style-name="ce63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9"/>
          <table:table-cell office:value-type="string" table:style-name="ce100">
            <text:p>女</text:p>
          </table:table-cell>
          <table:table-cell office:value-type="float" office:value="38915" table:style-name="ce101">
            <text:p><text:s text:c="3"/>38,915</text:p>
          </table:table-cell>
          <table:table-cell office:value-type="float" office:value="40607" table:style-name="ce102">
            <text:p><text:s text:c="3"/>40,607</text:p>
          </table:table-cell>
          <table:table-cell office:value-type="float" office:value="6839" table:style-name="ce103">
            <text:p><text:s text:c="3"/>6,839</text:p>
          </table:table-cell>
          <table:table-cell office:value-type="float" office:value="5773" table:style-name="ce103">
            <text:p><text:s text:c="3"/>5,773</text:p>
          </table:table-cell>
          <table:table-cell office:value-type="float" office:value="163" table:style-name="ce103">
            <text:p><text:s text:c="3"/>163</text:p>
          </table:table-cell>
          <table:table-cell office:value-type="float" office:value="66" table:style-name="ce103">
            <text:p><text:s text:c="3"/>66</text:p>
          </table:table-cell>
          <table:table-cell office:value-type="float" office:value="63" table:style-name="ce103">
            <text:p><text:s text:c="3"/>63</text:p>
          </table:table-cell>
          <table:table-cell office:value-type="float" office:value="316" table:style-name="ce103">
            <text:p><text:s text:c="3"/>316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2602" table:style-name="ce103">
            <text:p><text:s text:c="3"/>2,602</text:p>
          </table:table-cell>
          <table:table-cell table:style-name="ce103"/>
          <table:table-cell table:style-name="ce104"/>
          <table:table-cell office:value-type="float" office:value="93" table:style-name="ce104">
            <text:p><text:s text:c="3"/>93</text:p>
          </table:table-cell>
          <table:table-cell table:number-columns-repeated="2" table:style-name="ce104"/>
          <table:table-cell office:value-type="float" office:value="18" table:style-name="ce103">
            <text:p><text:s text:c="3"/>1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計</text:p>
          </table:table-cell>
          <table:table-cell office:value-type="float" office:value="88137" table:style-name="ce97">
            <text:p><text:s text:c="3"/>88,137</text:p>
          </table:table-cell>
          <table:table-cell office:value-type="float" office:value="91336" table:style-name="ce98">
            <text:p><text:s text:c="3"/>91,336</text:p>
          </table:table-cell>
          <table:table-cell office:value-type="float" office:value="12614" table:style-name="ce63">
            <text:p><text:s text:c="3"/>12,614</text:p>
          </table:table-cell>
          <table:table-cell office:value-type="float" office:value="14533" table:style-name="ce63">
            <text:p><text:s text:c="3"/>14,533</text:p>
          </table:table-cell>
          <table:table-cell office:value-type="float" office:value="287" table:style-name="ce63">
            <text:p><text:s text:c="3"/>287</text:p>
          </table:table-cell>
          <table:table-cell office:value-type="float" office:value="132" table:style-name="ce63">
            <text:p><text:s text:c="3"/>132</text:p>
          </table:table-cell>
          <table:table-cell office:value-type="float" office:value="92" table:style-name="ce63">
            <text:p><text:s text:c="3"/>92</text:p>
          </table:table-cell>
          <table:table-cell office:value-type="float" office:value="732" table:style-name="ce63">
            <text:p><text:s text:c="3"/>732</text:p>
          </table:table-cell>
          <table:table-cell office:value-type="float" office:value="105" table:style-name="ce63">
            <text:p><text:s text:c="3"/>105</text:p>
          </table:table-cell>
          <table:table-cell office:value-type="float" office:value="6000" table:style-name="ce63">
            <text:p><text:s text:c="3"/>6,000</text:p>
          </table:table-cell>
          <table:table-cell office:value-type="float" office:value="8324" table:style-name="ce63">
            <text:p><text:s text:c="3"/>8,324</text:p>
          </table:table-cell>
          <table:table-cell office:value-type="float" office:value="8170" table:style-name="ce62">
            <text:p><text:s text:c="3"/>8,170</text:p>
          </table:table-cell>
          <table:table-cell office:value-type="float" office:value="154" table:style-name="ce62">
            <text:p><text:s text:c="3"/>154</text:p>
          </table:table-cell>
          <table:table-cell office:value-type="float" office:value="4905" table:style-name="ce62">
            <text:p><text:s text:c="3"/>4,905</text:p>
          </table:table-cell>
          <table:table-cell office:value-type="float" office:value="4867" table:style-name="ce62">
            <text:p><text:s text:c="3"/>4,867</text:p>
          </table:table-cell>
          <table:table-cell office:value-type="float" office:value="38" table:style-name="ce63">
            <text:p><text:s text:c="3"/>3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105">
            <text:p>7 月</text:p>
          </table:table-cell>
          <table:table-cell office:value-type="string" table:style-name="ce106">
            <text:p>男</text:p>
          </table:table-cell>
          <table:table-cell office:value-type="float" office:value="40600" table:style-name="ce97">
            <text:p><text:s text:c="3"/>40,600</text:p>
          </table:table-cell>
          <table:table-cell office:value-type="float" office:value="42075" table:style-name="ce98">
            <text:p><text:s text:c="3"/>42,075</text:p>
          </table:table-cell>
          <table:table-cell office:value-type="float" office:value="6582" table:style-name="ce63">
            <text:p><text:s text:c="3"/>6,582</text:p>
          </table:table-cell>
          <table:table-cell office:value-type="float" office:value="8381" table:style-name="ce63">
            <text:p><text:s text:c="3"/>8,381</text:p>
          </table:table-cell>
          <table:table-cell office:value-type="float" office:value="158" table:style-name="ce63">
            <text:p><text:s text:c="3"/>158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82" table:style-name="ce63">
            <text:p><text:s text:c="3"/>382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3136" table:style-name="ce63">
            <text:p><text:s text:c="3"/>3,136</text:p>
          </table:table-cell>
          <table:table-cell table:style-name="ce63"/>
          <table:table-cell table:style-name="ce62"/>
          <table:table-cell office:value-type="float" office:value="44" table:style-name="ce62">
            <text:p><text:s text:c="3"/>4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女</text:p>
          </table:table-cell>
          <table:table-cell office:value-type="float" office:value="47537" table:style-name="ce97">
            <text:p><text:s text:c="3"/>47,537</text:p>
          </table:table-cell>
          <table:table-cell office:value-type="float" office:value="49261" table:style-name="ce98">
            <text:p><text:s text:c="3"/>49,261</text:p>
          </table:table-cell>
          <table:table-cell office:value-type="float" office:value="6032" table:style-name="ce63">
            <text:p><text:s text:c="3"/>6,032</text:p>
          </table:table-cell>
          <table:table-cell office:value-type="float" office:value="6152" table:style-name="ce63">
            <text:p><text:s text:c="3"/>6,152</text:p>
          </table:table-cell>
          <table:table-cell office:value-type="float" office:value="129" table:style-name="ce63">
            <text:p><text:s text:c="3"/>129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50" table:style-name="ce63">
            <text:p><text:s text:c="3"/>350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2864" table:style-name="ce63">
            <text:p><text:s text:c="3"/>2,864</text:p>
          </table:table-cell>
          <table:table-cell table:style-name="ce63"/>
          <table:table-cell table:style-name="ce62"/>
          <table:table-cell office:value-type="float" office:value="110" table:style-name="ce62">
            <text:p><text:s text:c="3"/>110</text:p>
          </table:table-cell>
          <table:table-cell table:number-columns-repeated="2" table:style-name="ce62"/>
          <table:table-cell office:value-type="float" office:value="31" table:style-name="ce63">
            <text:p><text:s text:c="3"/>31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89396" table:style-name="ce93">
            <text:p><text:s text:c="3"/>89,396</text:p>
          </table:table-cell>
          <table:table-cell office:value-type="float" office:value="93253" table:style-name="ce93">
            <text:p><text:s text:c="3"/>93,253</text:p>
          </table:table-cell>
          <table:table-cell office:value-type="float" office:value="12787" table:style-name="ce93">
            <text:p><text:s text:c="3"/>12,787</text:p>
          </table:table-cell>
          <table:table-cell office:value-type="float" office:value="13301" table:style-name="ce93">
            <text:p><text:s text:c="3"/>13,301</text:p>
          </table:table-cell>
          <table:table-cell office:value-type="float" office:value="272" table:style-name="ce93">
            <text:p><text:s text:c="3"/>272</text:p>
          </table:table-cell>
          <table:table-cell office:value-type="float" office:value="149" table:style-name="ce93">
            <text:p><text:s text:c="3"/>149</text:p>
          </table:table-cell>
          <table:table-cell office:value-type="float" office:value="85" table:style-name="ce93">
            <text:p><text:s text:c="3"/>85</text:p>
          </table:table-cell>
          <table:table-cell office:value-type="float" office:value="651" table:style-name="ce93">
            <text:p><text:s text:c="3"/>651</text:p>
          </table:table-cell>
          <table:table-cell office:value-type="float" office:value="78" table:style-name="ce93">
            <text:p><text:s text:c="3"/>78</text:p>
          </table:table-cell>
          <table:table-cell office:value-type="float" office:value="5666" table:style-name="ce93">
            <text:p><text:s text:c="3"/>5,666</text:p>
          </table:table-cell>
          <table:table-cell office:value-type="float" office:value="6583" table:style-name="ce36">
            <text:p><text:s text:c="3"/>6,583</text:p>
          </table:table-cell>
          <table:table-cell office:value-type="float" office:value="6422" table:style-name="ce94">
            <text:p><text:s text:c="3"/>6,422</text:p>
          </table:table-cell>
          <table:table-cell office:value-type="float" office:value="161" table:style-name="ce94">
            <text:p><text:s text:c="3"/>161</text:p>
          </table:table-cell>
          <table:table-cell office:value-type="float" office:value="4379" table:style-name="ce94">
            <text:p><text:s text:c="3"/>4,379</text:p>
          </table:table-cell>
          <table:table-cell office:value-type="float" office:value="4350" table:style-name="ce94">
            <text:p><text:s text:c="3"/>4,350</text:p>
          </table:table-cell>
          <table:table-cell office:value-type="float" office:value="29" table:style-name="ce36">
            <text:p><text:s text:c="3"/>29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5">
            <text:p>8 月</text:p>
          </table:table-cell>
          <table:table-cell office:value-type="string" table:style-name="ce96">
            <text:p>男</text:p>
          </table:table-cell>
          <table:table-cell office:value-type="float" office:value="41324" table:style-name="ce97">
            <text:p><text:s text:c="3"/>41,324</text:p>
          </table:table-cell>
          <table:table-cell office:value-type="float" office:value="42982" table:style-name="ce98">
            <text:p><text:s text:c="3"/>42,982</text:p>
          </table:table-cell>
          <table:table-cell office:value-type="float" office:value="6638" table:style-name="ce63">
            <text:p><text:s text:c="3"/>6,638</text:p>
          </table:table-cell>
          <table:table-cell office:value-type="float" office:value="7767" table:style-name="ce63">
            <text:p><text:s text:c="3"/>7,767</text:p>
          </table:table-cell>
          <table:table-cell office:value-type="float" office:value="141" table:style-name="ce63">
            <text:p><text:s text:c="3"/>141</text:p>
          </table:table-cell>
          <table:table-cell office:value-type="float" office:value="73" table:style-name="ce63">
            <text:p><text:s text:c="3"/>73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32" table:style-name="ce63">
            <text:p><text:s text:c="3"/>332</text:p>
          </table:table-cell>
          <table:table-cell office:value-type="float" office:value="51" table:style-name="ce63">
            <text:p><text:s text:c="3"/>51</text:p>
          </table:table-cell>
          <table:table-cell office:value-type="float" office:value="2966" table:style-name="ce63">
            <text:p><text:s text:c="3"/>2,966</text:p>
          </table:table-cell>
          <table:table-cell table:style-name="ce63"/>
          <table:table-cell table:style-name="ce62"/>
          <table:table-cell office:value-type="float" office:value="64" table:style-name="ce62">
            <text:p><text:s text:c="3"/>64</text:p>
          </table:table-cell>
          <table:table-cell table:number-columns-repeated="2" table:style-name="ce62"/>
          <table:table-cell office:value-type="float" office:value="9" table:style-name="ce63">
            <text:p><text:s text:c="3"/>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6">
            <text:p>女</text:p>
          </table:table-cell>
          <table:table-cell office:value-type="float" office:value="48072" table:style-name="ce97">
            <text:p><text:s text:c="3"/>48,072</text:p>
          </table:table-cell>
          <table:table-cell office:value-type="float" office:value="50271" table:style-name="ce98">
            <text:p><text:s text:c="3"/>50,271</text:p>
          </table:table-cell>
          <table:table-cell office:value-type="float" office:value="6149" table:style-name="ce63">
            <text:p><text:s text:c="3"/>6,149</text:p>
          </table:table-cell>
          <table:table-cell office:value-type="float" office:value="5534" table:style-name="ce63">
            <text:p><text:s text:c="3"/>5,534</text:p>
          </table:table-cell>
          <table:table-cell office:value-type="float" office:value="131" table:style-name="ce63">
            <text:p><text:s text:c="3"/>131</text:p>
          </table:table-cell>
          <table:table-cell office:value-type="float" office:value="76" table:style-name="ce63">
            <text:p><text:s text:c="3"/>76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19" table:style-name="ce63">
            <text:p><text:s text:c="3"/>319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2700" table:style-name="ce63">
            <text:p><text:s text:c="3"/>2,700</text:p>
          </table:table-cell>
          <table:table-cell table:style-name="ce63"/>
          <table:table-cell table:style-name="ce116"/>
          <table:table-cell office:value-type="float" office:value="97" table:style-name="ce116">
            <text:p><text:s text:c="3"/>97</text:p>
          </table:table-cell>
          <table:table-cell table:number-columns-repeated="2" table:style-name="ce116"/>
          <table:table-cell office:value-type="float" office:value="20" table:style-name="ce117">
            <text:p><text:s text:c="3"/>2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較上年同月　　増減 (%)<text:s/></text:p>
          </table:table-cell>
          <table:table-cell office:value-type="string" table:style-name="ce119">
            <text:p>計</text:p>
          </table:table-cell>
          <table:table-cell office:value-type="float" office:value="-3.34" table:style-name="ce120">
            <text:p><text:s text:c="3"/>－3.34</text:p>
          </table:table-cell>
          <table:table-cell office:value-type="float" office:value="1.76" table:style-name="ce120">
            <text:p><text:s/>1.76</text:p>
          </table:table-cell>
          <table:table-cell office:value-type="float" office:value="-10.77" table:style-name="ce120">
            <text:p><text:s text:c="3"/>－10.77</text:p>
          </table:table-cell>
          <table:table-cell office:value-type="float" office:value="-4.88" table:style-name="ce120">
            <text:p><text:s text:c="3"/>－4.88</text:p>
          </table:table-cell>
          <table:table-cell office:value-type="float" office:value="-24.44" table:style-name="ce120">
            <text:p><text:s text:c="3"/>－24.44</text:p>
          </table:table-cell>
          <table:table-cell office:value-type="float" office:value="4.2" table:style-name="ce120">
            <text:p><text:s/>4.20</text:p>
          </table:table-cell>
          <table:table-cell office:value-type="float" office:value="-1.1599999999999999" table:style-name="ce120">
            <text:p><text:s text:c="3"/>－1.16</text:p>
          </table:table-cell>
          <table:table-cell office:value-type="float" office:value="-13.77" table:style-name="ce120">
            <text:p><text:s text:c="3"/>－13.77</text:p>
          </table:table-cell>
          <table:table-cell office:value-type="float" office:value="-9.3000000000000007" table:style-name="ce120">
            <text:p><text:s text:c="3"/>－9.30</text:p>
          </table:table-cell>
          <table:table-cell office:value-type="float" office:value="-11.11" table:style-name="ce120">
            <text:p><text:s text:c="3"/>－11.11</text:p>
          </table:table-cell>
          <table:table-cell table:style-name="ce120"/>
          <table:table-cell office:value-type="float" office:value="30.58" table:style-name="ce120">
            <text:p><text:s/>30.58</text:p>
          </table:table-cell>
          <table:table-cell table:number-columns-repeated="2" table:style-name="ce121"/>
          <table:table-cell office:value-type="float" office:value="-6.37" table:style-name="ce120">
            <text:p><text:s text:c="3"/>－6.37</text:p>
          </table:table-cell>
          <table:table-cell table:style-name="ce12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3">
            <text:p>男</text:p>
          </table:table-cell>
          <table:table-cell office:value-type="float" office:value="-3.26" table:style-name="ce124">
            <text:p><text:s text:c="3"/>－3.26</text:p>
          </table:table-cell>
          <table:table-cell office:value-type="float" office:value="1.06" table:style-name="ce124">
            <text:p><text:s/>1.06</text:p>
          </table:table-cell>
          <table:table-cell office:value-type="float" office:value="-10.62" table:style-name="ce124">
            <text:p><text:s text:c="3"/>－10.62</text:p>
          </table:table-cell>
          <table:table-cell office:value-type="float" office:value="-5.16" table:style-name="ce124">
            <text:p><text:s text:c="3"/>－5.16</text:p>
          </table:table-cell>
          <table:table-cell office:value-type="float" office:value="-11.32" table:style-name="ce124">
            <text:p><text:s text:c="3"/>－11.32</text:p>
          </table:table-cell>
          <table:table-cell office:value-type="float" office:value="-1.35" table:style-name="ce124">
            <text:p><text:s text:c="3"/>－1.35</text:p>
          </table:table-cell>
          <table:table-cell office:value-type="float" office:value="0" table:style-name="ce124">
            <text:p>－</text:p>
          </table:table-cell>
          <table:table-cell office:value-type="float" office:value="-15.09" table:style-name="ce124">
            <text:p><text:s text:c="3"/>－15.09</text:p>
          </table:table-cell>
          <table:table-cell office:value-type="float" office:value="4.08" table:style-name="ce124">
            <text:p><text:s/>4.08</text:p>
          </table:table-cell>
          <table:table-cell office:value-type="float" office:value="-9.57" table:style-name="ce124">
            <text:p><text:s text:c="3"/>－9.57</text:p>
          </table:table-cell>
          <table:table-cell table:number-columns-repeated="2" table:style-name="ce124"/>
          <table:table-cell table:number-columns-repeated="2" table:style-name="ce125"/>
          <table:table-cell table:style-name="ce124"/>
          <table:table-cell table:style-name="ce12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7">
            <text:p>女</text:p>
          </table:table-cell>
          <table:table-cell office:value-type="float" office:value="-3.41" table:style-name="ce128">
            <text:p><text:s text:c="3"/>－3.41</text:p>
          </table:table-cell>
          <table:table-cell office:value-type="float" office:value="2.37" table:style-name="ce128">
            <text:p><text:s/>2.37</text:p>
          </table:table-cell>
          <table:table-cell office:value-type="float" office:value="-10.92" table:style-name="ce128">
            <text:p><text:s text:c="3"/>－10.92</text:p>
          </table:table-cell>
          <table:table-cell office:value-type="float" office:value="-4.47" table:style-name="ce128">
            <text:p><text:s text:c="3"/>－4.47</text:p>
          </table:table-cell>
          <table:table-cell office:value-type="float" office:value="-34.83" table:style-name="ce128">
            <text:p><text:s text:c="3"/>－34.83</text:p>
          </table:table-cell>
          <table:table-cell office:value-type="float" office:value="10.14" table:style-name="ce128">
            <text:p><text:s/>10.14</text:p>
          </table:table-cell>
          <table:table-cell office:value-type="float" office:value="-2.44" table:style-name="ce128">
            <text:p><text:s text:c="3"/>－2.44</text:p>
          </table:table-cell>
          <table:table-cell office:value-type="float" office:value="-12.36" table:style-name="ce128">
            <text:p><text:s text:c="3"/>－12.36</text:p>
          </table:table-cell>
          <table:table-cell office:value-type="float" office:value="-27.03" table:style-name="ce128">
            <text:p><text:s text:c="3"/>－27.03</text:p>
          </table:table-cell>
          <table:table-cell office:value-type="float" office:value="-12.73" table:style-name="ce128">
            <text:p><text:s text:c="3"/>－12.73</text:p>
          </table:table-cell>
          <table:table-cell table:number-columns-repeated="2" table:style-name="ce128"/>
          <table:table-cell table:number-columns-repeated="2" table:style-name="ce129"/>
          <table:table-cell table:style-name="ce128"/>
          <table:table-cell table:style-name="ce12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較本年上月　　増減 (%)<text:s/></text:p>
          </table:table-cell>
          <table:table-cell office:value-type="string" table:style-name="ce123">
            <text:p>計</text:p>
          </table:table-cell>
          <table:table-cell office:value-type="float" office:value="1.43" table:style-name="ce131">
            <text:p><text:s/>1.43</text:p>
          </table:table-cell>
          <table:table-cell office:value-type="float" office:value="2.1" table:style-name="ce131">
            <text:p><text:s/>2.10</text:p>
          </table:table-cell>
          <table:table-cell office:value-type="float" office:value="1.37" table:style-name="ce131">
            <text:p><text:s/>1.37</text:p>
          </table:table-cell>
          <table:table-cell office:value-type="float" office:value="-8.48" table:style-name="ce131">
            <text:p><text:s text:c="3"/>－8.48</text:p>
          </table:table-cell>
          <table:table-cell office:value-type="float" office:value="-5.23" table:style-name="ce131">
            <text:p><text:s text:c="3"/>－5.23</text:p>
          </table:table-cell>
          <table:table-cell office:value-type="float" office:value="12.88" table:style-name="ce131">
            <text:p><text:s/>12.88</text:p>
          </table:table-cell>
          <table:table-cell office:value-type="float" office:value="-7.61" table:style-name="ce131">
            <text:p><text:s text:c="3"/>－7.61</text:p>
          </table:table-cell>
          <table:table-cell office:value-type="float" office:value="-11.07" table:style-name="ce131">
            <text:p><text:s text:c="3"/>－11.07</text:p>
          </table:table-cell>
          <table:table-cell office:value-type="float" office:value="-25.71" table:style-name="ce131">
            <text:p><text:s text:c="3"/>－25.71</text:p>
          </table:table-cell>
          <table:table-cell office:value-type="float" office:value="-5.57" table:style-name="ce131">
            <text:p><text:s text:c="3"/>－5.57</text:p>
          </table:table-cell>
          <table:table-cell office:value-type="float" office:value="-20.92" table:style-name="ce131">
            <text:p><text:s text:c="3"/>－20.92</text:p>
          </table:table-cell>
          <table:table-cell office:value-type="float" office:value="-21.4" table:style-name="ce131">
            <text:p><text:s text:c="3"/>－21.40</text:p>
          </table:table-cell>
          <table:table-cell office:value-type="float" office:value="4.55" table:style-name="ce132">
            <text:p><text:s/>4.55</text:p>
          </table:table-cell>
          <table:table-cell office:value-type="float" office:value="-10.72" table:style-name="ce132">
            <text:p><text:s text:c="3"/>－10.72</text:p>
          </table:table-cell>
          <table:table-cell office:value-type="float" office:value="-10.62" table:style-name="ce131">
            <text:p><text:s text:c="3"/>－10.62</text:p>
          </table:table-cell>
          <table:table-cell office:value-type="float" office:value="-23.68" table:style-name="ce132">
            <text:p><text:s text:c="3"/>－23.68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3">
            <text:p>男</text:p>
          </table:table-cell>
          <table:table-cell office:value-type="float" office:value="1.78" table:style-name="ce124">
            <text:p><text:s/>1.78</text:p>
          </table:table-cell>
          <table:table-cell office:value-type="float" office:value="2.16" table:style-name="ce124">
            <text:p><text:s/>2.16</text:p>
          </table:table-cell>
          <table:table-cell office:value-type="float" office:value="0.85" table:style-name="ce124">
            <text:p><text:s/>0.85</text:p>
          </table:table-cell>
          <table:table-cell office:value-type="float" office:value="-7.33" table:style-name="ce124">
            <text:p><text:s text:c="3"/>－7.33</text:p>
          </table:table-cell>
          <table:table-cell office:value-type="float" office:value="-10.76" table:style-name="ce124">
            <text:p><text:s text:c="3"/>－10.76</text:p>
          </table:table-cell>
          <table:table-cell office:value-type="float" office:value="7.35" table:style-name="ce124">
            <text:p><text:s/>7.35</text:p>
          </table:table-cell>
          <table:table-cell office:value-type="float" office:value="-10" table:style-name="ce124">
            <text:p><text:s text:c="3"/>－10.00</text:p>
          </table:table-cell>
          <table:table-cell office:value-type="float" office:value="-13.09" table:style-name="ce124">
            <text:p><text:s text:c="3"/>－13.09</text:p>
          </table:table-cell>
          <table:table-cell office:value-type="float" office:value="-16.39" table:style-name="ce124">
            <text:p><text:s text:c="3"/>－16.39</text:p>
          </table:table-cell>
          <table:table-cell office:value-type="float" office:value="-5.42" table:style-name="ce124">
            <text:p><text:s text:c="3"/>－5.42</text:p>
          </table:table-cell>
          <table:table-cell table:number-columns-repeated="2" table:style-name="ce124"/>
          <table:table-cell office:value-type="float" office:value="45.45" table:style-name="ce125">
            <text:p><text:s/>45.45</text:p>
          </table:table-cell>
          <table:table-cell table:number-columns-repeated="2" table:style-name="ce125"/>
          <table:table-cell office:value-type="float" office:value="28.57" table:style-name="ce125">
            <text:p><text:s/>28.5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7">
            <text:p>女</text:p>
          </table:table-cell>
          <table:table-cell office:value-type="float" office:value="1.1299999999999999" table:style-name="ce128">
            <text:p><text:s/>1.13</text:p>
          </table:table-cell>
          <table:table-cell office:value-type="float" office:value="2.0499999999999998" table:style-name="ce128">
            <text:p><text:s/>2.05</text:p>
          </table:table-cell>
          <table:table-cell office:value-type="float" office:value="1.94" table:style-name="ce128">
            <text:p><text:s/>1.94</text:p>
          </table:table-cell>
          <table:table-cell office:value-type="float" office:value="-10.050000000000001" table:style-name="ce128">
            <text:p><text:s text:c="3"/>－10.05</text:p>
          </table:table-cell>
          <table:table-cell office:value-type="float" office:value="1.55" table:style-name="ce128">
            <text:p><text:s/>1.55</text:p>
          </table:table-cell>
          <table:table-cell office:value-type="float" office:value="18.75" table:style-name="ce128">
            <text:p><text:s/>18.75</text:p>
          </table:table-cell>
          <table:table-cell office:value-type="float" office:value="-4.76" table:style-name="ce128">
            <text:p><text:s text:c="3"/>－4.76</text:p>
          </table:table-cell>
          <table:table-cell office:value-type="float" office:value="-8.86" table:style-name="ce128">
            <text:p><text:s text:c="3"/>－8.86</text:p>
          </table:table-cell>
          <table:table-cell office:value-type="float" office:value="-38.64" table:style-name="ce128">
            <text:p><text:s text:c="3"/>－38.64</text:p>
          </table:table-cell>
          <table:table-cell office:value-type="float" office:value="-5.73" table:style-name="ce128">
            <text:p><text:s text:c="3"/>－5.73</text:p>
          </table:table-cell>
          <table:table-cell table:number-columns-repeated="2" table:style-name="ce128"/>
          <table:table-cell office:value-type="float" office:value="-11.82" table:style-name="ce129">
            <text:p><text:s text:c="3"/>－11.82</text:p>
          </table:table-cell>
          <table:table-cell table:number-columns-repeated="2" table:style-name="ce129"/>
          <table:table-cell office:value-type="float" office:value="-35.479999999999997" table:style-name="ce129">
            <text:p><text:s text:c="3"/>－35.48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table-cell office:value-type="string" table:style-name="ce133">
            <text:p>說明：1.本表按登記日期統計。</text:p>
          </table:table-cell>
          <table:table-cell table:number-columns-repeated="5" table:style-name="ce134"/>
          <table:table-cell table:style-name="ce135"/>
          <table:table-cell table:style-name="ce136"/>
          <table:table-cell table:number-columns-repeated="4" table:style-name="ce135"/>
          <table:table-cell table:style-name="ce137"/>
          <table:table-cell table:number-columns-repeated="2" table:style-name="ce134"/>
          <table:table-cell table:number-columns-repeated="2" table:style-name="ce138"/>
          <table:table-cell table:style-name="ce139"/>
          <table:table-cell table:number-columns-repeated="16366" table:style-name="ce138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21"/>
          <table:table-cell table:number-columns-repeated="11" table:style-name="ce140"/>
          <table:table-cell table:number-columns-repeated="3" table:style-name="ce141"/>
          <table:table-cell table:number-columns-repeated="16366" table:style-name="ce2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21"/>
          <table:table-cell table:number-columns-repeated="8" table:style-name="ce140"/>
          <table:table-cell table:number-columns-repeated="6" table:style-name="ce142"/>
          <table:table-cell table:number-columns-repeated="16366" table:style-name="ce21"/>
        </table:table-row>
        <table:table-row table:style-name="ro10">
          <table:table-cell office:value-type="string" table:style-name="ce21">
            <text:p><text:s text:c="12"/>4.相同性別2人之結婚及終止結婚資料係自108年5月24日起統計。。</text:p>
          </table:table-cell>
          <table:table-cell table:number-columns-repeated="16383" table:style-name="ce21"/>
        </table:table-row>
        <table:table-row table:number-rows-repeated="1048454" table:style-name="ro10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22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2"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1">
          <table:table-cell office:value-type="string" table:number-columns-spanned="18" table:number-rows-spanned="1" table:style-name="ce143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44"/>
          <table:covered-table-cell table:number-columns-repeated="13"/>
          <table:table-cell table:number-columns-repeated="16349" table:style-name="ce4"/>
        </table:table-row>
        <table:table-row table:style-name="ro12">
          <table:table-cell table:style-name="ce4"/>
          <table:table-cell table:style-name="ce145"/>
          <table:table-cell table:style-name="ce4"/>
          <table:table-cell table:number-columns-repeated="2" table:style-name="ce145"/>
          <table:table-cell office:value-type="string" table:number-columns-spanned="9" table:number-rows-spanned="1" table:style-name="ce146">
            <text:p>中 華 民 國 109 年 8 月 份</text:p>
          </table:table-cell>
          <table:covered-table-cell table:number-columns-repeated="8"/>
          <table:table-cell table:style-name="ce145"/>
          <table:table-cell table:style-name="ce9"/>
          <table:table-cell table:style-name="ce147"/>
          <table:table-cell office:value-type="string" table:style-name="ce9">
            <text:p><text:s text:c="9"/>單位︰人；對</text:p>
          </table:table-cell>
          <table:table-cell table:number-columns-repeated="2" table:style-name="ce147"/>
          <table:table-cell table:number-columns-repeated="2" table:style-name="ce4"/>
          <table:table-cell table:number-columns-repeated="4" table:style-name="ce148"/>
          <table:table-cell table:style-name="ce147"/>
          <table:table-cell table:number-columns-repeated="8" table:style-name="ce148"/>
          <table:table-cell table:number-columns-repeated="16349" table:style-name="ce4"/>
        </table:table-row>
        <table:table-row table:style-name="ro13">
          <table:table-cell office:value-type="string" table:number-columns-spanned="1" table:number-rows-spanned="2" table:style-name="ce212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208">
            <text:p>性別</text:p>
          </table:table-cell>
          <table:table-cell office:value-type="string" table:number-columns-spanned="1" table:number-rows-spanned="2" table:style-name="ce209">
            <text:p>遷<text:span text:style-name="T2"><text:s text:c="2"/></text:span>入</text:p>
          </table:table-cell>
          <table:table-cell office:value-type="string" table:number-columns-spanned="1" table:number-rows-spanned="2" table:style-name="ce210">
            <text:p>遷<text:span text:style-name="T2"><text:s text:c="2"/></text:span>出</text:p>
          </table:table-cell>
          <table:table-cell office:value-type="string" table:number-columns-spanned="1" table:number-rows-spanned="2" table:style-name="ce210">
            <text:p>出<text:span text:style-name="T2"><text:s text:c="2"/></text:span>生</text:p>
          </table:table-cell>
          <table:table-cell office:value-type="string" table:number-columns-spanned="1" table:number-rows-spanned="2" table:style-name="ce210">
            <text:p>死<text:span text:style-name="T2"><text:s text:c="2"/></text:span>亡</text:p>
          </table:table-cell>
          <table:table-cell office:value-type="string" table:number-columns-spanned="1" table:number-rows-spanned="2" table:style-name="ce210">
            <text:p>認<text:span text:style-name="T2"><text:s text:c="2"/></text:span>領</text:p>
          </table:table-cell>
          <table:table-cell office:value-type="string" table:number-columns-spanned="1" table:number-rows-spanned="2" table:style-name="ce210">
            <text:p>收<text:span text:style-name="T2"><text:s text:c="2"/></text:span>養</text:p>
          </table:table-cell>
          <table:table-cell office:value-type="string" table:number-columns-spanned="1" table:number-rows-spanned="2" table:style-name="ce206">
            <text:p>終止收養</text:p>
          </table:table-cell>
          <table:table-cell office:value-type="string" table:number-columns-spanned="1" table:number-rows-spanned="2" table:style-name="ce206">
            <text:p>監護</text:p>
          </table:table-cell>
          <table:table-cell office:value-type="string" table:number-columns-spanned="1" table:number-rows-spanned="2" table:style-name="ce206">
            <text:p>輔助</text:p>
          </table:table-cell>
          <table:table-cell office:value-type="string" table:number-columns-spanned="1" table:number-rows-spanned="2" table:style-name="ce205">
            <text:p>未成年子女</text:p>
            <text:p>權利義務行使負擔</text:p>
          </table:table-cell>
          <table:table-cell office:value-type="string" table:number-columns-spanned="3" table:number-rows-spanned="1" table:style-name="ce211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0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3">
            <text:p>合計</text:p>
          </table:table-cell>
          <table:table-cell office:value-type="string" table:style-name="ce154">
            <text:p>不同性別</text:p>
          </table:table-cell>
          <table:table-cell office:value-type="string" table:style-name="ce154">
            <text:p>相同性別</text:p>
          </table:table-cell>
          <table:table-cell office:value-type="string" table:style-name="ce153">
            <text:p>合計</text:p>
          </table:table-cell>
          <table:table-cell office:value-type="string" table:style-name="ce154">
            <text:p>不同性別</text:p>
          </table:table-cell>
          <table:table-cell office:value-type="string" table:style-name="ce154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56">
            <text:p>計</text:p>
          </table:table-cell>
          <table:table-cell office:value-type="float" office:value="89396" table:style-name="ce157">
            <text:p><text:s text:c="3"/>89,396</text:p>
          </table:table-cell>
          <table:table-cell office:value-type="float" office:value="93253" table:style-name="ce157">
            <text:p><text:s text:c="3"/>93,253</text:p>
          </table:table-cell>
          <table:table-cell office:value-type="float" office:value="12787" table:style-name="ce157">
            <text:p><text:s text:c="3"/>12,787</text:p>
          </table:table-cell>
          <table:table-cell office:value-type="float" office:value="13301" table:style-name="ce157">
            <text:p><text:s text:c="3"/>13,301</text:p>
          </table:table-cell>
          <table:table-cell office:value-type="float" office:value="272" table:style-name="ce157">
            <text:p><text:s text:c="3"/>272</text:p>
          </table:table-cell>
          <table:table-cell office:value-type="float" office:value="149" table:style-name="ce157">
            <text:p><text:s text:c="3"/>149</text:p>
          </table:table-cell>
          <table:table-cell office:value-type="float" office:value="85" table:style-name="ce157">
            <text:p><text:s text:c="3"/>85</text:p>
          </table:table-cell>
          <table:table-cell office:value-type="float" office:value="651" table:style-name="ce157">
            <text:p><text:s text:c="3"/>651</text:p>
          </table:table-cell>
          <table:table-cell office:value-type="float" office:value="78" table:style-name="ce157">
            <text:p><text:s text:c="3"/>78</text:p>
          </table:table-cell>
          <table:table-cell office:value-type="float" office:value="5666" table:style-name="ce157">
            <text:p><text:s text:c="3"/>5,666</text:p>
          </table:table-cell>
          <table:table-cell office:value-type="float" office:value="6583" table:style-name="ce158">
            <text:p><text:s text:c="3"/>6,583</text:p>
          </table:table-cell>
          <table:table-cell office:value-type="float" office:value="6422" table:style-name="ce158">
            <text:p><text:s text:c="3"/>6,422</text:p>
          </table:table-cell>
          <table:table-cell office:value-type="float" office:value="161" table:style-name="ce158">
            <text:p><text:s text:c="3"/>161</text:p>
          </table:table-cell>
          <table:table-cell office:value-type="float" office:value="4379" table:style-name="ce158">
            <text:p><text:s text:c="3"/>4,379</text:p>
          </table:table-cell>
          <table:table-cell office:value-type="float" office:value="4350" table:style-name="ce157">
            <text:p><text:s text:c="3"/>4,350</text:p>
          </table:table-cell>
          <table:table-cell office:value-type="float" office:value="29" table:style-name="ce158">
            <text:p><text:s text:c="3"/>29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59">
            <text:p>總 <text:s text:c="3"/>計</text:p>
          </table:table-cell>
          <table:table-cell office:value-type="string" table:style-name="ce156">
            <text:p>男</text:p>
          </table:table-cell>
          <table:table-cell office:value-type="float" office:value="41324" table:style-name="ce157">
            <text:p><text:s text:c="3"/>41,324</text:p>
          </table:table-cell>
          <table:table-cell office:value-type="float" office:value="42982" table:style-name="ce157">
            <text:p><text:s text:c="3"/>42,982</text:p>
          </table:table-cell>
          <table:table-cell office:value-type="float" office:value="6638" table:style-name="ce157">
            <text:p><text:s text:c="3"/>6,638</text:p>
          </table:table-cell>
          <table:table-cell office:value-type="float" office:value="7767" table:style-name="ce157">
            <text:p><text:s text:c="3"/>7,767</text:p>
          </table:table-cell>
          <table:table-cell office:value-type="float" office:value="141" table:style-name="ce157">
            <text:p><text:s text:c="3"/>141</text:p>
          </table:table-cell>
          <table:table-cell office:value-type="float" office:value="73" table:style-name="ce157">
            <text:p><text:s text:c="3"/>73</text:p>
          </table:table-cell>
          <table:table-cell office:value-type="float" office:value="45" table:style-name="ce157">
            <text:p><text:s text:c="3"/>45</text:p>
          </table:table-cell>
          <table:table-cell office:value-type="float" office:value="332" table:style-name="ce157">
            <text:p><text:s text:c="3"/>332</text:p>
          </table:table-cell>
          <table:table-cell office:value-type="float" office:value="51" table:style-name="ce157">
            <text:p><text:s text:c="3"/>51</text:p>
          </table:table-cell>
          <table:table-cell office:value-type="float" office:value="2966" table:style-name="ce157">
            <text:p><text:s text:c="3"/>2,966</text:p>
          </table:table-cell>
          <table:table-cell table:number-columns-repeated="2" table:style-name="ce157"/>
          <table:table-cell office:value-type="float" office:value="64" table:style-name="ce158">
            <text:p><text:s text:c="3"/>64</text:p>
          </table:table-cell>
          <table:table-cell table:style-name="ce158"/>
          <table:table-cell table:style-name="ce157"/>
          <table:table-cell office:value-type="float" office:value="9" table:style-name="ce158">
            <text:p><text:s text:c="3"/>9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table:style-name="ce160"/>
          <table:table-cell office:value-type="string" table:style-name="ce161">
            <text:p>女</text:p>
          </table:table-cell>
          <table:table-cell office:value-type="float" office:value="48072" table:style-name="ce162">
            <text:p><text:s text:c="3"/>48,072</text:p>
          </table:table-cell>
          <table:table-cell office:value-type="float" office:value="50271" table:style-name="ce162">
            <text:p><text:s text:c="3"/>50,271</text:p>
          </table:table-cell>
          <table:table-cell office:value-type="float" office:value="6149" table:style-name="ce162">
            <text:p><text:s text:c="3"/>6,149</text:p>
          </table:table-cell>
          <table:table-cell office:value-type="float" office:value="5534" table:style-name="ce162">
            <text:p><text:s text:c="3"/>5,534</text:p>
          </table:table-cell>
          <table:table-cell office:value-type="float" office:value="131" table:style-name="ce162">
            <text:p><text:s text:c="3"/>131</text:p>
          </table:table-cell>
          <table:table-cell office:value-type="float" office:value="76" table:style-name="ce162">
            <text:p><text:s text:c="3"/>76</text:p>
          </table:table-cell>
          <table:table-cell office:value-type="float" office:value="40" table:style-name="ce162">
            <text:p><text:s text:c="3"/>40</text:p>
          </table:table-cell>
          <table:table-cell office:value-type="float" office:value="319" table:style-name="ce162">
            <text:p><text:s text:c="3"/>319</text:p>
          </table:table-cell>
          <table:table-cell office:value-type="float" office:value="27" table:style-name="ce162">
            <text:p><text:s text:c="3"/>27</text:p>
          </table:table-cell>
          <table:table-cell office:value-type="float" office:value="2700" table:style-name="ce162">
            <text:p><text:s text:c="3"/>2,700</text:p>
          </table:table-cell>
          <table:table-cell table:style-name="ce162"/>
          <table:table-cell table:style-name="ce163"/>
          <table:table-cell office:value-type="float" office:value="97" table:style-name="ce163">
            <text:p><text:s text:c="3"/>97</text:p>
          </table:table-cell>
          <table:table-cell table:style-name="ce163"/>
          <table:table-cell table:style-name="ce162"/>
          <table:table-cell office:value-type="float" office:value="20" table:style-name="ce163">
            <text:p><text:s text:c="3"/>20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table:style-name="ce164"/>
          <table:table-cell office:value-type="string" table:style-name="ce156">
            <text:p>計</text:p>
          </table:table-cell>
          <table:table-cell office:value-type="float" office:value="16211" table:style-name="ce158">
            <text:p><text:s text:c="3"/>16,211</text:p>
          </table:table-cell>
          <table:table-cell office:value-type="float" office:value="15404" table:style-name="ce158">
            <text:p><text:s text:c="3"/>15,404</text:p>
          </table:table-cell>
          <table:table-cell office:value-type="float" office:value="1928" table:style-name="ce158">
            <text:p><text:s text:c="3"/>1,928</text:p>
          </table:table-cell>
          <table:table-cell office:value-type="float" office:value="1892" table:style-name="ce158">
            <text:p><text:s text:c="3"/>1,892</text:p>
          </table:table-cell>
          <table:table-cell office:value-type="float" office:value="47" table:style-name="ce158">
            <text:p><text:s text:c="3"/>47</text:p>
          </table:table-cell>
          <table:table-cell office:value-type="float" office:value="33" table:style-name="ce158">
            <text:p><text:s text:c="3"/>33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89" table:style-name="ce158">
            <text:p><text:s text:c="3"/>89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942" table:style-name="ce158">
            <text:p><text:s text:c="3"/>942</text:p>
          </table:table-cell>
          <table:table-cell office:value-type="float" office:value="1184" table:style-name="ce158">
            <text:p><text:s text:c="3"/>1,184</text:p>
          </table:table-cell>
          <table:table-cell office:value-type="float" office:value="1163" table:style-name="ce158">
            <text:p><text:s text:c="3"/>1,163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787" table:style-name="ce158">
            <text:p><text:s text:c="3"/>787</text:p>
          </table:table-cell>
          <table:table-cell office:value-type="float" office:value="783" table:style-name="ce158">
            <text:p><text:s text:c="3"/>783</text:p>
          </table:table-cell>
          <table:table-cell office:value-type="float" office:value="4" table:style-name="ce158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59">
            <text:p>新北市</text:p>
          </table:table-cell>
          <table:table-cell office:value-type="string" table:style-name="ce156">
            <text:p>男</text:p>
          </table:table-cell>
          <table:table-cell office:value-type="float" office:value="7565" table:style-name="ce158">
            <text:p><text:s text:c="3"/>7,565</text:p>
          </table:table-cell>
          <table:table-cell office:value-type="float" office:value="7062" table:style-name="ce158">
            <text:p><text:s text:c="3"/>7,062</text:p>
          </table:table-cell>
          <table:table-cell office:value-type="float" office:value="996" table:style-name="ce158">
            <text:p><text:s text:c="3"/>996</text:p>
          </table:table-cell>
          <table:table-cell office:value-type="float" office:value="1082" table:style-name="ce158">
            <text:p><text:s text:c="3"/>1,082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517" table:style-name="ce158">
            <text:p><text:s text:c="3"/>517</text:p>
          </table:table-cell>
          <table:table-cell table:style-name="ce157"/>
          <table:table-cell table:style-name="ce158"/>
          <table:table-cell office:value-type="float" office:value="11" table:style-name="ce158">
            <text:p><text:s text:c="3"/>11</text:p>
          </table:table-cell>
          <table:table-cell table:number-columns-repeated="2" table:style-name="ce158"/>
          <table:table-cell office:value-type="float" office:value="4" table:style-name="ce158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table:style-name="ce160"/>
          <table:table-cell office:value-type="string" table:style-name="ce161">
            <text:p>女</text:p>
          </table:table-cell>
          <table:table-cell office:value-type="float" office:value="8646" table:style-name="ce158">
            <text:p><text:s text:c="3"/>8,646</text:p>
          </table:table-cell>
          <table:table-cell office:value-type="float" office:value="8342" table:style-name="ce158">
            <text:p><text:s text:c="3"/>8,342</text:p>
          </table:table-cell>
          <table:table-cell office:value-type="float" office:value="932" table:style-name="ce158">
            <text:p><text:s text:c="3"/>932</text:p>
          </table:table-cell>
          <table:table-cell office:value-type="float" office:value="810" table:style-name="ce158">
            <text:p><text:s text:c="3"/>810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40" table:style-name="ce158">
            <text:p><text:s text:c="3"/>40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25" table:style-name="ce158">
            <text:p><text:s text:c="3"/>425</text:p>
          </table:table-cell>
          <table:table-cell table:style-name="ce162"/>
          <table:table-cell table:style-name="ce163"/>
          <table:table-cell office:value-type="float" office:value="10" table:style-name="ce163">
            <text:p><text:s text:c="3"/>10</text:p>
          </table:table-cell>
          <table:table-cell table:number-columns-repeated="2" table:style-name="ce163"/>
          <table:table-cell office:value-type="float" office:value="0" table:style-name="ce1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table:style-name="ce164"/>
          <table:table-cell office:value-type="string" table:style-name="ce156">
            <text:p>計</text:p>
          </table:table-cell>
          <table:table-cell office:value-type="float" office:value="10882" table:style-name="ce165">
            <text:p><text:s text:c="3"/>10,882</text:p>
          </table:table-cell>
          <table:table-cell office:value-type="float" office:value="15425" table:style-name="ce165">
            <text:p><text:s text:c="3"/>15,425</text:p>
          </table:table-cell>
          <table:table-cell office:value-type="float" office:value="1398" table:style-name="ce165">
            <text:p><text:s text:c="3"/>1,398</text:p>
          </table:table-cell>
          <table:table-cell office:value-type="float" office:value="1250" table:style-name="ce165">
            <text:p><text:s text:c="3"/>1,250</text:p>
          </table:table-cell>
          <table:table-cell office:value-type="float" office:value="30" table:style-name="ce165">
            <text:p><text:s text:c="3"/>30</text:p>
          </table:table-cell>
          <table:table-cell office:value-type="float" office:value="21" table:style-name="ce165">
            <text:p><text:s text:c="3"/>21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63" table:style-name="ce166">
            <text:p><text:s text:c="3"/>63</text:p>
          </table:table-cell>
          <table:table-cell office:value-type="float" office:value="11" table:style-name="ce166">
            <text:p><text:s text:c="3"/>11</text:p>
          </table:table-cell>
          <table:table-cell office:value-type="float" office:value="467" table:style-name="ce166">
            <text:p><text:s text:c="3"/>467</text:p>
          </table:table-cell>
          <table:table-cell office:value-type="float" office:value="736" table:style-name="ce158">
            <text:p><text:s text:c="3"/>736</text:p>
          </table:table-cell>
          <table:table-cell office:value-type="float" office:value="710" table:style-name="ce158">
            <text:p><text:s text:c="3"/>710</text:p>
          </table:table-cell>
          <table:table-cell office:value-type="float" office:value="26" table:style-name="ce158">
            <text:p><text:s text:c="3"/>26</text:p>
          </table:table-cell>
          <table:table-cell office:value-type="float" office:value="415" table:style-name="ce158">
            <text:p><text:s text:c="3"/>415</text:p>
          </table:table-cell>
          <table:table-cell office:value-type="float" office:value="414" table:style-name="ce158">
            <text:p><text:s text:c="3"/>414</text:p>
          </table:table-cell>
          <table:table-cell office:value-type="float" office:value="1" table:style-name="ce158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59">
            <text:p>臺北市</text:p>
          </table:table-cell>
          <table:table-cell office:value-type="string" table:style-name="ce156">
            <text:p>男</text:p>
          </table:table-cell>
          <table:table-cell office:value-type="float" office:value="4910" table:style-name="ce158">
            <text:p><text:s text:c="3"/>4,910</text:p>
          </table:table-cell>
          <table:table-cell office:value-type="float" office:value="7124" table:style-name="ce158">
            <text:p><text:s text:c="3"/>7,124</text:p>
          </table:table-cell>
          <table:table-cell office:value-type="float" office:value="735" table:style-name="ce158">
            <text:p><text:s text:c="3"/>735</text:p>
          </table:table-cell>
          <table:table-cell office:value-type="float" office:value="675" table:style-name="ce158">
            <text:p><text:s text:c="3"/>675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6" table:style-name="ce158">
            <text:p><text:s text:c="3"/>2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23" table:style-name="ce158">
            <text:p><text:s text:c="3"/>223</text:p>
          </table:table-cell>
          <table:table-cell table:style-name="ce157"/>
          <table:table-cell table:style-name="ce158"/>
          <table:table-cell office:value-type="float" office:value="14" table:style-name="ce158">
            <text:p><text:s text:c="3"/>14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61">
            <text:p>女</text:p>
          </table:table-cell>
          <table:table-cell office:value-type="float" office:value="5972" table:style-name="ce158">
            <text:p><text:s text:c="3"/>5,972</text:p>
          </table:table-cell>
          <table:table-cell office:value-type="float" office:value="8301" table:style-name="ce158">
            <text:p><text:s text:c="3"/>8,301</text:p>
          </table:table-cell>
          <table:table-cell office:value-type="float" office:value="663" table:style-name="ce158">
            <text:p><text:s text:c="3"/>663</text:p>
          </table:table-cell>
          <table:table-cell office:value-type="float" office:value="575" table:style-name="ce158">
            <text:p><text:s text:c="3"/>575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7" table:style-name="ce158">
            <text:p><text:s text:c="3"/>37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44" table:style-name="ce158">
            <text:p><text:s text:c="3"/>244</text:p>
          </table:table-cell>
          <table:table-cell table:style-name="ce162"/>
          <table:table-cell table:style-name="ce163"/>
          <table:table-cell office:value-type="float" office:value="12" table:style-name="ce163">
            <text:p><text:s text:c="3"/>12</text:p>
          </table:table-cell>
          <table:table-cell table:number-columns-repeated="2" table:style-name="ce163"/>
          <table:table-cell office:value-type="float" office:value="1" table:style-name="ce16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8"/>
          <table:table-cell office:value-type="string" table:style-name="ce169">
            <text:p>計</text:p>
          </table:table-cell>
          <table:table-cell office:value-type="float" office:value="10623" table:style-name="ce165">
            <text:p><text:s text:c="3"/>10,623</text:p>
          </table:table-cell>
          <table:table-cell office:value-type="float" office:value="8963" table:style-name="ce165">
            <text:p><text:s text:c="3"/>8,963</text:p>
          </table:table-cell>
          <table:table-cell office:value-type="float" office:value="1714" table:style-name="ce165">
            <text:p><text:s text:c="3"/>1,714</text:p>
          </table:table-cell>
          <table:table-cell office:value-type="float" office:value="977" table:style-name="ce165">
            <text:p><text:s text:c="3"/>977</text:p>
          </table:table-cell>
          <table:table-cell office:value-type="float" office:value="29" table:style-name="ce165">
            <text:p><text:s text:c="3"/>29</text:p>
          </table:table-cell>
          <table:table-cell office:value-type="float" office:value="7" table:style-name="ce165">
            <text:p><text:s text:c="3"/>7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48" table:style-name="ce166">
            <text:p><text:s text:c="3"/>48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712" table:style-name="ce166">
            <text:p><text:s text:c="3"/>712</text:p>
          </table:table-cell>
          <table:table-cell office:value-type="float" office:value="718" table:style-name="ce158">
            <text:p><text:s text:c="3"/>718</text:p>
          </table:table-cell>
          <table:table-cell office:value-type="float" office:value="699" table:style-name="ce158">
            <text:p><text:s text:c="3"/>699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525" table:style-name="ce158">
            <text:p><text:s text:c="3"/>525</text:p>
          </table:table-cell>
          <table:table-cell office:value-type="float" office:value="521" table:style-name="ce158">
            <text:p><text:s text:c="3"/>521</text:p>
          </table:table-cell>
          <table:table-cell office:value-type="float" office:value="4" table:style-name="ce158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70">
            <text:p>桃園市</text:p>
          </table:table-cell>
          <table:table-cell office:value-type="string" table:style-name="ce156">
            <text:p>男</text:p>
          </table:table-cell>
          <table:table-cell office:value-type="float" office:value="4961" table:style-name="ce158">
            <text:p><text:s text:c="3"/>4,961</text:p>
          </table:table-cell>
          <table:table-cell office:value-type="float" office:value="4189" table:style-name="ce158">
            <text:p><text:s text:c="3"/>4,189</text:p>
          </table:table-cell>
          <table:table-cell office:value-type="float" office:value="869" table:style-name="ce158">
            <text:p><text:s text:c="3"/>869</text:p>
          </table:table-cell>
          <table:table-cell office:value-type="float" office:value="618" table:style-name="ce158">
            <text:p><text:s text:c="3"/>618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84" table:style-name="ce158">
            <text:p><text:s text:c="3"/>384</text:p>
          </table:table-cell>
          <table:table-cell table:style-name="ce157"/>
          <table:table-cell table:style-name="ce158"/>
          <table:table-cell office:value-type="float" office:value="7" table:style-name="ce158">
            <text:p><text:s text:c="3"/>7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0"/>
          <table:table-cell office:value-type="string" table:style-name="ce161">
            <text:p>女</text:p>
          </table:table-cell>
          <table:table-cell office:value-type="float" office:value="5662" table:style-name="ce158">
            <text:p><text:s text:c="3"/>5,662</text:p>
          </table:table-cell>
          <table:table-cell office:value-type="float" office:value="4774" table:style-name="ce158">
            <text:p><text:s text:c="3"/>4,774</text:p>
          </table:table-cell>
          <table:table-cell office:value-type="float" office:value="845" table:style-name="ce158">
            <text:p><text:s text:c="3"/>845</text:p>
          </table:table-cell>
          <table:table-cell office:value-type="float" office:value="359" table:style-name="ce158">
            <text:p><text:s text:c="3"/>359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28" table:style-name="ce158">
            <text:p><text:s text:c="3"/>328</text:p>
          </table:table-cell>
          <table:table-cell table:style-name="ce162"/>
          <table:table-cell table:style-name="ce163"/>
          <table:table-cell office:value-type="float" office:value="12" table:style-name="ce163">
            <text:p><text:s text:c="3"/>12</text:p>
          </table:table-cell>
          <table:table-cell table:number-columns-repeated="2" table:style-name="ce163"/>
          <table:table-cell office:value-type="float" office:value="4" table:style-name="ce163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8"/>
          <table:table-cell office:value-type="string" table:style-name="ce156">
            <text:p>計</text:p>
          </table:table-cell>
          <table:table-cell office:value-type="float" office:value="11512" table:style-name="ce165">
            <text:p><text:s text:c="3"/>11,512</text:p>
          </table:table-cell>
          <table:table-cell office:value-type="float" office:value="11598" table:style-name="ce165">
            <text:p><text:s text:c="3"/>11,598</text:p>
          </table:table-cell>
          <table:table-cell office:value-type="float" office:value="1480" table:style-name="ce165">
            <text:p><text:s text:c="3"/>1,480</text:p>
          </table:table-cell>
          <table:table-cell office:value-type="float" office:value="1367" table:style-name="ce165">
            <text:p><text:s text:c="3"/>1,367</text:p>
          </table:table-cell>
          <table:table-cell office:value-type="float" office:value="21" table:style-name="ce165">
            <text:p><text:s text:c="3"/>21</text:p>
          </table:table-cell>
          <table:table-cell office:value-type="float" office:value="12" table:style-name="ce165">
            <text:p><text:s text:c="3"/>12</text:p>
          </table:table-cell>
          <table:table-cell office:value-type="float" office:value="15" table:style-name="ce166">
            <text:p><text:s text:c="3"/>15</text:p>
          </table:table-cell>
          <table:table-cell office:value-type="float" office:value="75" table:style-name="ce166">
            <text:p><text:s text:c="3"/>75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737" table:style-name="ce166">
            <text:p><text:s text:c="3"/>737</text:p>
          </table:table-cell>
          <table:table-cell office:value-type="float" office:value="822" table:style-name="ce158">
            <text:p><text:s text:c="3"/>822</text:p>
          </table:table-cell>
          <table:table-cell office:value-type="float" office:value="800" table:style-name="ce158">
            <text:p><text:s text:c="3"/>800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559" table:style-name="ce158">
            <text:p><text:s text:c="3"/>559</text:p>
          </table:table-cell>
          <table:table-cell office:value-type="float" office:value="556" table:style-name="ce158">
            <text:p><text:s text:c="3"/>556</text:p>
          </table:table-cell>
          <table:table-cell office:value-type="float" office:value="3" table:style-name="ce158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70">
            <text:p>臺中市</text:p>
          </table:table-cell>
          <table:table-cell office:value-type="string" table:style-name="ce156">
            <text:p>男</text:p>
          </table:table-cell>
          <table:table-cell office:value-type="float" office:value="5202" table:style-name="ce158">
            <text:p><text:s text:c="3"/>5,202</text:p>
          </table:table-cell>
          <table:table-cell office:value-type="float" office:value="5221" table:style-name="ce158">
            <text:p><text:s text:c="3"/>5,221</text:p>
          </table:table-cell>
          <table:table-cell office:value-type="float" office:value="772" table:style-name="ce158">
            <text:p><text:s text:c="3"/>772</text:p>
          </table:table-cell>
          <table:table-cell office:value-type="float" office:value="803" table:style-name="ce158">
            <text:p><text:s text:c="3"/>803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89" table:style-name="ce158">
            <text:p><text:s text:c="3"/>389</text:p>
          </table:table-cell>
          <table:table-cell table:style-name="ce157"/>
          <table:table-cell table:style-name="ce158"/>
          <table:table-cell office:value-type="float" office:value="9" table:style-name="ce158">
            <text:p><text:s text:c="3"/>9</text:p>
          </table:table-cell>
          <table:table-cell table:number-columns-repeated="2" table:style-name="ce158"/>
          <table:table-cell office:value-type="float" office:value="1" table:style-name="ce15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0"/>
          <table:table-cell office:value-type="string" table:style-name="ce156">
            <text:p>女</text:p>
          </table:table-cell>
          <table:table-cell office:value-type="float" office:value="6310" table:style-name="ce158">
            <text:p><text:s text:c="3"/>6,310</text:p>
          </table:table-cell>
          <table:table-cell office:value-type="float" office:value="6377" table:style-name="ce158">
            <text:p><text:s text:c="3"/>6,377</text:p>
          </table:table-cell>
          <table:table-cell office:value-type="float" office:value="708" table:style-name="ce158">
            <text:p><text:s text:c="3"/>708</text:p>
          </table:table-cell>
          <table:table-cell office:value-type="float" office:value="564" table:style-name="ce158">
            <text:p><text:s text:c="3"/>564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41" table:style-name="ce158">
            <text:p><text:s text:c="3"/>4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348" table:style-name="ce158">
            <text:p><text:s text:c="3"/>348</text:p>
          </table:table-cell>
          <table:table-cell table:style-name="ce162"/>
          <table:table-cell table:style-name="ce163"/>
          <table:table-cell office:value-type="float" office:value="13" table:style-name="ce163">
            <text:p><text:s text:c="3"/>13</text:p>
          </table:table-cell>
          <table:table-cell table:number-columns-repeated="2" table:style-name="ce163"/>
          <table:table-cell office:value-type="float" office:value="2" table:style-name="ce1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4"/>
          <table:table-cell office:value-type="string" table:style-name="ce171">
            <text:p>計</text:p>
          </table:table-cell>
          <table:table-cell office:value-type="float" office:value="6645" table:style-name="ce165">
            <text:p><text:s text:c="3"/>6,645</text:p>
          </table:table-cell>
          <table:table-cell office:value-type="float" office:value="6719" table:style-name="ce165">
            <text:p><text:s text:c="3"/>6,719</text:p>
          </table:table-cell>
          <table:table-cell office:value-type="float" office:value="817" table:style-name="ce165">
            <text:p><text:s text:c="3"/>817</text:p>
          </table:table-cell>
          <table:table-cell office:value-type="float" office:value="1208" table:style-name="ce165">
            <text:p><text:s text:c="3"/>1,208</text:p>
          </table:table-cell>
          <table:table-cell office:value-type="float" office:value="15" table:style-name="ce165">
            <text:p><text:s text:c="3"/>15</text:p>
          </table:table-cell>
          <table:table-cell office:value-type="float" office:value="16" table:style-name="ce165">
            <text:p><text:s text:c="3"/>16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57" table:style-name="ce166">
            <text:p><text:s text:c="3"/>57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353" table:style-name="ce166">
            <text:p><text:s text:c="3"/>353</text:p>
          </table:table-cell>
          <table:table-cell office:value-type="float" office:value="462" table:style-name="ce158">
            <text:p><text:s text:c="3"/>462</text:p>
          </table:table-cell>
          <table:table-cell office:value-type="float" office:value="455" table:style-name="ce158">
            <text:p><text:s text:c="3"/>455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94" table:style-name="ce158">
            <text:p><text:s text:c="3"/>294</text:p>
          </table:table-cell>
          <table:table-cell office:value-type="float" office:value="293" table:style-name="ce158">
            <text:p><text:s text:c="3"/>293</text:p>
          </table:table-cell>
          <table:table-cell office:value-type="float" office:value="1" table:style-name="ce158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office:value-type="string" table:style-name="ce170">
            <text:p>臺南市</text:p>
          </table:table-cell>
          <table:table-cell office:value-type="string" table:style-name="ce172">
            <text:p>男</text:p>
          </table:table-cell>
          <table:table-cell office:value-type="float" office:value="3148" table:style-name="ce158">
            <text:p><text:s text:c="3"/>3,148</text:p>
          </table:table-cell>
          <table:table-cell office:value-type="float" office:value="3129" table:style-name="ce158">
            <text:p><text:s text:c="3"/>3,129</text:p>
          </table:table-cell>
          <table:table-cell office:value-type="float" office:value="406" table:style-name="ce158">
            <text:p><text:s text:c="3"/>406</text:p>
          </table:table-cell>
          <table:table-cell office:value-type="float" office:value="690" table:style-name="ce158">
            <text:p><text:s text:c="3"/>690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9" table:style-name="ce158">
            <text:p><text:s text:c="3"/>2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84" table:style-name="ce158">
            <text:p><text:s text:c="3"/>184</text:p>
          </table:table-cell>
          <table:table-cell table:style-name="ce157"/>
          <table:table-cell table:style-name="ce158"/>
          <table:table-cell office:value-type="float" office:value="3" table:style-name="ce158">
            <text:p><text:s text:c="3"/>3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0"/>
          <table:table-cell office:value-type="string" table:style-name="ce173">
            <text:p>女</text:p>
          </table:table-cell>
          <table:table-cell office:value-type="float" office:value="3497" table:style-name="ce163">
            <text:p><text:s text:c="3"/>3,497</text:p>
          </table:table-cell>
          <table:table-cell office:value-type="float" office:value="3590" table:style-name="ce163">
            <text:p><text:s text:c="3"/>3,590</text:p>
          </table:table-cell>
          <table:table-cell office:value-type="float" office:value="411" table:style-name="ce163">
            <text:p><text:s text:c="3"/>411</text:p>
          </table:table-cell>
          <table:table-cell office:value-type="float" office:value="518" table:style-name="ce163">
            <text:p><text:s text:c="3"/>518</text:p>
          </table:table-cell>
          <table:table-cell office:value-type="float" office:value="7" table:style-name="ce163">
            <text:p><text:s text:c="3"/>7</text:p>
          </table:table-cell>
          <table:table-cell office:value-type="float" office:value="6" table:style-name="ce163">
            <text:p><text:s text:c="3"/>6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28" table:style-name="ce162">
            <text:p><text:s text:c="3"/>28</text:p>
          </table:table-cell>
          <table:table-cell office:value-type="float" office:value="4" table:style-name="ce162">
            <text:p><text:s text:c="3"/>4</text:p>
          </table:table-cell>
          <table:table-cell office:value-type="float" office:value="169" table:style-name="ce162">
            <text:p><text:s text:c="3"/>169</text:p>
          </table:table-cell>
          <table:table-cell table:style-name="ce162"/>
          <table:table-cell table:style-name="ce163"/>
          <table:table-cell office:value-type="float" office:value="4" table:style-name="ce163">
            <text:p><text:s text:c="3"/>4</text:p>
          </table:table-cell>
          <table:table-cell table:number-columns-repeated="2" table:style-name="ce163"/>
          <table:table-cell office:value-type="float" office:value="1" table:style-name="ce16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4"/>
          <table:table-cell office:value-type="string" table:style-name="ce156">
            <text:p>計</text:p>
          </table:table-cell>
          <table:table-cell office:value-type="float" office:value="10828" table:style-name="ce165">
            <text:p><text:s text:c="3"/>10,828</text:p>
          </table:table-cell>
          <table:table-cell office:value-type="float" office:value="11790" table:style-name="ce165">
            <text:p><text:s text:c="3"/>11,790</text:p>
          </table:table-cell>
          <table:table-cell office:value-type="float" office:value="1472" table:style-name="ce165">
            <text:p><text:s text:c="3"/>1,472</text:p>
          </table:table-cell>
          <table:table-cell office:value-type="float" office:value="1730" table:style-name="ce165">
            <text:p><text:s text:c="3"/>1,730</text:p>
          </table:table-cell>
          <table:table-cell office:value-type="float" office:value="37" table:style-name="ce165">
            <text:p><text:s text:c="3"/>37</text:p>
          </table:table-cell>
          <table:table-cell office:value-type="float" office:value="14" table:style-name="ce165">
            <text:p><text:s text:c="3"/>14</text:p>
          </table:table-cell>
          <table:table-cell office:value-type="float" office:value="14" table:style-name="ce166">
            <text:p><text:s text:c="3"/>14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13" table:style-name="ce166">
            <text:p><text:s text:c="3"/>13</text:p>
          </table:table-cell>
          <table:table-cell office:value-type="float" office:value="717" table:style-name="ce166">
            <text:p><text:s text:c="3"/>717</text:p>
          </table:table-cell>
          <table:table-cell office:value-type="float" office:value="780" table:style-name="ce158">
            <text:p><text:s text:c="3"/>780</text:p>
          </table:table-cell>
          <table:table-cell office:value-type="float" office:value="760" table:style-name="ce158">
            <text:p><text:s text:c="3"/>760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511" table:style-name="ce158">
            <text:p><text:s text:c="3"/>511</text:p>
          </table:table-cell>
          <table:table-cell office:value-type="float" office:value="506" table:style-name="ce158">
            <text:p><text:s text:c="3"/>506</text:p>
          </table:table-cell>
          <table:table-cell office:value-type="float" office:value="5" table:style-name="ce158">
            <text:p><text:s text:c="3"/>5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office:value-type="string" table:style-name="ce174">
            <text:p>高雄市</text:p>
          </table:table-cell>
          <table:table-cell office:value-type="string" table:style-name="ce156">
            <text:p>男</text:p>
          </table:table-cell>
          <table:table-cell office:value-type="float" office:value="4919" table:style-name="ce158">
            <text:p><text:s text:c="3"/>4,919</text:p>
          </table:table-cell>
          <table:table-cell office:value-type="float" office:value="5454" table:style-name="ce158">
            <text:p><text:s text:c="3"/>5,454</text:p>
          </table:table-cell>
          <table:table-cell office:value-type="float" office:value="782" table:style-name="ce158">
            <text:p><text:s text:c="3"/>782</text:p>
          </table:table-cell>
          <table:table-cell office:value-type="float" office:value="1027" table:style-name="ce158">
            <text:p><text:s text:c="3"/>1,027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384" table:style-name="ce158">
            <text:p><text:s text:c="3"/>384</text:p>
          </table:table-cell>
          <table:table-cell table:style-name="ce157"/>
          <table:table-cell table:style-name="ce158"/>
          <table:table-cell office:value-type="float" office:value="5" table:style-name="ce158">
            <text:p><text:s text:c="3"/>5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4"/>
          <table:table-cell office:value-type="string" table:style-name="ce161">
            <text:p>女</text:p>
          </table:table-cell>
          <table:table-cell office:value-type="float" office:value="5909" table:style-name="ce163">
            <text:p><text:s text:c="3"/>5,909</text:p>
          </table:table-cell>
          <table:table-cell office:value-type="float" office:value="6336" table:style-name="ce163">
            <text:p><text:s text:c="3"/>6,336</text:p>
          </table:table-cell>
          <table:table-cell office:value-type="float" office:value="690" table:style-name="ce163">
            <text:p><text:s text:c="3"/>690</text:p>
          </table:table-cell>
          <table:table-cell office:value-type="float" office:value="703" table:style-name="ce163">
            <text:p><text:s text:c="3"/>703</text:p>
          </table:table-cell>
          <table:table-cell office:value-type="float" office:value="17" table:style-name="ce163">
            <text:p><text:s text:c="3"/>17</text:p>
          </table:table-cell>
          <table:table-cell office:value-type="float" office:value="7" table:style-name="ce163">
            <text:p><text:s text:c="3"/>7</text:p>
          </table:table-cell>
          <table:table-cell office:value-type="float" office:value="4" table:style-name="ce162">
            <text:p><text:s text:c="3"/>4</text:p>
          </table:table-cell>
          <table:table-cell office:value-type="float" office:value="37" table:style-name="ce162">
            <text:p><text:s text:c="3"/>37</text:p>
          </table:table-cell>
          <table:table-cell office:value-type="float" office:value="4" table:style-name="ce162">
            <text:p><text:s text:c="3"/>4</text:p>
          </table:table-cell>
          <table:table-cell office:value-type="float" office:value="333" table:style-name="ce162">
            <text:p><text:s text:c="3"/>333</text:p>
          </table:table-cell>
          <table:table-cell table:style-name="ce162"/>
          <table:table-cell table:style-name="ce163"/>
          <table:table-cell office:value-type="float" office:value="15" table:style-name="ce163">
            <text:p><text:s text:c="3"/>15</text:p>
          </table:table-cell>
          <table:table-cell table:number-columns-repeated="2" table:style-name="ce163"/>
          <table:table-cell office:value-type="float" office:value="5" table:style-name="ce163">
            <text:p><text:s text:c="3"/>5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8"/>
          <table:table-cell office:value-type="string" table:style-name="ce175">
            <text:p>計</text:p>
          </table:table-cell>
          <table:table-cell office:value-type="float" office:value="21977" table:style-name="ce165">
            <text:p><text:s text:c="3"/>21,977</text:p>
          </table:table-cell>
          <table:table-cell office:value-type="float" office:value="22661" table:style-name="ce165">
            <text:p><text:s text:c="3"/>22,661</text:p>
          </table:table-cell>
          <table:table-cell office:value-type="float" office:value="3893" table:style-name="ce165">
            <text:p><text:s text:c="3"/>3,893</text:p>
          </table:table-cell>
          <table:table-cell office:value-type="float" office:value="4808" table:style-name="ce165">
            <text:p><text:s text:c="3"/>4,808</text:p>
          </table:table-cell>
          <table:table-cell office:value-type="float" office:value="93" table:style-name="ce165">
            <text:p><text:s text:c="3"/>93</text:p>
          </table:table-cell>
          <table:table-cell office:value-type="float" office:value="44" table:style-name="ce165">
            <text:p><text:s text:c="3"/>44</text:p>
          </table:table-cell>
          <table:table-cell office:value-type="float" office:value="24" table:style-name="ce165">
            <text:p><text:s text:c="3"/>24</text:p>
          </table:table-cell>
          <table:table-cell office:value-type="float" office:value="251" table:style-name="ce165">
            <text:p><text:s text:c="3"/>251</text:p>
          </table:table-cell>
          <table:table-cell office:value-type="float" office:value="22" table:style-name="ce165">
            <text:p><text:s text:c="3"/>22</text:p>
          </table:table-cell>
          <table:table-cell office:value-type="float" office:value="1714" table:style-name="ce165">
            <text:p><text:s text:c="3"/>1,714</text:p>
          </table:table-cell>
          <table:table-cell office:value-type="float" office:value="1850" table:style-name="ce158">
            <text:p><text:s text:c="3"/>1,850</text:p>
          </table:table-cell>
          <table:table-cell office:value-type="float" office:value="1804" table:style-name="ce158">
            <text:p><text:s text:c="3"/>1,804</text:p>
          </table:table-cell>
          <table:table-cell office:value-type="float" office:value="46" table:style-name="ce158">
            <text:p><text:s text:c="3"/>46</text:p>
          </table:table-cell>
          <table:table-cell office:value-type="float" office:value="1266" table:style-name="ce158">
            <text:p><text:s text:c="3"/>1,266</text:p>
          </table:table-cell>
          <table:table-cell office:value-type="float" office:value="1255" table:style-name="ce176">
            <text:p><text:s text:c="3"/>1,255</text:p>
          </table:table-cell>
          <table:table-cell office:value-type="float" office:value="11" table:style-name="ce177">
            <text:p><text:s text:c="3"/>11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74">
            <text:p>臺灣省</text:p>
          </table:table-cell>
          <table:table-cell office:value-type="string" table:style-name="ce175">
            <text:p>男</text:p>
          </table:table-cell>
          <table:table-cell office:value-type="float" office:value="10253" table:style-name="ce176">
            <text:p><text:s text:c="3"/>10,253</text:p>
          </table:table-cell>
          <table:table-cell office:value-type="float" office:value="10450" table:style-name="ce176">
            <text:p><text:s text:c="3"/>10,450</text:p>
          </table:table-cell>
          <table:table-cell office:value-type="float" office:value="2034" table:style-name="ce176">
            <text:p><text:s text:c="3"/>2,034</text:p>
          </table:table-cell>
          <table:table-cell office:value-type="float" office:value="2838" table:style-name="ce176">
            <text:p><text:s text:c="3"/>2,838</text:p>
          </table:table-cell>
          <table:table-cell office:value-type="float" office:value="50" table:style-name="ce176">
            <text:p><text:s text:c="3"/>50</text:p>
          </table:table-cell>
          <table:table-cell office:value-type="float" office:value="30" table:style-name="ce176">
            <text:p><text:s text:c="3"/>30</text:p>
          </table:table-cell>
          <table:table-cell office:value-type="float" office:value="13" table:style-name="ce176">
            <text:p><text:s text:c="3"/>13</text:p>
          </table:table-cell>
          <table:table-cell office:value-type="float" office:value="140" table:style-name="ce176">
            <text:p><text:s text:c="3"/>140</text:p>
          </table:table-cell>
          <table:table-cell office:value-type="float" office:value="17" table:style-name="ce176">
            <text:p><text:s text:c="3"/>17</text:p>
          </table:table-cell>
          <table:table-cell office:value-type="float" office:value="876" table:style-name="ce176">
            <text:p><text:s text:c="3"/>876</text:p>
          </table:table-cell>
          <table:table-cell table:style-name="ce157"/>
          <table:table-cell table:style-name="ce176"/>
          <table:table-cell office:value-type="float" office:value="15" table:style-name="ce177">
            <text:p><text:s text:c="3"/>15</text:p>
          </table:table-cell>
          <table:table-cell table:style-name="ce158"/>
          <table:table-cell table:style-name="ce176"/>
          <table:table-cell office:value-type="float" office:value="4" table:style-name="ce177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0"/>
          <table:table-cell office:value-type="string" table:style-name="ce178">
            <text:p>女</text:p>
          </table:table-cell>
          <table:table-cell office:value-type="float" office:value="11724" table:style-name="ce179">
            <text:p><text:s text:c="3"/>11,724</text:p>
          </table:table-cell>
          <table:table-cell office:value-type="float" office:value="12211" table:style-name="ce179">
            <text:p><text:s text:c="3"/>12,211</text:p>
          </table:table-cell>
          <table:table-cell office:value-type="float" office:value="1859" table:style-name="ce179">
            <text:p><text:s text:c="3"/>1,859</text:p>
          </table:table-cell>
          <table:table-cell office:value-type="float" office:value="1970" table:style-name="ce179">
            <text:p><text:s text:c="3"/>1,970</text:p>
          </table:table-cell>
          <table:table-cell office:value-type="float" office:value="43" table:style-name="ce179">
            <text:p><text:s text:c="3"/>43</text:p>
          </table:table-cell>
          <table:table-cell office:value-type="float" office:value="14" table:style-name="ce179">
            <text:p><text:s text:c="3"/>14</text:p>
          </table:table-cell>
          <table:table-cell office:value-type="float" office:value="11" table:style-name="ce179">
            <text:p><text:s text:c="3"/>11</text:p>
          </table:table-cell>
          <table:table-cell office:value-type="float" office:value="111" table:style-name="ce179">
            <text:p><text:s text:c="3"/>111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838" table:style-name="ce179">
            <text:p><text:s text:c="3"/>838</text:p>
          </table:table-cell>
          <table:table-cell table:style-name="ce162"/>
          <table:table-cell table:style-name="ce163"/>
          <table:table-cell office:value-type="float" office:value="31" table:style-name="ce163">
            <text:p><text:s text:c="3"/>31</text:p>
          </table:table-cell>
          <table:table-cell table:style-name="ce163"/>
          <table:table-cell table:style-name="ce179"/>
          <table:table-cell office:value-type="float" office:value="7" table:style-name="ce180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1702" table:style-name="ce181">
            <text:p><text:s text:c="3"/>1,702</text:p>
          </table:table-cell>
          <table:table-cell office:value-type="float" office:value="1710" table:style-name="ce181">
            <text:p><text:s text:c="3"/>1,710</text:p>
          </table:table-cell>
          <table:table-cell office:value-type="float" office:value="223" table:style-name="ce181">
            <text:p><text:s text:c="3"/>223</text:p>
          </table:table-cell>
          <table:table-cell office:value-type="float" office:value="329" table:style-name="ce181">
            <text:p><text:s text:c="3"/>329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0" table:style-name="ce182">
            <text:p>—</text:p>
          </table:table-cell>
          <table:table-cell office:value-type="float" office:value="11" table:style-name="ce182">
            <text:p><text:s text:c="3"/>11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16" table:style-name="ce182">
            <text:p><text:s text:c="3"/>116</text:p>
          </table:table-cell>
          <table:table-cell office:value-type="float" office:value="123" table:style-name="ce183">
            <text:p><text:s text:c="3"/>123</text:p>
          </table:table-cell>
          <table:table-cell office:value-type="float" office:value="119" table:style-name="ce183">
            <text:p><text:s text:c="3"/>119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84" table:style-name="ce183">
            <text:p><text:s text:c="3"/>84</text:p>
          </table:table-cell>
          <table:table-cell office:value-type="float" office:value="82" table:style-name="ce183">
            <text:p><text:s text:c="3"/>82</text:p>
          </table:table-cell>
          <table:table-cell office:value-type="float" office:value="2" table:style-name="ce183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宜蘭縣</text:p>
          </table:table-cell>
          <table:table-cell office:value-type="string" table:style-name="ce175">
            <text:p>男</text:p>
          </table:table-cell>
          <table:table-cell office:value-type="float" office:value="782" table:style-name="ce183">
            <text:p><text:s text:c="3"/>782</text:p>
          </table:table-cell>
          <table:table-cell office:value-type="float" office:value="797" table:style-name="ce183">
            <text:p><text:s text:c="3"/>797</text:p>
          </table:table-cell>
          <table:table-cell office:value-type="float" office:value="110" table:style-name="ce183">
            <text:p><text:s text:c="3"/>110</text:p>
          </table:table-cell>
          <table:table-cell office:value-type="float" office:value="194" table:style-name="ce183">
            <text:p><text:s text:c="3"/>194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58" table:style-name="ce183">
            <text:p><text:s text:c="3"/>58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1" table:style-name="ce18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920" table:style-name="ce186">
            <text:p><text:s text:c="3"/>920</text:p>
          </table:table-cell>
          <table:table-cell office:value-type="float" office:value="913" table:style-name="ce186">
            <text:p><text:s text:c="3"/>913</text:p>
          </table:table-cell>
          <table:table-cell office:value-type="float" office:value="113" table:style-name="ce186">
            <text:p><text:s text:c="3"/>113</text:p>
          </table:table-cell>
          <table:table-cell office:value-type="float" office:value="135" table:style-name="ce186">
            <text:p><text:s text:c="3"/>135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0" table:style-name="ce187">
            <text:p>—</text:p>
          </table:table-cell>
          <table:table-cell office:value-type="float" office:value="58" table:style-name="ce187">
            <text:p><text:s text:c="3"/>58</text:p>
          </table:table-cell>
          <table:table-cell table:style-name="ce187"/>
          <table:table-cell table:style-name="ce186"/>
          <table:table-cell office:value-type="float" office:value="3" table:style-name="ce186">
            <text:p><text:s text:c="3"/>3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2521" table:style-name="ce181">
            <text:p><text:s text:c="3"/>2,521</text:p>
          </table:table-cell>
          <table:table-cell office:value-type="float" office:value="1891" table:style-name="ce181">
            <text:p><text:s text:c="3"/>1,891</text:p>
          </table:table-cell>
          <table:table-cell office:value-type="float" office:value="347" table:style-name="ce181">
            <text:p><text:s text:c="3"/>347</text:p>
          </table:table-cell>
          <table:table-cell office:value-type="float" office:value="268" table:style-name="ce181">
            <text:p><text:s text:c="3"/>268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0" table:style-name="ce181">
            <text:p>—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9" table:style-name="ce182">
            <text:p><text:s text:c="3"/>19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44" table:style-name="ce182">
            <text:p><text:s text:c="3"/>144</text:p>
          </table:table-cell>
          <table:table-cell office:value-type="float" office:value="189" table:style-name="ce183">
            <text:p><text:s text:c="3"/>189</text:p>
          </table:table-cell>
          <table:table-cell office:value-type="float" office:value="186" table:style-name="ce183">
            <text:p><text:s text:c="3"/>18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28" table:style-name="ce183">
            <text:p><text:s text:c="3"/>128</text:p>
          </table:table-cell>
          <table:table-cell office:value-type="float" office:value="128" table:style-name="ce183">
            <text:p><text:s text:c="3"/>128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新竹縣</text:p>
          </table:table-cell>
          <table:table-cell office:value-type="string" table:style-name="ce175">
            <text:p>男</text:p>
          </table:table-cell>
          <table:table-cell office:value-type="float" office:value="1234" table:style-name="ce183">
            <text:p><text:s text:c="3"/>1,234</text:p>
          </table:table-cell>
          <table:table-cell office:value-type="float" office:value="864" table:style-name="ce183">
            <text:p><text:s text:c="3"/>864</text:p>
          </table:table-cell>
          <table:table-cell office:value-type="float" office:value="181" table:style-name="ce183">
            <text:p><text:s text:c="3"/>181</text:p>
          </table:table-cell>
          <table:table-cell office:value-type="float" office:value="154" table:style-name="ce183">
            <text:p><text:s text:c="3"/>15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74" table:style-name="ce183">
            <text:p><text:s text:c="3"/>74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1287" table:style-name="ce186">
            <text:p><text:s text:c="3"/>1,287</text:p>
          </table:table-cell>
          <table:table-cell office:value-type="float" office:value="1027" table:style-name="ce186">
            <text:p><text:s text:c="3"/>1,027</text:p>
          </table:table-cell>
          <table:table-cell office:value-type="float" office:value="166" table:style-name="ce186">
            <text:p><text:s text:c="3"/>166</text:p>
          </table:table-cell>
          <table:table-cell office:value-type="float" office:value="114" table:style-name="ce186">
            <text:p><text:s text:c="3"/>114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0" table:style-name="ce187">
            <text:p>—</text:p>
          </table:table-cell>
          <table:table-cell office:value-type="float" office:value="70" table:style-name="ce187">
            <text:p><text:s text:c="3"/>70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1530" table:style-name="ce181">
            <text:p><text:s text:c="3"/>1,530</text:p>
          </table:table-cell>
          <table:table-cell office:value-type="float" office:value="1492" table:style-name="ce181">
            <text:p><text:s text:c="3"/>1,492</text:p>
          </table:table-cell>
          <table:table-cell office:value-type="float" office:value="254" table:style-name="ce181">
            <text:p><text:s text:c="3"/>254</text:p>
          </table:table-cell>
          <table:table-cell office:value-type="float" office:value="384" table:style-name="ce181">
            <text:p><text:s text:c="3"/>384</text:p>
          </table:table-cell>
          <table:table-cell office:value-type="float" office:value="9" table:style-name="ce181">
            <text:p><text:s text:c="3"/>9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26" table:style-name="ce182">
            <text:p><text:s text:c="3"/>26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126" table:style-name="ce182">
            <text:p><text:s text:c="3"/>126</text:p>
          </table:table-cell>
          <table:table-cell office:value-type="float" office:value="133" table:style-name="ce183">
            <text:p><text:s text:c="3"/>133</text:p>
          </table:table-cell>
          <table:table-cell office:value-type="float" office:value="127" table:style-name="ce183">
            <text:p><text:s text:c="3"/>127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100" table:style-name="ce183">
            <text:p><text:s text:c="3"/>100</text:p>
          </table:table-cell>
          <table:table-cell office:value-type="float" office:value="100" table:style-name="ce183">
            <text:p><text:s text:c="3"/>100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苗栗縣</text:p>
          </table:table-cell>
          <table:table-cell office:value-type="string" table:style-name="ce175">
            <text:p>男</text:p>
          </table:table-cell>
          <table:table-cell office:value-type="float" office:value="704" table:style-name="ce183">
            <text:p><text:s text:c="3"/>704</text:p>
          </table:table-cell>
          <table:table-cell office:value-type="float" office:value="672" table:style-name="ce183">
            <text:p><text:s text:c="3"/>672</text:p>
          </table:table-cell>
          <table:table-cell office:value-type="float" office:value="145" table:style-name="ce183">
            <text:p><text:s text:c="3"/>145</text:p>
          </table:table-cell>
          <table:table-cell office:value-type="float" office:value="217" table:style-name="ce183">
            <text:p><text:s text:c="3"/>217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0" table:style-name="ce183">
            <text:p>—</text:p>
          </table:table-cell>
          <table:table-cell office:value-type="float" office:value="16" table:style-name="ce183">
            <text:p><text:s text:c="3"/>1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62" table:style-name="ce183">
            <text:p><text:s text:c="3"/>62</text:p>
          </table:table-cell>
          <table:table-cell table:style-name="ce185"/>
          <table:table-cell table:style-name="ce183"/>
          <table:table-cell office:value-type="float" office:value="4" table:style-name="ce183">
            <text:p><text:s text:c="3"/>4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826" table:style-name="ce186">
            <text:p><text:s text:c="3"/>826</text:p>
          </table:table-cell>
          <table:table-cell office:value-type="float" office:value="820" table:style-name="ce186">
            <text:p><text:s text:c="3"/>820</text:p>
          </table:table-cell>
          <table:table-cell office:value-type="float" office:value="109" table:style-name="ce186">
            <text:p><text:s text:c="3"/>109</text:p>
          </table:table-cell>
          <table:table-cell office:value-type="float" office:value="167" table:style-name="ce186">
            <text:p><text:s text:c="3"/>167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64" table:style-name="ce187">
            <text:p><text:s text:c="3"/>64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2741" table:style-name="ce181">
            <text:p><text:s text:c="3"/>2,741</text:p>
          </table:table-cell>
          <table:table-cell office:value-type="float" office:value="3520" table:style-name="ce181">
            <text:p><text:s text:c="3"/>3,520</text:p>
          </table:table-cell>
          <table:table-cell office:value-type="float" office:value="957" table:style-name="ce181">
            <text:p><text:s text:c="3"/>957</text:p>
          </table:table-cell>
          <table:table-cell office:value-type="float" office:value="807" table:style-name="ce181">
            <text:p><text:s text:c="3"/>807</text:p>
          </table:table-cell>
          <table:table-cell office:value-type="float" office:value="14" table:style-name="ce181">
            <text:p><text:s text:c="3"/>14</text:p>
          </table:table-cell>
          <table:table-cell office:value-type="float" office:value="9" table:style-name="ce181">
            <text:p><text:s text:c="3"/>9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30" table:style-name="ce182">
            <text:p><text:s text:c="3"/>30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273" table:style-name="ce182">
            <text:p><text:s text:c="3"/>273</text:p>
          </table:table-cell>
          <table:table-cell office:value-type="float" office:value="299" table:style-name="ce183">
            <text:p><text:s text:c="3"/>299</text:p>
          </table:table-cell>
          <table:table-cell office:value-type="float" office:value="296" table:style-name="ce183">
            <text:p><text:s text:c="3"/>29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87" table:style-name="ce183">
            <text:p><text:s text:c="3"/>187</text:p>
          </table:table-cell>
          <table:table-cell office:value-type="float" office:value="187" table:style-name="ce183">
            <text:p><text:s text:c="3"/>187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彰化縣</text:p>
          </table:table-cell>
          <table:table-cell office:value-type="string" table:style-name="ce175">
            <text:p>男</text:p>
          </table:table-cell>
          <table:table-cell office:value-type="float" office:value="1232" table:style-name="ce183">
            <text:p><text:s text:c="3"/>1,232</text:p>
          </table:table-cell>
          <table:table-cell office:value-type="float" office:value="1618" table:style-name="ce183">
            <text:p><text:s text:c="3"/>1,618</text:p>
          </table:table-cell>
          <table:table-cell office:value-type="float" office:value="499" table:style-name="ce183">
            <text:p><text:s text:c="3"/>499</text:p>
          </table:table-cell>
          <table:table-cell office:value-type="float" office:value="465" table:style-name="ce183">
            <text:p><text:s text:c="3"/>465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8" table:style-name="ce183">
            <text:p><text:s text:c="3"/>18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47" table:style-name="ce183">
            <text:p><text:s text:c="3"/>147</text:p>
          </table:table-cell>
          <table:table-cell table:style-name="ce185"/>
          <table:table-cell table:style-name="ce183"/>
          <table:table-cell office:value-type="float" office:value="2" table:style-name="ce183">
            <text:p><text:s text:c="3"/>2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1509" table:style-name="ce186">
            <text:p><text:s text:c="3"/>1,509</text:p>
          </table:table-cell>
          <table:table-cell office:value-type="float" office:value="1902" table:style-name="ce186">
            <text:p><text:s text:c="3"/>1,902</text:p>
          </table:table-cell>
          <table:table-cell office:value-type="float" office:value="458" table:style-name="ce186">
            <text:p><text:s text:c="3"/>458</text:p>
          </table:table-cell>
          <table:table-cell office:value-type="float" office:value="342" table:style-name="ce186">
            <text:p><text:s text:c="3"/>342</text:p>
          </table:table-cell>
          <table:table-cell office:value-type="float" office:value="6" table:style-name="ce186">
            <text:p><text:s text:c="3"/>6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0" table:style-name="ce187">
            <text:p>—</text:p>
          </table:table-cell>
          <table:table-cell office:value-type="float" office:value="126" table:style-name="ce187">
            <text:p><text:s text:c="3"/>126</text:p>
          </table:table-cell>
          <table:table-cell table:style-name="ce187"/>
          <table:table-cell table:style-name="ce186"/>
          <table:table-cell office:value-type="float" office:value="1" table:style-name="ce186">
            <text:p><text:s text:c="3"/>1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1174" table:style-name="ce181">
            <text:p><text:s text:c="3"/>1,174</text:p>
          </table:table-cell>
          <table:table-cell office:value-type="float" office:value="1323" table:style-name="ce181">
            <text:p><text:s text:c="3"/>1,323</text:p>
          </table:table-cell>
          <table:table-cell office:value-type="float" office:value="248" table:style-name="ce181">
            <text:p><text:s text:c="3"/>248</text:p>
          </table:table-cell>
          <table:table-cell office:value-type="float" office:value="341" table:style-name="ce181">
            <text:p><text:s text:c="3"/>341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29" table:style-name="ce182">
            <text:p><text:s text:c="3"/>29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10" table:style-name="ce182">
            <text:p><text:s text:c="3"/>110</text:p>
          </table:table-cell>
          <table:table-cell office:value-type="float" office:value="126" table:style-name="ce183">
            <text:p><text:s text:c="3"/>126</text:p>
          </table:table-cell>
          <table:table-cell office:value-type="float" office:value="123" table:style-name="ce183">
            <text:p><text:s text:c="3"/>12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80" table:style-name="ce183">
            <text:p><text:s text:c="3"/>80</text:p>
          </table:table-cell>
          <table:table-cell office:value-type="float" office:value="80" table:style-name="ce183">
            <text:p><text:s text:c="3"/>80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南投縣</text:p>
          </table:table-cell>
          <table:table-cell office:value-type="string" table:style-name="ce175">
            <text:p>男</text:p>
          </table:table-cell>
          <table:table-cell office:value-type="float" office:value="583" table:style-name="ce183">
            <text:p><text:s text:c="3"/>583</text:p>
          </table:table-cell>
          <table:table-cell office:value-type="float" office:value="664" table:style-name="ce183">
            <text:p><text:s text:c="3"/>664</text:p>
          </table:table-cell>
          <table:table-cell office:value-type="float" office:value="137" table:style-name="ce183">
            <text:p><text:s text:c="3"/>137</text:p>
          </table:table-cell>
          <table:table-cell office:value-type="float" office:value="195" table:style-name="ce183">
            <text:p><text:s text:c="3"/>195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60" table:style-name="ce183">
            <text:p><text:s text:c="3"/>60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591" table:style-name="ce186">
            <text:p><text:s text:c="3"/>591</text:p>
          </table:table-cell>
          <table:table-cell office:value-type="float" office:value="659" table:style-name="ce186">
            <text:p><text:s text:c="3"/>659</text:p>
          </table:table-cell>
          <table:table-cell office:value-type="float" office:value="111" table:style-name="ce186">
            <text:p><text:s text:c="3"/>111</text:p>
          </table:table-cell>
          <table:table-cell office:value-type="float" office:value="146" table:style-name="ce186">
            <text:p><text:s text:c="3"/>146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6" table:style-name="ce187">
            <text:p><text:s text:c="3"/>16</text:p>
          </table:table-cell>
          <table:table-cell office:value-type="float" office:value="0" table:style-name="ce187">
            <text:p>—</text:p>
          </table:table-cell>
          <table:table-cell office:value-type="float" office:value="50" table:style-name="ce187">
            <text:p><text:s text:c="3"/>50</text:p>
          </table:table-cell>
          <table:table-cell table:style-name="ce187"/>
          <table:table-cell table:style-name="ce186"/>
          <table:table-cell office:value-type="float" office:value="3" table:style-name="ce186">
            <text:p><text:s text:c="3"/>3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1752" table:style-name="ce181">
            <text:p><text:s text:c="3"/>1,752</text:p>
          </table:table-cell>
          <table:table-cell office:value-type="float" office:value="1819" table:style-name="ce181">
            <text:p><text:s text:c="3"/>1,819</text:p>
          </table:table-cell>
          <table:table-cell office:value-type="float" office:value="318" table:style-name="ce181">
            <text:p><text:s text:c="3"/>318</text:p>
          </table:table-cell>
          <table:table-cell office:value-type="float" office:value="558" table:style-name="ce181">
            <text:p><text:s text:c="3"/>558</text:p>
          </table:table-cell>
          <table:table-cell office:value-type="float" office:value="9" table:style-name="ce181">
            <text:p><text:s text:c="3"/>9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26" table:style-name="ce182">
            <text:p><text:s text:c="3"/>26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50" table:style-name="ce182">
            <text:p><text:s text:c="3"/>150</text:p>
          </table:table-cell>
          <table:table-cell office:value-type="float" office:value="173" table:style-name="ce183">
            <text:p><text:s text:c="3"/>173</text:p>
          </table:table-cell>
          <table:table-cell office:value-type="float" office:value="173" table:style-name="ce183">
            <text:p><text:s text:c="3"/>173</text:p>
          </table:table-cell>
          <table:table-cell office:value-type="float" office:value="0" table:style-name="ce183">
            <text:p>—</text:p>
          </table:table-cell>
          <table:table-cell office:value-type="float" office:value="106" table:style-name="ce183">
            <text:p><text:s text:c="3"/>106</text:p>
          </table:table-cell>
          <table:table-cell office:value-type="float" office:value="105" table:style-name="ce183">
            <text:p><text:s text:c="3"/>105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雲林縣</text:p>
          </table:table-cell>
          <table:table-cell office:value-type="string" table:style-name="ce175">
            <text:p>男</text:p>
          </table:table-cell>
          <table:table-cell office:value-type="float" office:value="799" table:style-name="ce183">
            <text:p><text:s text:c="3"/>799</text:p>
          </table:table-cell>
          <table:table-cell office:value-type="float" office:value="822" table:style-name="ce183">
            <text:p><text:s text:c="3"/>822</text:p>
          </table:table-cell>
          <table:table-cell office:value-type="float" office:value="161" table:style-name="ce183">
            <text:p><text:s text:c="3"/>161</text:p>
          </table:table-cell>
          <table:table-cell office:value-type="float" office:value="324" table:style-name="ce183">
            <text:p><text:s text:c="3"/>324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0" table:style-name="ce183">
            <text:p>—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70" table:style-name="ce183">
            <text:p><text:s text:c="3"/>70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953" table:style-name="ce186">
            <text:p><text:s text:c="3"/>953</text:p>
          </table:table-cell>
          <table:table-cell office:value-type="float" office:value="997" table:style-name="ce186">
            <text:p><text:s text:c="3"/>997</text:p>
          </table:table-cell>
          <table:table-cell office:value-type="float" office:value="157" table:style-name="ce186">
            <text:p><text:s text:c="3"/>157</text:p>
          </table:table-cell>
          <table:table-cell office:value-type="float" office:value="234" table:style-name="ce186">
            <text:p><text:s text:c="3"/>234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3" table:style-name="ce187">
            <text:p><text:s text:c="3"/>13</text:p>
          </table:table-cell>
          <table:table-cell office:value-type="float" office:value="0" table:style-name="ce187">
            <text:p>—</text:p>
          </table:table-cell>
          <table:table-cell office:value-type="float" office:value="80" table:style-name="ce187">
            <text:p><text:s text:c="3"/>80</text:p>
          </table:table-cell>
          <table:table-cell table:style-name="ce187"/>
          <table:table-cell table:style-name="ce186"/>
          <table:table-cell office:value-type="float" office:value="0" table:style-name="ce186">
            <text:p>—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1265" table:style-name="ce181">
            <text:p><text:s text:c="3"/>1,265</text:p>
          </table:table-cell>
          <table:table-cell office:value-type="float" office:value="1337" table:style-name="ce181">
            <text:p><text:s text:c="3"/>1,337</text:p>
          </table:table-cell>
          <table:table-cell office:value-type="float" office:value="241" table:style-name="ce181">
            <text:p><text:s text:c="3"/>241</text:p>
          </table:table-cell>
          <table:table-cell office:value-type="float" office:value="412" table:style-name="ce181">
            <text:p><text:s text:c="3"/>412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20" table:style-name="ce182">
            <text:p><text:s text:c="3"/>20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01" table:style-name="ce182">
            <text:p><text:s text:c="3"/>101</text:p>
          </table:table-cell>
          <table:table-cell office:value-type="float" office:value="98" table:style-name="ce183">
            <text:p><text:s text:c="3"/>98</text:p>
          </table:table-cell>
          <table:table-cell office:value-type="float" office:value="97" table:style-name="ce183">
            <text:p><text:s text:c="3"/>97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71" table:style-name="ce183">
            <text:p><text:s text:c="3"/>71</text:p>
          </table:table-cell>
          <table:table-cell office:value-type="float" office:value="71" table:style-name="ce183">
            <text:p><text:s text:c="3"/>71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嘉義縣</text:p>
          </table:table-cell>
          <table:table-cell office:value-type="string" table:style-name="ce175">
            <text:p>男</text:p>
          </table:table-cell>
          <table:table-cell office:value-type="float" office:value="566" table:style-name="ce183">
            <text:p><text:s text:c="3"/>566</text:p>
          </table:table-cell>
          <table:table-cell office:value-type="float" office:value="589" table:style-name="ce183">
            <text:p><text:s text:c="3"/>589</text:p>
          </table:table-cell>
          <table:table-cell office:value-type="float" office:value="121" table:style-name="ce183">
            <text:p><text:s text:c="3"/>121</text:p>
          </table:table-cell>
          <table:table-cell office:value-type="float" office:value="244" table:style-name="ce183">
            <text:p><text:s text:c="3"/>24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51" table:style-name="ce183">
            <text:p><text:s text:c="3"/>51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699" table:style-name="ce186">
            <text:p><text:s text:c="3"/>699</text:p>
          </table:table-cell>
          <table:table-cell office:value-type="float" office:value="748" table:style-name="ce186">
            <text:p><text:s text:c="3"/>748</text:p>
          </table:table-cell>
          <table:table-cell office:value-type="float" office:value="120" table:style-name="ce186">
            <text:p><text:s text:c="3"/>120</text:p>
          </table:table-cell>
          <table:table-cell office:value-type="float" office:value="168" table:style-name="ce186">
            <text:p><text:s text:c="3"/>168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0" table:style-name="ce187">
            <text:p>—</text:p>
          </table:table-cell>
          <table:table-cell office:value-type="float" office:value="50" table:style-name="ce187">
            <text:p><text:s text:c="3"/>50</text:p>
          </table:table-cell>
          <table:table-cell table:style-name="ce187"/>
          <table:table-cell table:style-name="ce186"/>
          <table:table-cell office:value-type="float" office:value="1" table:style-name="ce186">
            <text:p><text:s text:c="3"/>1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2257" table:style-name="ce181">
            <text:p><text:s text:c="3"/>2,257</text:p>
          </table:table-cell>
          <table:table-cell office:value-type="float" office:value="2427" table:style-name="ce181">
            <text:p><text:s text:c="3"/>2,427</text:p>
          </table:table-cell>
          <table:table-cell office:value-type="float" office:value="349" table:style-name="ce181">
            <text:p><text:s text:c="3"/>349</text:p>
          </table:table-cell>
          <table:table-cell office:value-type="float" office:value="651" table:style-name="ce181">
            <text:p><text:s text:c="3"/>651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28" table:style-name="ce182">
            <text:p><text:s text:c="3"/>28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209" table:style-name="ce182">
            <text:p><text:s text:c="3"/>209</text:p>
          </table:table-cell>
          <table:table-cell office:value-type="float" office:value="201" table:style-name="ce183">
            <text:p><text:s text:c="3"/>201</text:p>
          </table:table-cell>
          <table:table-cell office:value-type="float" office:value="196" table:style-name="ce183">
            <text:p><text:s text:c="3"/>196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54" table:style-name="ce183">
            <text:p><text:s text:c="3"/>154</text:p>
          </table:table-cell>
          <table:table-cell office:value-type="float" office:value="152" table:style-name="ce183">
            <text:p><text:s text:c="3"/>152</text:p>
          </table:table-cell>
          <table:table-cell office:value-type="float" office:value="2" table:style-name="ce183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屏東縣</text:p>
          </table:table-cell>
          <table:table-cell office:value-type="string" table:style-name="ce175">
            <text:p>男</text:p>
          </table:table-cell>
          <table:table-cell office:value-type="float" office:value="1063" table:style-name="ce183">
            <text:p><text:s text:c="3"/>1,063</text:p>
          </table:table-cell>
          <table:table-cell office:value-type="float" office:value="1123" table:style-name="ce183">
            <text:p><text:s text:c="3"/>1,123</text:p>
          </table:table-cell>
          <table:table-cell office:value-type="float" office:value="183" table:style-name="ce183">
            <text:p><text:s text:c="3"/>183</text:p>
          </table:table-cell>
          <table:table-cell office:value-type="float" office:value="398" table:style-name="ce183">
            <text:p><text:s text:c="3"/>398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7" table:style-name="ce183">
            <text:p><text:s text:c="3"/>17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06" table:style-name="ce183">
            <text:p><text:s text:c="3"/>106</text:p>
          </table:table-cell>
          <table:table-cell table:style-name="ce185"/>
          <table:table-cell table:style-name="ce183"/>
          <table:table-cell office:value-type="float" office:value="2" table:style-name="ce183">
            <text:p><text:s text:c="3"/>2</text:p>
          </table:table-cell>
          <table:table-cell table:number-columns-repeated="2" table:style-name="ce183"/>
          <table:table-cell office:value-type="float" office:value="1" table:style-name="ce18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1194" table:style-name="ce186">
            <text:p><text:s text:c="3"/>1,194</text:p>
          </table:table-cell>
          <table:table-cell office:value-type="float" office:value="1304" table:style-name="ce186">
            <text:p><text:s text:c="3"/>1,304</text:p>
          </table:table-cell>
          <table:table-cell office:value-type="float" office:value="166" table:style-name="ce186">
            <text:p><text:s text:c="3"/>166</text:p>
          </table:table-cell>
          <table:table-cell office:value-type="float" office:value="253" table:style-name="ce186">
            <text:p><text:s text:c="3"/>253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0" table:style-name="ce187">
            <text:p>—</text:p>
          </table:table-cell>
          <table:table-cell office:value-type="float" office:value="103" table:style-name="ce187">
            <text:p><text:s text:c="3"/>103</text:p>
          </table:table-cell>
          <table:table-cell table:style-name="ce187"/>
          <table:table-cell table:style-name="ce186"/>
          <table:table-cell office:value-type="float" office:value="3" table:style-name="ce186">
            <text:p><text:s text:c="3"/>3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688" table:style-name="ce181">
            <text:p><text:s text:c="3"/>688</text:p>
          </table:table-cell>
          <table:table-cell office:value-type="float" office:value="729" table:style-name="ce181">
            <text:p><text:s text:c="3"/>729</text:p>
          </table:table-cell>
          <table:table-cell office:value-type="float" office:value="121" table:style-name="ce181">
            <text:p><text:s text:c="3"/>121</text:p>
          </table:table-cell>
          <table:table-cell office:value-type="float" office:value="174" table:style-name="ce181">
            <text:p><text:s text:c="3"/>174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7" table:style-name="ce182">
            <text:p><text:s text:c="3"/>7</text:p>
          </table:table-cell>
          <table:table-cell office:value-type="float" office:value="0" table:style-name="ce182">
            <text:p>—</text:p>
          </table:table-cell>
          <table:table-cell office:value-type="float" office:value="46" table:style-name="ce182">
            <text:p><text:s text:c="3"/>46</text:p>
          </table:table-cell>
          <table:table-cell office:value-type="float" office:value="65" table:style-name="ce183">
            <text:p><text:s text:c="3"/>65</text:p>
          </table:table-cell>
          <table:table-cell office:value-type="float" office:value="64" table:style-name="ce183">
            <text:p><text:s text:c="3"/>6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36" table:style-name="ce183">
            <text:p><text:s text:c="3"/>36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臺東縣</text:p>
          </table:table-cell>
          <table:table-cell office:value-type="string" table:style-name="ce175">
            <text:p>男</text:p>
          </table:table-cell>
          <table:table-cell office:value-type="float" office:value="364" table:style-name="ce183">
            <text:p><text:s text:c="3"/>364</text:p>
          </table:table-cell>
          <table:table-cell office:value-type="float" office:value="361" table:style-name="ce183">
            <text:p><text:s text:c="3"/>361</text:p>
          </table:table-cell>
          <table:table-cell office:value-type="float" office:value="57" table:style-name="ce183">
            <text:p><text:s text:c="3"/>57</text:p>
          </table:table-cell>
          <table:table-cell office:value-type="float" office:value="109" table:style-name="ce183">
            <text:p><text:s text:c="3"/>109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0" table:style-name="ce183">
            <text:p>—</text:p>
          </table:table-cell>
          <table:table-cell office:value-type="float" office:value="23" table:style-name="ce183">
            <text:p><text:s text:c="3"/>23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1" table:style-name="ce18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324" table:style-name="ce186">
            <text:p><text:s text:c="3"/>324</text:p>
          </table:table-cell>
          <table:table-cell office:value-type="float" office:value="368" table:style-name="ce186">
            <text:p><text:s text:c="3"/>368</text:p>
          </table:table-cell>
          <table:table-cell office:value-type="float" office:value="64" table:style-name="ce186">
            <text:p><text:s text:c="3"/>64</text:p>
          </table:table-cell>
          <table:table-cell office:value-type="float" office:value="65" table:style-name="ce186">
            <text:p><text:s text:c="3"/>65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23" table:style-name="ce187">
            <text:p><text:s text:c="3"/>23</text:p>
          </table:table-cell>
          <table:table-cell table:style-name="ce187"/>
          <table:table-cell table:style-name="ce186"/>
          <table:table-cell office:value-type="float" office:value="0" table:style-name="ce186">
            <text:p>—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1406" table:style-name="ce181">
            <text:p><text:s text:c="3"/>1,406</text:p>
          </table:table-cell>
          <table:table-cell office:value-type="float" office:value="1405" table:style-name="ce181">
            <text:p><text:s text:c="3"/>1,405</text:p>
          </table:table-cell>
          <table:table-cell office:value-type="float" office:value="192" table:style-name="ce181">
            <text:p><text:s text:c="3"/>192</text:p>
          </table:table-cell>
          <table:table-cell office:value-type="float" office:value="233" table:style-name="ce181">
            <text:p><text:s text:c="3"/>233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15" table:style-name="ce182">
            <text:p><text:s text:c="3"/>15</text:p>
          </table:table-cell>
          <table:table-cell office:value-type="float" office:value="0" table:style-name="ce182">
            <text:p>—</text:p>
          </table:table-cell>
          <table:table-cell office:value-type="float" office:value="155" table:style-name="ce182">
            <text:p><text:s text:c="3"/>155</text:p>
          </table:table-cell>
          <table:table-cell office:value-type="float" office:value="119" table:style-name="ce183">
            <text:p><text:s text:c="3"/>119</text:p>
          </table:table-cell>
          <table:table-cell office:value-type="float" office:value="109" table:style-name="ce183">
            <text:p><text:s text:c="3"/>109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91" table:style-name="ce183">
            <text:p><text:s text:c="3"/>91</text:p>
          </table:table-cell>
          <table:table-cell office:value-type="float" office:value="88" table:style-name="ce183">
            <text:p><text:s text:c="3"/>88</text:p>
          </table:table-cell>
          <table:table-cell office:value-type="float" office:value="3" table:style-name="ce183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花蓮縣</text:p>
          </table:table-cell>
          <table:table-cell office:value-type="string" table:style-name="ce175">
            <text:p>男</text:p>
          </table:table-cell>
          <table:table-cell office:value-type="float" office:value="631" table:style-name="ce183">
            <text:p><text:s text:c="3"/>631</text:p>
          </table:table-cell>
          <table:table-cell office:value-type="float" office:value="633" table:style-name="ce183">
            <text:p><text:s text:c="3"/>633</text:p>
          </table:table-cell>
          <table:table-cell office:value-type="float" office:value="102" table:style-name="ce183">
            <text:p><text:s text:c="3"/>102</text:p>
          </table:table-cell>
          <table:table-cell office:value-type="float" office:value="142" table:style-name="ce183">
            <text:p><text:s text:c="3"/>142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0" table:style-name="ce183">
            <text:p>—</text:p>
          </table:table-cell>
          <table:table-cell office:value-type="float" office:value="81" table:style-name="ce183">
            <text:p><text:s text:c="3"/>81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775" table:style-name="ce186">
            <text:p><text:s text:c="3"/>775</text:p>
          </table:table-cell>
          <table:table-cell office:value-type="float" office:value="772" table:style-name="ce186">
            <text:p><text:s text:c="3"/>772</text:p>
          </table:table-cell>
          <table:table-cell office:value-type="float" office:value="90" table:style-name="ce186">
            <text:p><text:s text:c="3"/>90</text:p>
          </table:table-cell>
          <table:table-cell office:value-type="float" office:value="91" table:style-name="ce186">
            <text:p><text:s text:c="3"/>91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0" table:style-name="ce187">
            <text:p>—</text:p>
          </table:table-cell>
          <table:table-cell office:value-type="float" office:value="74" table:style-name="ce187">
            <text:p><text:s text:c="3"/>74</text:p>
          </table:table-cell>
          <table:table-cell table:style-name="ce187"/>
          <table:table-cell table:style-name="ce186"/>
          <table:table-cell office:value-type="float" office:value="9" table:style-name="ce186">
            <text:p><text:s text:c="3"/>9</text:p>
          </table:table-cell>
          <table:table-cell table:number-columns-repeated="2" table:style-name="ce186"/>
          <table:table-cell office:value-type="float" office:value="3" table:style-name="ce186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466" table:style-name="ce181">
            <text:p><text:s text:c="3"/>466</text:p>
          </table:table-cell>
          <table:table-cell office:value-type="float" office:value="380" table:style-name="ce181">
            <text:p><text:s text:c="3"/>380</text:p>
          </table:table-cell>
          <table:table-cell office:value-type="float" office:value="84" table:style-name="ce181">
            <text:p><text:s text:c="3"/>84</text:p>
          </table:table-cell>
          <table:table-cell office:value-type="float" office:value="67" table:style-name="ce181">
            <text:p><text:s text:c="3"/>67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0" table:style-name="ce182">
            <text:p>—</text:p>
          </table:table-cell>
          <table:table-cell office:value-type="float" office:value="24" table:style-name="ce182">
            <text:p><text:s text:c="3"/>24</text:p>
          </table:table-cell>
          <table:table-cell office:value-type="float" office:value="24" table:style-name="ce183">
            <text:p><text:s text:c="3"/>24</text:p>
          </table:table-cell>
          <table:table-cell office:value-type="float" office:value="23" table:style-name="ce183">
            <text:p><text:s text:c="3"/>2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澎湖縣</text:p>
          </table:table-cell>
          <table:table-cell office:value-type="string" table:style-name="ce175">
            <text:p>男</text:p>
          </table:table-cell>
          <table:table-cell office:value-type="float" office:value="227" table:style-name="ce183">
            <text:p><text:s text:c="3"/>227</text:p>
          </table:table-cell>
          <table:table-cell office:value-type="float" office:value="218" table:style-name="ce183">
            <text:p><text:s text:c="3"/>218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15" table:style-name="ce183">
            <text:p><text:s text:c="3"/>15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239" table:style-name="ce186">
            <text:p><text:s text:c="3"/>239</text:p>
          </table:table-cell>
          <table:table-cell office:value-type="float" office:value="162" table:style-name="ce186">
            <text:p><text:s text:c="3"/>162</text:p>
          </table:table-cell>
          <table:table-cell office:value-type="float" office:value="36" table:style-name="ce186">
            <text:p><text:s text:c="3"/>36</text:p>
          </table:table-cell>
          <table:table-cell office:value-type="float" office:value="22" table:style-name="ce186">
            <text:p><text:s text:c="3"/>22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9" table:style-name="ce187">
            <text:p><text:s text:c="3"/>9</text:p>
          </table:table-cell>
          <table:table-cell table:style-name="ce187"/>
          <table:table-cell table:style-name="ce186"/>
          <table:table-cell office:value-type="float" office:value="1" table:style-name="ce186">
            <text:p><text:s text:c="3"/>1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1543" table:style-name="ce181">
            <text:p><text:s text:c="3"/>1,543</text:p>
          </table:table-cell>
          <table:table-cell office:value-type="float" office:value="1646" table:style-name="ce181">
            <text:p><text:s text:c="3"/>1,646</text:p>
          </table:table-cell>
          <table:table-cell office:value-type="float" office:value="143" table:style-name="ce181">
            <text:p><text:s text:c="3"/>143</text:p>
          </table:table-cell>
          <table:table-cell office:value-type="float" office:value="228" table:style-name="ce181">
            <text:p><text:s text:c="3"/>228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2" table:style-name="ce182">
            <text:p><text:s text:c="3"/>12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92" table:style-name="ce182">
            <text:p><text:s text:c="3"/>92</text:p>
          </table:table-cell>
          <table:table-cell office:value-type="float" office:value="103" table:style-name="ce183">
            <text:p><text:s text:c="3"/>103</text:p>
          </table:table-cell>
          <table:table-cell office:value-type="float" office:value="101" table:style-name="ce183">
            <text:p><text:s text:c="3"/>101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82" table:style-name="ce183">
            <text:p><text:s text:c="3"/>82</text:p>
          </table:table-cell>
          <table:table-cell office:value-type="float" office:value="80" table:style-name="ce183">
            <text:p><text:s text:c="3"/>80</text:p>
          </table:table-cell>
          <table:table-cell office:value-type="float" office:value="2" table:style-name="ce183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基隆市</text:p>
          </table:table-cell>
          <table:table-cell office:value-type="string" table:style-name="ce175">
            <text:p>男</text:p>
          </table:table-cell>
          <table:table-cell office:value-type="float" office:value="688" table:style-name="ce183">
            <text:p><text:s text:c="3"/>688</text:p>
          </table:table-cell>
          <table:table-cell office:value-type="float" office:value="716" table:style-name="ce183">
            <text:p><text:s text:c="3"/>716</text:p>
          </table:table-cell>
          <table:table-cell office:value-type="float" office:value="57" table:style-name="ce183">
            <text:p><text:s text:c="3"/>57</text:p>
          </table:table-cell>
          <table:table-cell office:value-type="float" office:value="128" table:style-name="ce183">
            <text:p><text:s text:c="3"/>128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0" table:style-name="ce183">
            <text:p>—</text:p>
          </table:table-cell>
          <table:table-cell office:value-type="float" office:value="38" table:style-name="ce183">
            <text:p><text:s text:c="3"/>38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1" table:style-name="ce18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855" table:style-name="ce186">
            <text:p><text:s text:c="3"/>855</text:p>
          </table:table-cell>
          <table:table-cell office:value-type="float" office:value="930" table:style-name="ce186">
            <text:p><text:s text:c="3"/>930</text:p>
          </table:table-cell>
          <table:table-cell office:value-type="float" office:value="86" table:style-name="ce186">
            <text:p><text:s text:c="3"/>86</text:p>
          </table:table-cell>
          <table:table-cell office:value-type="float" office:value="100" table:style-name="ce186">
            <text:p><text:s text:c="3"/>100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54" table:style-name="ce187">
            <text:p><text:s text:c="3"/>54</text:p>
          </table:table-cell>
          <table:table-cell table:style-name="ce187"/>
          <table:table-cell table:style-name="ce186"/>
          <table:table-cell office:value-type="float" office:value="1" table:style-name="ce186">
            <text:p><text:s text:c="3"/>1</text:p>
          </table:table-cell>
          <table:table-cell table:number-columns-repeated="2" table:style-name="ce186"/>
          <table:table-cell office:value-type="float" office:value="1" table:style-name="ce186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table:style-name="ce155"/>
          <table:table-cell office:value-type="string" table:style-name="ce175">
            <text:p>計</text:p>
          </table:table-cell>
          <table:table-cell office:value-type="float" office:value="2002" table:style-name="ce181">
            <text:p><text:s text:c="3"/>2,002</text:p>
          </table:table-cell>
          <table:table-cell office:value-type="float" office:value="1907" table:style-name="ce181">
            <text:p><text:s text:c="3"/>1,907</text:p>
          </table:table-cell>
          <table:table-cell office:value-type="float" office:value="296" table:style-name="ce181">
            <text:p><text:s text:c="3"/>296</text:p>
          </table:table-cell>
          <table:table-cell office:value-type="float" office:value="216" table:style-name="ce181">
            <text:p><text:s text:c="3"/>216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0" table:style-name="ce182">
            <text:p><text:s text:c="3"/>10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15" table:style-name="ce182">
            <text:p><text:s text:c="3"/>115</text:p>
          </table:table-cell>
          <table:table-cell office:value-type="float" office:value="120" table:style-name="ce183">
            <text:p><text:s text:c="3"/>120</text:p>
          </table:table-cell>
          <table:table-cell office:value-type="float" office:value="117" table:style-name="ce183">
            <text:p><text:s text:c="3"/>117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83" table:style-name="ce183">
            <text:p><text:s text:c="3"/>83</text:p>
          </table:table-cell>
          <table:table-cell office:value-type="float" office:value="83" table:style-name="ce183">
            <text:p><text:s text:c="3"/>83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新竹市</text:p>
          </table:table-cell>
          <table:table-cell office:value-type="string" table:style-name="ce175">
            <text:p>男</text:p>
          </table:table-cell>
          <table:table-cell office:value-type="float" office:value="950" table:style-name="ce183">
            <text:p><text:s text:c="3"/>950</text:p>
          </table:table-cell>
          <table:table-cell office:value-type="float" office:value="883" table:style-name="ce183">
            <text:p><text:s text:c="3"/>883</text:p>
          </table:table-cell>
          <table:table-cell office:value-type="float" office:value="167" table:style-name="ce183">
            <text:p><text:s text:c="3"/>167</text:p>
          </table:table-cell>
          <table:table-cell office:value-type="float" office:value="140" table:style-name="ce183">
            <text:p><text:s text:c="3"/>140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0" table:style-name="ce183">
            <text:p>—</text:p>
          </table:table-cell>
          <table:table-cell office:value-type="float" office:value="61" table:style-name="ce183">
            <text:p><text:s text:c="3"/>61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1052" table:style-name="ce186">
            <text:p><text:s text:c="3"/>1,052</text:p>
          </table:table-cell>
          <table:table-cell office:value-type="float" office:value="1024" table:style-name="ce186">
            <text:p><text:s text:c="3"/>1,024</text:p>
          </table:table-cell>
          <table:table-cell office:value-type="float" office:value="129" table:style-name="ce186">
            <text:p><text:s text:c="3"/>129</text:p>
          </table:table-cell>
          <table:table-cell office:value-type="float" office:value="76" table:style-name="ce186">
            <text:p><text:s text:c="3"/>76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54" table:style-name="ce187">
            <text:p><text:s text:c="3"/>54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930" table:style-name="ce181">
            <text:p><text:s text:c="3"/>930</text:p>
          </table:table-cell>
          <table:table-cell office:value-type="float" office:value="1075" table:style-name="ce181">
            <text:p><text:s text:c="3"/>1,075</text:p>
          </table:table-cell>
          <table:table-cell office:value-type="float" office:value="120" table:style-name="ce181">
            <text:p><text:s text:c="3"/>120</text:p>
          </table:table-cell>
          <table:table-cell office:value-type="float" office:value="140" table:style-name="ce181">
            <text:p><text:s text:c="3"/>140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6" table:style-name="ce182">
            <text:p><text:s text:c="3"/>16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53" table:style-name="ce182">
            <text:p><text:s text:c="3"/>53</text:p>
          </table:table-cell>
          <table:table-cell office:value-type="float" office:value="77" table:style-name="ce183">
            <text:p><text:s text:c="3"/>77</text:p>
          </table:table-cell>
          <table:table-cell office:value-type="float" office:value="73" table:style-name="ce183">
            <text:p><text:s text:c="3"/>73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42" table:style-name="ce183">
            <text:p><text:s text:c="3"/>42</text:p>
          </table:table-cell>
          <table:table-cell office:value-type="float" office:value="42" table:style-name="ce183">
            <text:p><text:s text:c="3"/>42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嘉義市</text:p>
          </table:table-cell>
          <table:table-cell office:value-type="string" table:style-name="ce175">
            <text:p>男</text:p>
          </table:table-cell>
          <table:table-cell office:value-type="float" office:value="430" table:style-name="ce183">
            <text:p><text:s text:c="3"/>430</text:p>
          </table:table-cell>
          <table:table-cell office:value-type="float" office:value="490" table:style-name="ce183">
            <text:p><text:s text:c="3"/>490</text:p>
          </table:table-cell>
          <table:table-cell office:value-type="float" office:value="66" table:style-name="ce183">
            <text:p><text:s text:c="3"/>66</text:p>
          </table:table-cell>
          <table:table-cell office:value-type="float" office:value="83" table:style-name="ce183">
            <text:p><text:s text:c="3"/>83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30" table:style-name="ce183">
            <text:p><text:s text:c="3"/>30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500" table:style-name="ce186">
            <text:p><text:s text:c="3"/>500</text:p>
          </table:table-cell>
          <table:table-cell office:value-type="float" office:value="585" table:style-name="ce186">
            <text:p><text:s text:c="3"/>585</text:p>
          </table:table-cell>
          <table:table-cell office:value-type="float" office:value="54" table:style-name="ce186">
            <text:p><text:s text:c="3"/>54</text:p>
          </table:table-cell>
          <table:table-cell office:value-type="float" office:value="57" table:style-name="ce186">
            <text:p><text:s text:c="3"/>57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23" table:style-name="ce187">
            <text:p><text:s text:c="3"/>23</text:p>
          </table:table-cell>
          <table:table-cell table:style-name="ce187"/>
          <table:table-cell table:style-name="ce186"/>
          <table:table-cell office:value-type="float" office:value="3" table:style-name="ce186">
            <text:p><text:s text:c="3"/>3</text:p>
          </table:table-cell>
          <table:table-cell table:style-name="ce163"/>
          <table:table-cell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88"/>
          <table:table-cell office:value-type="string" table:style-name="ce156">
            <text:p>計</text:p>
          </table:table-cell>
          <table:table-cell office:value-type="float" office:value="718" table:style-name="ce157">
            <text:p><text:s text:c="3"/>718</text:p>
          </table:table-cell>
          <table:table-cell office:value-type="float" office:value="693" table:style-name="ce157">
            <text:p><text:s text:c="3"/>693</text:p>
          </table:table-cell>
          <table:table-cell office:value-type="float" office:value="85" table:style-name="ce157">
            <text:p><text:s text:c="3"/>85</text:p>
          </table:table-cell>
          <table:table-cell office:value-type="float" office:value="69" table:style-name="ce157">
            <text:p><text:s text:c="3"/>69</text:p>
          </table:table-cell>
          <table:table-cell office:value-type="float" office:value="0" table:style-name="ce157">
            <text:p>—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4" table:style-name="ce157">
            <text:p><text:s text:c="3"/>4</text:p>
          </table:table-cell>
          <table:table-cell office:value-type="float" office:value="0" table:style-name="ce157">
            <text:p>—</text:p>
          </table:table-cell>
          <table:table-cell office:value-type="float" office:value="24" table:style-name="ce157">
            <text:p><text:s text:c="3"/>24</text:p>
          </table:table-cell>
          <table:table-cell office:value-type="float" office:value="31" table:style-name="ce158">
            <text:p><text:s text:c="3"/>31</text:p>
          </table:table-cell>
          <table:table-cell office:value-type="float" office:value="31" table:style-name="ce158">
            <text:p><text:s text:c="3"/>31</text:p>
          </table:table-cell>
          <table:table-cell office:value-type="float" office:value="0" table:style-name="ce158">
            <text:p>—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22" table:style-name="ce189">
            <text:p><text:s text:c="3"/>22</text:p>
          </table:table-cell>
          <table:table-cell office:value-type="float" office:value="0" table:style-name="ce19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59">
            <text:p>福建省</text:p>
          </table:table-cell>
          <table:table-cell office:value-type="string" table:style-name="ce156">
            <text:p>男</text:p>
          </table:table-cell>
          <table:table-cell office:value-type="float" office:value="366" table:style-name="ce189">
            <text:p><text:s text:c="3"/>366</text:p>
          </table:table-cell>
          <table:table-cell office:value-type="float" office:value="353" table:style-name="ce189">
            <text:p><text:s text:c="3"/>353</text:p>
          </table:table-cell>
          <table:table-cell office:value-type="float" office:value="44" table:style-name="ce189">
            <text:p><text:s text:c="3"/>44</text:p>
          </table:table-cell>
          <table:table-cell office:value-type="float" office:value="34" table:style-name="ce189">
            <text:p><text:s text:c="3"/>34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9" table:style-name="ce189">
            <text:p><text:s text:c="3"/>9</text:p>
          </table:table-cell>
          <table:table-cell table:style-name="ce157"/>
          <table:table-cell table:style-name="ce189"/>
          <table:table-cell office:value-type="float" office:value="0" table:style-name="ce190">
            <text:p>—</text:p>
          </table:table-cell>
          <table:table-cell table:style-name="ce158"/>
          <table:table-cell table:style-name="ce189"/>
          <table:table-cell office:value-type="float" office:value="0" table:style-name="ce19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61">
            <text:p>女</text:p>
          </table:table-cell>
          <table:table-cell office:value-type="float" office:value="352" table:style-name="ce191">
            <text:p><text:s text:c="3"/>352</text:p>
          </table:table-cell>
          <table:table-cell office:value-type="float" office:value="340" table:style-name="ce191">
            <text:p><text:s text:c="3"/>340</text:p>
          </table:table-cell>
          <table:table-cell office:value-type="float" office:value="41" table:style-name="ce191">
            <text:p><text:s text:c="3"/>41</text:p>
          </table:table-cell>
          <table:table-cell office:value-type="float" office:value="35" table:style-name="ce191">
            <text:p><text:s text:c="3"/>35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15" table:style-name="ce191">
            <text:p><text:s text:c="3"/>15</text:p>
          </table:table-cell>
          <table:table-cell table:style-name="ce162"/>
          <table:table-cell table:style-name="ce192"/>
          <table:table-cell office:value-type="float" office:value="0" table:style-name="ce192">
            <text:p>—</text:p>
          </table:table-cell>
          <table:table-cell table:style-name="ce163"/>
          <table:table-cell table:style-name="ce191"/>
          <table:table-cell office:value-type="float" office:value="0" table:style-name="ce19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621" table:style-name="ce181">
            <text:p><text:s text:c="3"/>621</text:p>
          </table:table-cell>
          <table:table-cell office:value-type="float" office:value="558" table:style-name="ce181">
            <text:p><text:s text:c="3"/>558</text:p>
          </table:table-cell>
          <table:table-cell office:value-type="float" office:value="75" table:style-name="ce181">
            <text:p><text:s text:c="3"/>75</text:p>
          </table:table-cell>
          <table:table-cell office:value-type="float" office:value="63" table:style-name="ce181">
            <text:p><text:s text:c="3"/>63</text:p>
          </table:table-cell>
          <table:table-cell office:value-type="float" office:value="0" table:style-name="ce181">
            <text:p>—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0" table:style-name="ce182">
            <text:p>—</text:p>
          </table:table-cell>
          <table:table-cell office:value-type="float" office:value="20" table:style-name="ce182">
            <text:p><text:s text:c="3"/>20</text:p>
          </table:table-cell>
          <table:table-cell office:value-type="float" office:value="28" table:style-name="ce183">
            <text:p><text:s text:c="3"/>28</text:p>
          </table:table-cell>
          <table:table-cell office:value-type="float" office:value="28" table:style-name="ce183">
            <text:p><text:s text:c="3"/>28</text:p>
          </table:table-cell>
          <table:table-cell office:value-type="float" office:value="0" table:style-name="ce183">
            <text:p>—</text:p>
          </table:table-cell>
          <table:table-cell office:value-type="float" office:value="17" table:style-name="ce183">
            <text:p><text:s text:c="3"/>17</text:p>
          </table:table-cell>
          <table:table-cell office:value-type="float" office:value="17" table:style-name="ce183">
            <text:p><text:s text:c="3"/>17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金門縣</text:p>
          </table:table-cell>
          <table:table-cell office:value-type="string" table:style-name="ce175">
            <text:p>男</text:p>
          </table:table-cell>
          <table:table-cell office:value-type="float" office:value="301" table:style-name="ce183">
            <text:p><text:s text:c="3"/>301</text:p>
          </table:table-cell>
          <table:table-cell office:value-type="float" office:value="281" table:style-name="ce183">
            <text:p><text:s text:c="3"/>281</text:p>
          </table:table-cell>
          <table:table-cell office:value-type="float" office:value="38" table:style-name="ce183">
            <text:p><text:s text:c="3"/>38</text:p>
          </table:table-cell>
          <table:table-cell office:value-type="float" office:value="31" table:style-name="ce183">
            <text:p><text:s text:c="3"/>31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8" table:style-name="ce183">
            <text:p><text:s text:c="3"/>8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67"/>
          <table:table-cell office:value-type="string" table:style-name="ce178">
            <text:p>女</text:p>
          </table:table-cell>
          <table:table-cell office:value-type="float" office:value="320" table:style-name="ce186">
            <text:p><text:s text:c="3"/>320</text:p>
          </table:table-cell>
          <table:table-cell office:value-type="float" office:value="277" table:style-name="ce186">
            <text:p><text:s text:c="3"/>277</text:p>
          </table:table-cell>
          <table:table-cell office:value-type="float" office:value="37" table:style-name="ce186">
            <text:p><text:s text:c="3"/>37</text:p>
          </table:table-cell>
          <table:table-cell office:value-type="float" office:value="32" table:style-name="ce186">
            <text:p><text:s text:c="3"/>32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0" table:style-name="ce187">
            <text:p>—</text:p>
          </table:table-cell>
          <table:table-cell office:value-type="float" office:value="12" table:style-name="ce187">
            <text:p><text:s text:c="3"/>12</text:p>
          </table:table-cell>
          <table:table-cell table:style-name="ce187"/>
          <table:table-cell table:style-name="ce186"/>
          <table:table-cell office:value-type="float" office:value="0" table:style-name="ce186">
            <text:p>—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5">
          <table:table-cell table:style-name="ce155"/>
          <table:table-cell office:value-type="string" table:style-name="ce175">
            <text:p>計</text:p>
          </table:table-cell>
          <table:table-cell office:value-type="float" office:value="97" table:style-name="ce181">
            <text:p><text:s text:c="3"/>97</text:p>
          </table:table-cell>
          <table:table-cell office:value-type="float" office:value="135" table:style-name="ce181">
            <text:p><text:s text:c="3"/>135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0" table:style-name="ce183">
            <text:p>—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office:value-type="string" table:style-name="ce184">
            <text:p>連江縣</text:p>
          </table:table-cell>
          <table:table-cell office:value-type="string" table:style-name="ce175">
            <text:p>男</text:p>
          </table:table-cell>
          <table:table-cell office:value-type="float" office:value="65" table:style-name="ce183">
            <text:p><text:s text:c="3"/>65</text:p>
          </table:table-cell>
          <table:table-cell office:value-type="float" office:value="72" table:style-name="ce183">
            <text:p><text:s text:c="3"/>72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table:style-name="ce157"/>
          <table:table-cell table:style-name="ce183"/>
          <table:table-cell office:value-type="float" office:value="0" table:style-name="ce183">
            <text:p>—</text:p>
          </table:table-cell>
          <table:table-cell table:style-name="ce158"/>
          <table:table-cell table:style-name="ce183"/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5">
          <table:table-cell table:style-name="ce193"/>
          <table:table-cell office:value-type="string" table:style-name="ce178">
            <text:p>女</text:p>
          </table:table-cell>
          <table:table-cell office:value-type="float" office:value="32" table:style-name="ce186">
            <text:p><text:s text:c="3"/>32</text:p>
          </table:table-cell>
          <table:table-cell office:value-type="float" office:value="63" table:style-name="ce186">
            <text:p><text:s text:c="3"/>63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3" table:style-name="ce187">
            <text:p><text:s text:c="3"/>3</text:p>
          </table:table-cell>
          <table:table-cell table:style-name="ce162"/>
          <table:table-cell table:style-name="ce186"/>
          <table:table-cell office:value-type="float" office:value="0" table:style-name="ce186">
            <text:p>—</text:p>
          </table:table-cell>
          <table:table-cell table:style-name="ce163"/>
          <table:table-cell table:style-name="ce186"/>
          <table:table-cell office:value-type="float" office:value="0" table:style-name="ce186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3">
          <table:table-cell office:value-type="string" table:style-name="ce133">
            <text:p>說明：相同性別2人之結婚資料係自108年5月24日起統計。</text:p>
          </table:table-cell>
          <table:table-cell table:number-columns-repeated="5" table:style-name="ce134"/>
          <table:table-cell table:style-name="ce135"/>
          <table:table-cell table:style-name="ce137"/>
          <table:table-cell table:number-columns-repeated="7" table:style-name="ce194"/>
          <table:table-cell table:style-name="ce195"/>
          <table:table-cell table:style-name="ce138"/>
          <table:table-cell office:value-type="string" table:style-name="ce195">
            <text:p>內政部戶政司 民國109年9月8日編製</text:p>
          </table:table-cell>
          <table:table-cell table:number-columns-repeated="16366" table:style-name="ce138"/>
        </table:table-row>
        <table:table-row table:style-name="ro6">
          <table:table-cell table:style-name="ce196"/>
          <table:table-cell table:number-columns-repeated="3" table:style-name="ce21"/>
          <table:table-cell table:number-columns-repeated="12" table:style-name="ce140"/>
          <table:table-cell table:number-columns-repeated="16368"/>
        </table:table-row>
        <table:table-row table:style-name="ro15">
          <table:table-cell table:style-name="ce196"/>
          <table:table-cell table:number-columns-repeated="3" table:style-name="ce21"/>
          <table:table-cell table:number-columns-repeated="8" table:style-name="ce140"/>
          <table:table-cell table:number-columns-repeated="4" table:style-name="ce142"/>
          <table:table-cell table:number-columns-repeated="16368"/>
        </table:table-row>
        <table:table-row table:style-name="ro10">
          <table:table-cell table:style-name="ce197"/>
          <table:table-cell table:number-columns-repeated="16383" table:style-name="ce21"/>
        </table:table-row>
        <table:table-row table:style-name="ro10">
          <table:table-cell table:style-name="ce198"/>
          <table:table-cell table:number-columns-repeated="16383" table:style-name="ce21"/>
        </table:table-row>
        <table:table-row table:number-rows-repeated="1048492" table:style-name="ro10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XFD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'file:///D:/outlook%20moi2002/月報速報/06速(月)報套印/10908/【套印】各月(03以外)-10908.xlsx'#新02性比例等-年月別" table:style-name="ta3">
        <table:table-source xlink:href="file:///D:/outlook%20moi2002/月報速報/06速(月)報套印/10908/【套印】各月(03以外)-10908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2-縣市別" table:style-name="ta3">
        <table:table-source xlink:href="file:///D:/outlook%20moi2002/月報速報/06速(月)報套印/10908/【套印】各月(03以外)-10908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4-單一年齡" table:style-name="ta3">
        <table:table-source xlink:href="file:///D:/outlook%20moi2002/月報速報/06速(月)報套印/10908/【套印】各月(03以外)-10908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5-年齡結構" table:style-name="ta3">
        <table:table-source xlink:href="file:///D:/outlook%20moi2002/月報速報/06速(月)報套印/10908/【套印】各月(03以外)-10908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6_人口增加&amp;生死結離" table:style-name="ta3">
        <table:table-source xlink:href="file:///D:/outlook%20moi2002/月報速報/06速(月)報套印/10908/【套印】各月(03以外)-10908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出生-年月別" table:style-name="ta3">
        <table:table-source xlink:href="file:///D:/outlook%20moi2002/月報速報/06速(月)報套印/10908/【套印】各月(03以外)-10908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-縣市別" table:style-name="ta3">
        <table:table-source xlink:href="file:///D:/outlook%20moi2002/月報速報/06速(月)報套印/10908/【套印】各月(03以外)-10908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年月別" table:style-name="ta3">
        <table:table-source xlink:href="file:///D:/outlook%20moi2002/月報速報/06速(月)報套印/10908/【套印】各月(03以外)-10908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縣市別" table:style-name="ta3">
        <table:table-source xlink:href="file:///D:/outlook%20moi2002/月報速報/06速(月)報套印/10908/【套印】各月(03以外)-10908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設籍情形" table:style-name="ta3">
        <table:table-source xlink:href="file:///D:/outlook%20moi2002/月報速報/06速(月)報套印/10908/【套印】各月(03以外)-10908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年月別_" table:style-name="ta3">
        <table:table-source xlink:href="file:///D:/outlook%20moi2002/月報速報/06速(月)報套印/10908/【套印】各月(03以外)-10908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縣市別_" table:style-name="ta3">
        <table:table-source xlink:href="file:///D:/outlook%20moi2002/月報速報/06速(月)報套印/10908/【套印】各月(03以外)-10908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設籍情形_" table:style-name="ta3">
        <table:table-source xlink:href="file:///D:/outlook%20moi2002/月報速報/06速(月)報套印/10908/【套印】各月(03以外)-10908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年月別-新" table:style-name="ta3">
        <table:table-source xlink:href="file:///D:/outlook%20moi2002/月報速報/06速(月)報套印/10908/【套印】各月(03以外)-10908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縣市別-新" table:style-name="ta3">
        <table:table-source xlink:href="file:///D:/outlook%20moi2002/月報速報/06速(月)報套印/10908/【套印】各月(03以外)-10908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1-遷徙" table:style-name="ta3">
        <table:table-source xlink:href="file:///D:/outlook%20moi2002/月報速報/06速(月)報套印/10908/【套印】各月(03以外)-10908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.23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9-08T07:10:10Z</meta:creation-date>
    <dc:date>2020-09-08T07:10:37Z</dc:date>
  </office:meta>
</office:document-meta>
</file>